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2.499cm"/>
    </style:style>
    <style:style style:name="co3" style:family="table-column">
      <style:table-column-properties fo:break-before="auto" style:column-width="3.701cm"/>
    </style:style>
    <style:style style:name="co4" style:family="table-column">
      <style:table-column-properties fo:break-before="auto" style:column-width="1.692cm"/>
    </style:style>
    <style:style style:name="co5" style:family="table-column">
      <style:table-column-properties fo:break-before="auto" style:column-width="1.617cm"/>
    </style:style>
    <style:style style:name="co6" style:family="table-column">
      <style:table-column-properties fo:break-before="auto" style:column-width="1.593cm"/>
    </style:style>
    <style:style style:name="co7" style:family="table-column">
      <style:table-column-properties fo:break-before="auto" style:column-width="1.298cm"/>
    </style:style>
    <style:style style:name="co8" style:family="table-column">
      <style:table-column-properties fo:break-before="auto" style:column-width="0.981cm"/>
    </style:style>
    <style:style style:name="co9" style:family="table-column">
      <style:table-column-properties fo:break-before="auto" style:column-width="0.882cm"/>
    </style:style>
    <style:style style:name="co10" style:family="table-column">
      <style:table-column-properties fo:break-before="auto" style:column-width="0.956cm"/>
    </style:style>
    <style:style style:name="co11" style:family="table-column">
      <style:table-column-properties fo:break-before="auto" style:column-width="1.887cm"/>
    </style:style>
    <style:style style:name="co12" style:family="table-column">
      <style:table-column-properties fo:break-before="auto" style:column-width="20.336cm"/>
    </style:style>
    <style:style style:name="co13" style:family="table-column">
      <style:table-column-properties fo:break-before="auto" style:column-width="15.265cm"/>
    </style:style>
    <style:style style:name="co14" style:family="table-column">
      <style:table-column-properties fo:break-before="auto" style:column-width="2.475cm"/>
    </style:style>
    <style:style style:name="co15" style:family="table-column">
      <style:table-column-properties fo:break-before="auto" style:column-width="2.258cm"/>
    </style:style>
    <style:style style:name="ro1" style:family="table-row">
      <style:table-row-properties style:row-height="2.381cm" fo:break-before="auto" style:use-optimal-row-height="false"/>
    </style:style>
    <style:style style:name="ro2" style:family="table-row">
      <style:table-row-properties style:row-height="0.688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556cm" fo:break-before="auto" style:use-optimal-row-height="false"/>
    </style:style>
    <style:style style:name="ta1" style:family="table" style:master-page-name="PageStyle_5f_Respostas_20_ao_20_formulário_20_1">
      <style:table-properties table:display="true" style:writing-mode="lr-tb"/>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5"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ostas ao formulário 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3" table:default-cell-style-name="Default"/>
        <table:table-column table:style-name="co11" table:default-cell-style-name="Default"/>
        <table:table-column table:style-name="co3" table:number-columns-repeated="8" table:default-cell-style-name="Default"/>
        <table:table-column table:style-name="co12" table:default-cell-style-name="Default"/>
        <table:table-column table:style-name="co13" table:default-cell-style-name="Default"/>
        <table:table-column table:style-name="co3" table:number-columns-repeated="6" table:default-cell-style-name="Default"/>
        <table:table-column table:style-name="co14" table:number-columns-repeated="987" table:default-cell-style-name="Default"/>
        <table:table-row table:style-name="ro1">
          <table:table-cell table:style-name="ce4" office:value-type="string" calcext:value-type="string">
            <text:p>Faixa-etaria</text:p>
          </table:table-cell>
          <table:table-cell table:style-name="ce4" office:value-type="string" calcext:value-type="string">
            <text:p>genero</text:p>
          </table:table-cell>
          <table:table-cell table:style-name="ce4" office:value-type="string" calcext:value-type="string">
            <text:p>escolaridade</text:p>
          </table:table-cell>
          <table:table-cell table:style-name="ce4" office:value-type="string" calcext:value-type="string">
            <text:p>graduação</text:p>
          </table:table-cell>
          <table:table-cell table:style-name="ce4" office:value-type="string" calcext:value-type="string">
            <text:p>Área de atuação atual (Atividade)</text:p>
          </table:table-cell>
          <table:table-cell table:style-name="ce4" office:value-type="string" calcext:value-type="string">
            <text:p>Já ouviu falar, sabe o que é, ou viu alguma matéria sobre o Chat GPT?</text:p>
            <text:p/>
          </table:table-cell>
          <table:table-cell table:style-name="ce4" office:value-type="string" calcext:value-type="string">
            <text:p>Já utilizou o Chat GPT?</text:p>
          </table:table-cell>
          <table:table-cell table:style-name="ce4" office:value-type="string" calcext:value-type="string">
            <text:p><text:span text:style-name="T1">Por que</text:span><text:span text:style-name="T2"> utilizou o Chat GPT? </text:span></text:p>
          </table:table-cell>
          <table:table-cell table:style-name="ce4" office:value-type="string" calcext:value-type="string">
            <text:p><text:span text:style-name="T1">Para que</text:span><text:span text:style-name="T2"> já utilizou o Chat GPT?</text:span></text:p>
          </table:table-cell>
          <table:table-cell table:style-name="ce4" office:value-type="string" calcext:value-type="string">
            <text:p>Quantifique o grau de <text:span text:style-name="T1">entendimento que o Chat GPT</text:span><text:span text:style-name="T2"> teve em relação a perguntas feitas por você</text:span></text:p>
          </table:table-cell>
          <table:table-cell table:style-name="ce4" office:value-type="string" calcext:value-type="string">
            <text:p><text:span text:style-name="T3">Avalie o percentual de vezes que identificou </text:span><text:span text:style-name="T4"> informações erradas</text:span><text:span text:style-name="T2"> nas respostas do Chat GPT </text:span></text:p>
            <text:p/>
          </table:table-cell>
          <table:table-cell table:style-name="ce4" office:value-type="string" calcext:value-type="string">
            <text:p>Em relação as respostas recebidas, qual foi percentual das <text:span text:style-name="T1">informações fornecidas </text:span><text:span text:style-name="T2">pelo Chat GPT que foram </text:span><text:span text:style-name="T4">utilizadas</text:span><text:span text:style-name="T2"> em suas tarefas?</text:span></text:p>
          </table:table-cell>
          <table:table-cell table:style-name="ce4" office:value-type="string" calcext:value-type="string">
            <text:p>Quantifique o <text:span text:style-name="T1">quão útil</text:span><text:span text:style-name="T2"> foi o Chat GPT para você nas tarefas que realizou?</text:span></text:p>
            <text:p/>
          </table:table-cell>
          <table:table-cell table:style-name="ce4" office:value-type="string" calcext:value-type="string">
            <text:p>Quantifique o <text:span text:style-name="T1">quão satisfatória</text:span><text:span text:style-name="T2"> foi a experiência de interagir com o Chat GPT?</text:span></text:p>
            <text:p/>
          </table:table-cell>
          <table:table-cell table:style-name="ce4" office:value-type="string" calcext:value-type="string">
            <text:p>Quantifique <text:span text:style-name="T1">sua experiência</text:span><text:span text:style-name="T2"> com o Chat GPT (considerando todos os aspectos)</text:span></text:p>
            <text:p/>
          </table:table-cell>
          <table:table-cell table:style-name="ce4" office:value-type="string" calcext:value-type="string">
            <text:p>Quais<text:span text:style-name="T1"> recursos </text:span><text:span text:style-name="T2">deveriam </text:span><text:span text:style-name="T4">ser melhorados</text:span><text:span text:style-name="T2"> ou </text:span><text:span text:style-name="T4">incorporados</text:span><text:span text:style-name="T2"> no Chat GPT?</text:span></text:p>
          </table:table-cell>
          <table:table-cell table:style-name="ce4" office:value-type="string" calcext:value-type="string">
            <text:p>Você já utilizou <text:span text:style-name="T1">outros sites e aplicativos</text:span><text:span text:style-name="T2"> de IA?  </text:span></text:p>
          </table:table-cell>
          <table:table-cell table:style-name="ce4" office:value-type="string" calcext:value-type="string">
            <text:p>Quais dessas IA você já utilizou <text:span text:style-name="T1">além do CHAT GPT</text:span><text:span text:style-name="T2">?</text:span></text:p>
          </table:table-cell>
          <table:table-cell table:style-name="ce4" office:value-type="string" calcext:value-type="string">
            <text:p>Quantifique a <text:span text:style-name="T1">facilidade </text:span><text:span text:style-name="T2">do uso de </text:span><text:span text:style-name="T4">outras ferramentas </text:span><text:span text:style-name="T2">que conhece</text:span><text:span text:style-name="T4"> de IA</text:span><text:span text:style-name="T2"> , em relação ao Chat GPT.</text:span></text:p>
          </table:table-cell>
          <table:table-cell table:style-name="ce4" office:value-type="string" calcext:value-type="string">
            <text:p>Cita as vantagens, e desvantagens, das outras ferramentas de IA em relação do Chat GPT?</text:p>
            <text:p><text:span text:style-name="T5">(Resposta opcional)</text:span></text:p>
          </table:table-cell>
          <table:table-cell table:style-name="ce4" office:value-type="string" calcext:value-type="string">
            <text:p>Quais são os<text:span text:style-name="T1"> principais benefícios</text:span><text:span text:style-name="T2"> que o uso de IA traria no </text:span><text:span text:style-name="T4">contexto profissional</text:span><text:span text:style-name="T2">?</text:span></text:p>
          </table:table-cell>
          <table:table-cell table:style-name="ce4" office:value-type="string" calcext:value-type="string">
            <text:p><text:span text:style-name="T1">Caso exista</text:span><text:span text:style-name="T2"> </text:span><text:span text:style-name="T4">na sua área profissional</text:span><text:span text:style-name="T2">  alguma outra ferramenta que utilize IA e facilite seu trabalho, além do CHAT GPT, por favor, as relacione abaixo.</text:span></text:p>
          </table:table-cell>
          <table:table-cell table:style-name="ce4" office:value-type="string" calcext:value-type="string">
            <text:p>No caso de <text:span text:style-name="T1">não existir</text:span><text:span text:style-name="T2"> uma ferramenta de IA que </text:span><text:span text:style-name="T4">facilite </text:span><text:span text:style-name="T2">seu dia a dia </text:span><text:span text:style-name="T4">na sua área de atuação profissional, o que ela deveria propiciar</text:span><text:span text:style-name="T2">? </text:span></text:p>
            <text:p/>
          </table:table-cell>
          <table:table-cell table:style-name="ce4" office:value-type="string" calcext:value-type="string">
            <text:p>Quantifique o quanto você acredita que a inteligência Artificial (IA) poderá vir a <text:span text:style-name="T1">substituir funções e/ou cargos </text:span><text:span text:style-name="T2">de </text:span><text:span text:style-name="T4">sua ÁREA de atuação profissional</text:span><text:span text:style-name="T2">?</text:span></text:p>
          </table:table-cell>
          <table:table-cell table:style-name="ce4" office:value-type="string" calcext:value-type="string">
            <text:p>Quando as ferramentas de IA teriam capacidade de vir a <text:span text:style-name="T1">substituir funções e/ou cargos </text:span><text:span text:style-name="T2">de </text:span><text:span text:style-name="T4">sua ÁREA de atuação profissional?</text:span></text:p>
          </table:table-cell>
          <table:table-cell table:style-name="ce4" office:value-type="string" calcext:value-type="string">
            <text:p><text:span text:style-name="T1">Quais funções e/ou cargos</text:span><text:span text:style-name="T2"> de sua área que  poderiam ser </text:span><text:span text:style-name="T4">substituídos</text:span><text:span text:style-name="T2"> por uma IA? (Por favor, dê uma breve justificativa).</text:span></text:p>
          </table:table-cell>
          <table:table-cell table:style-name="ce4" office:value-type="string" calcext:value-type="string">
            <text:p>Caso queira, comente à respeito deste assunto: </text:p>
          </table:table-cell>
          <table:table-cell table:style-name="ce1" table:number-columns-repeated="6"/>
          <table:table-cell table:number-columns-repeated="987"/>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Superior <text:s/>Incompleto</text:p>
          </table:table-cell>
          <table:table-cell table:style-name="ce3" office:value-type="string" calcext:value-type="string">
            <text:p>Não</text:p>
          </table:table-cell>
          <table:table-cell table:style-name="ce3" office:value-type="string" calcext:value-type="string">
            <text:p>Desempregada (mas sou criadora de conteúdo digital há 1 ano e 4 meses)</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Geração de ideias, Criação de conteúdo</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Cortana (Microsoft), Google Translate, Bing</text:p>
          </table:table-cell>
          <table:table-cell table:style-name="ce3" office:value-type="string" calcext:value-type="string">
            <text:p>Melhore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Revisão de conteúdos meus já feitos e Analise de conteúdos de concorrentes, para poder tirar os melhores insights e se inspirar.</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3" office:value-type="string" calcext:value-type="string">
            <text:p>Acredito que sem o aspecto emocional a IA não conseguiria tomar espaço. Eu, como criadora de conteúdo de beleza e futura maquiadora, prezo muito pelo que é real, pelas dores e necessidades das pessoas, por historias e superações. O segmento de beleza traz por si só a questão do cuidado e do afeto e, pra mim, seria incoerente ver a IA tomando esse lugar (mesmo que fosse treinada, o que já não é algo que vem naturalmente) e aplaudindo isso. </text:p>
          </table:table-cell>
          <table:table-cell table:number-columns-repeated="994"/>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Comunicação: Relações Públicas</text:p>
          </table:table-cell>
          <table:table-cell table:style-name="ce3" office:value-type="string" calcext:value-type="string">
            <text:p>Inovaçã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Geração de ideias, Criação de conteúdo, Curiosidades e fatos triviais, Ajuda com resolução de problemas, Criaçao de imagen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Melhoria na compreensão de textos, Aumento da exatidão nas respostas., Identificação de informações incorretas ou falsas., Aumento da capacidade de compreender e gerar conteúdo multilíngue., Habilidade de identificar sarcasmo e ironia., Fornecimento de suporte emocional e empatia durante as conversas., Integração de recursos multimídia/foto nas respostas., Detecção e correção de erros gramaticais e ortográfico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Google Assistant, Alexa (Amazon), DALL-E, Google Translate, Shazam</text:p>
          </table:table-cell>
          <table:table-cell table:style-name="ce3" office:value-type="string" calcext:value-type="string">
            <text:p>Iguais</text:p>
          </table:table-cell>
          <table:table-cell table:style-name="ce3" office:value-type="string" calcext:value-type="string">
            <text:p>As outras ferramentas possuem mais formatos (imagem, por exemplo) e possbilidades de integração com outras interces, mas acredito que já possam até estar disponíveis em versão premium do ChatGPT oue já estejam desenvolvendo algo nesse sentido.</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DALL-E para design gráfico</text:p>
          </table:table-cell>
          <table:table-cell table:style-name="ce3" office:value-type="string" calcext:value-type="string">
            <text:p>Acredito que já exista outras IAs para facilitar meu trabalho, mas já existem tantas que não sei qual a função de cada uma. Seria interessante alguma para gerar workflows, planos de negócio apenas inserindo as informações principais, e depois o profissional humano apenas revisar e refinar.</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3" office:value-type="string" calcext:value-type="string">
            <text:p>Não sei se chegaria a substituir, pois ainda há necessidade de revisão e pensamento crítico sobre respostas geradas por IA. Por vezes as respostas ainda são incorretas, ou são generalistas demais e dependem de ajustes a contextos muito específicos, e é um agente humano capacitado e responsável por isso.</text:p>
          </table:table-cell>
          <table:table-cell table:number-columns-repeated="994"/>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Business and Management </text:p>
          </table:table-cell>
          <table:table-cell table:style-name="ce3" office:value-type="string" calcext:value-type="string">
            <text:p>Doutorado </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Revisão de textos, Geração de ideias, Criação de conteúdo</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Trazer informações atualizadas e recentes., Identificação de informações incorretas ou falsas., Capacidade de entender palavras correlatas profissionalmente (exemplo: planilha x tabela), Incorporação de conhecimento especializado em áreas específicas., Integração de recursos multimídia/foto nas respostas., Detecção e correção de erros gramaticais e ortográficos., Geração de respostas mais criativas e inovador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Firefly </text:p>
          </table:table-cell>
          <table:table-cell table:style-name="ce3" office:value-type="string" calcext:value-type="string">
            <text:p>Iguais</text:p>
          </table:table-cell>
          <table:table-cell table:style-name="ce3" office:value-type="string" calcext:value-type="string">
            <text:p>Geração de imagens </text:p>
          </table:table-cell>
          <table:table-cell table:style-name="ce3" office:value-type="string" calcext:value-type="string">
            <text:p>Aumento da produtividade, Otimização de tempo</text:p>
          </table:table-cell>
          <table:table-cell table:style-name="ce3" office:value-type="string" calcext:value-type="string">
            <text:p>Nao</text:p>
          </table:table-cell>
          <table:table-cell table:style-name="ce3" office:value-type="string" calcext:value-type="string">
            <text:p>Análise efetiva de textos, revisão de literatura </text:p>
          </table:table-cell>
          <table:table-cell table:style-name="ce3" office:value-type="float" office:value="3" calcext:value-type="float">
            <text:p>3</text:p>
          </table:table-cell>
          <table:table-cell table:style-name="ce3" office:value-type="string" calcext:value-type="string">
            <text:p>Não sei dizer</text:p>
          </table:table-cell>
          <table:table-cell table:number-columns-repeated="995"/>
        </table:table-row>
        <table:table-row table:style-name="ro2">
          <table:table-cell table:style-name="ce3" office:value-type="string" calcext:value-type="string">
            <text:p>18 -24</text:p>
          </table:table-cell>
          <table:table-cell table:style-name="ce3" office:value-type="string" calcext:value-type="string">
            <text:p>Feminino</text:p>
          </table:table-cell>
          <table:table-cell table:style-name="ce3" office:value-type="string" calcext:value-type="string">
            <text:p>Superior <text:s/>Incompleto</text:p>
          </table:table-cell>
          <table:table-cell table:style-name="ce3" office:value-type="string" calcext:value-type="string">
            <text:p>Ciências da Computação </text:p>
          </table:table-cell>
          <table:table-cell table:style-name="ce3" office:value-type="string" calcext:value-type="string">
            <text:p>Ciências de Dado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Criação de conteúdo, Tradução, Ajuda com resolução de problemas</text:p>
          </table:table-cell>
          <table:table-cell table:number-columns-repeated="2"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string" calcext:value-type="string">
            <text:p>Melhoria na compreensão de textos, Explicações mais detalhadas e justificativas., Trazer informações atualizadas e recentes., Identificação de informações incorretas ou fals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Cortana (Microsoft), Google Translate, Shazam, Outro ChatBot (seja em website e/ou WhatsApp)</text:p>
          </table:table-cell>
          <table:table-cell table:style-name="ce3" office:value-type="string" calcext:value-type="string">
            <text:p>Piore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Análise profunda dos dados, testes estatísticos, identificação de hipóteses corretas</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Arquiteta </text:p>
          </table:table-cell>
          <table:table-cell table:style-name="ce3" office:value-type="string" calcext:value-type="string">
            <text:p>Arquiteta</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Geração de ideias, Criação de conteúdo</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string" calcext:value-type="string">
            <text:p>Incorporação de conhecimento especializado em áreas específicas., Integração de recursos multimídia/foto nas respostas.</text:p>
          </table:table-cell>
          <table:table-cell table:style-name="ce3" office:value-type="string" calcext:value-type="string">
            <text:p>Sim</text:p>
          </table:table-cell>
          <table:table-cell table:style-name="ce3" office:value-type="string" calcext:value-type="string">
            <text:p>Siri (Apple), Google Assistant, Alexa (Amazon), Cortana (Microsoft), Midjourney, Google Translate, Shazam, Outro ChatBot (seja em website e/ou WhatsApp)</text:p>
          </table:table-cell>
          <table:table-cell table:style-name="ce3" office:value-type="string" calcext:value-type="string">
            <text:p>Iguais</text:p>
          </table:table-cell>
          <table:table-cell/>
          <table:table-cell table:style-name="ce3" office:value-type="string" calcext:value-type="string">
            <text:p>Melhoria da tomada de decisão, Análise avançada de dados</text:p>
          </table:table-cell>
          <table:table-cell table:style-name="ce3" office:value-type="string" calcext:value-type="string">
            <text:p>Veras aplicado ao desenho 3D; Midjourney e Blue Willow gerador de imagens</text:p>
          </table:table-cell>
          <table:table-cell table:style-name="ce3" office:value-type="string" calcext:value-type="string">
            <text:p>Auxílio no processo criativo</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Desenho técnico </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Bacharel em Ciências e Tecnologia com Ênfase em Engenharia de Materiais</text:p>
          </table:table-cell>
          <table:table-cell table:style-name="ce3" office:value-type="string" calcext:value-type="string">
            <text:p>Analista de dados | BI</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Revisão de textos, Geração de ideias, Curiosidades e fatos triviais, Tradução, Ajuda com resolução de problema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Trazer informações atualizadas e recentes., Incorporação de conhecimento especializado em áreas específicas., Integração de recursos multimídia/foto nas respostas., Detecção e correção de erros gramaticais e ortográficos., Geração de respostas mais criativas e inovador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Cortana (Microsoft), Google Translate, Shazam</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Mais facilidade na análise de dados, mais interação e diminuição do caminh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Feminino</text:p>
          </table:table-cell>
          <table:table-cell table:style-name="ce3" office:value-type="string" calcext:value-type="string">
            <text:p>Superior <text:s/>Incompleto</text:p>
          </table:table-cell>
          <table:table-cell table:style-name="ce3" office:value-type="string" calcext:value-type="string">
            <text:p>Licenciatura em computação</text:p>
          </table:table-cell>
          <table:table-cell table:style-name="ce3" office:value-type="string" calcext:value-type="string">
            <text:p>Aux financeir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Curiosidades e fatos triviais, Ajuda com resolução de problema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string" calcext:value-type="string">
            <text:p>Melhoria na compreensão de textos, Aumento da exatidão nas respostas., Capacidade de entender palavras correlatas profissionalmente (exemplo: planilha x tabela),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Bixby (Samsung), DALL-E, Google Translat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Magic Write, Cactus, Izea entre outra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Ja temos algumas funcionalidades com IA</text:p>
          </table:table-cell>
          <table:table-cell table:style-name="ce6" office:value-type="string" calcext:value-type="string">
            <text:p>Acho a IA incrível, me auxilia de um tanto, porém tem que saber dosar sua utilização, e sempre ao seu favor </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Publicidade e Propaganda</text:p>
          </table:table-cell>
          <table:table-cell table:style-name="ce3" office:value-type="string" calcext:value-type="string">
            <text:p>Coaching de carreira</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Habilidade de identificar sarcasmo e ironia., Fornecimento de suporte emocional e empatia durante as conversas., Integração de recursos multimídia/foto nas respostas., Geração de respostas mais criativas e inovadoras., Reconhecimento e resposta a comandos de voz., Interação com outros aplicativos (word, excel)</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Otimização de tempo, Análise avançada de dados</text:p>
          </table:table-cell>
          <table:table-cell table:style-name="ce3" office:value-type="string" calcext:value-type="string">
            <text:p>Não</text:p>
          </table:table-cell>
          <table:table-cell table:style-name="ce3" office:value-type="string" calcext:value-type="string">
            <text:p>Não consigo refletir sobre no momento</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Observo que em minha área a sensibilidade humana sempre será insubstituível. O IA pode auxiliar a compreender de forma mais simples alguns aspectos, como perfis comportamentais, mapas de preferencias.. Coisas do tipo, mas a devolutiva e diagnostico dos relatórios sempre será primordial o contato pessoa-pessoa. </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Comunicação Social </text:p>
          </table:table-cell>
          <table:table-cell table:style-name="ce3" office:value-type="string" calcext:value-type="string">
            <text:p>Mídia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Geração de ideias, Criação de conteúdo, Ajuda com resolução de problemas</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Identificação de informações incorretas ou falsas., Capacidade de entender palavras correlatas profissionalmente (exemplo: planilha x tabela), Fornecimento de suporte emocional e empatia durante as conversas., Integração de recursos multimídia/foto nas respost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Google Translate, Outro ChatBot (seja em website e/ou WhatsApp)</text:p>
          </table:table-cell>
          <table:table-cell table:style-name="ce3" office:value-type="string" calcext:value-type="string">
            <text:p>Muito piores (que o Chat GPT)</text:p>
          </table:table-cell>
          <table:table-cell/>
          <table:table-cell table:style-name="ce3" office:value-type="string" calcext:value-type="string">
            <text:p>Aumento da produtividade, Melhoria da tomada de decisão, Otimização de tempo</text:p>
          </table:table-cell>
          <table:table-cell table:style-name="ce3" office:value-type="string" calcext:value-type="string">
            <text:p>Não </text:p>
          </table:table-cell>
          <table:table-cell table:style-name="ce3" office:value-type="string" calcext:value-type="string">
            <text:p>Aumento da produtividade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ssistentes de comunicação</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Bacharel em Direito</text:p>
          </table:table-cell>
          <table:table-cell table:style-name="ce3" office:value-type="string" calcext:value-type="string">
            <text:p>Advocacia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Google Assistant, Google Translate</text:p>
          </table:table-cell>
          <table:table-cell table:style-name="ce3" office:value-type="string" calcext:value-type="string">
            <text:p>Nunca utilizei outras ferramentas.</text:p>
          </table:table-cell>
          <table:table-cell/>
          <table:table-cell table:style-name="ce3" office:value-type="string" calcext:value-type="string">
            <text:p>Melhoria da tomada de decisão</text:p>
          </table:table-cell>
          <table:table-cell table:style-name="ce3" office:value-type="string" calcext:value-type="string">
            <text:p>Não </text:p>
          </table:table-cell>
          <table:table-cell table:style-name="ce3" office:value-type="string" calcext:value-type="string">
            <text:p>Linha predominante de entendimento sobre um assunto </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Nenhuma, cada caso tem suas particularidades e soluções precisam ser buscadas individualmente </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Arquitetura</text:p>
          </table:table-cell>
          <table:table-cell table:style-name="ce3" office:value-type="string" calcext:value-type="string">
            <text:p>Professora universitaria</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Revisão de textos, Geração de ideias, Orientação de viagens</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Não sei dizer</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Otimização de tempo</text:p>
          </table:table-cell>
          <table:table-cell table:style-name="ce3" office:value-type="string" calcext:value-type="string">
            <text:p>Nao</text:p>
          </table:table-cell>
          <table:table-cell table:style-name="ce3" office:value-type="string" calcext:value-type="string">
            <text:p>Nao utilizei a ferramenta a ponto de saber sua real.abrangencia</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Em projetos de arquitetura, <text:s/>os projetos mais basicos e simples acredito que poderão ser realizados por IA </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Jornalismo</text:p>
          </table:table-cell>
          <table:table-cell table:style-name="ce3" office:value-type="string" calcext:value-type="string">
            <text:p>Relações Públicas</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Revisão de textos, Geração de ideias, Criação de conteúdo</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Melhoria na compreensão de textos, Trazer informações atualizadas e recentes., Habilidade de identificar sarcasmo e ironia., Detecção e correção de erros gramaticais e ortográficos., Geração de respostas mais criativas e inovadora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Melhoria da tomada de decisão, Otimização de tempo, Automatização de tarefas</text:p>
          </table:table-cell>
          <table:table-cell table:style-name="ce3" office:value-type="string" calcext:value-type="string">
            <text:p>Não</text:p>
          </table:table-cell>
          <table:table-cell table:style-name="ce3" office:value-type="string" calcext:value-type="string">
            <text:p>Texto</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Escrever texto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RP</text:p>
          </table:table-cell>
          <table:table-cell table:style-name="ce3" office:value-type="string" calcext:value-type="string">
            <text:p>Comunicação </text:p>
          </table:table-cell>
          <table:table-cell table:number-columns-repeated="2" table:style-name="ce3" office:value-type="string" calcext:value-type="string">
            <text:p>Sim</text:p>
          </table:table-cell>
          <table:table-cell table:style-name="ce3" office:value-type="string" calcext:value-type="string">
            <text:p>Diversão/Curiosidade, Estudos</text:p>
          </table:table-cell>
          <table:table-cell table:style-name="ce3" office:value-type="string" calcext:value-type="string">
            <text:p>Geração de ideias, Curiosidades e fatos triviais, Busca de referências sobre um tema; exercício em sala da diferença da análise pela I.A. e análise humana; exercício em sala na busca de temas e seu aprofundamento; Criação de poesia.</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Identificação de informações incorretas ou falsas., Incorporação de conhecimento especializado em áreas específicas., Integração de recursos multimídia/foto nas respostas., Detecção e correção de erros gramaticais e ortográficos.</text:p>
          </table:table-cell>
          <table:table-cell table:style-name="ce3" office:value-type="string" calcext:value-type="string">
            <text:p>Sim</text:p>
          </table:table-cell>
          <table:table-cell table:style-name="ce3" office:value-type="string" calcext:value-type="string">
            <text:p>DALL-E, Shazam</text:p>
          </table:table-cell>
          <table:table-cell table:style-name="ce3" office:value-type="string" calcext:value-type="string">
            <text:p>Iguais</text:p>
          </table:table-cell>
          <table:table-cell table:style-name="ce3" office:value-type="string" calcext:value-type="string">
            <text:p>As vantagens são respostas rápidas, categorizadas, ideias prontas, poupa tempo para outras práticas; desvantagem pode ser que talvez nem sempre as respostas estejam certas; desacostumar quem precisa escrever extensamente e tem ali de prontidão.</text:p>
          </table:table-cell>
          <table:table-cell table:style-name="ce3" office:value-type="string" calcext:value-type="string">
            <text:p>Otimização de tempo, Automatização de tarefas</text:p>
          </table:table-cell>
          <table:table-cell table:style-name="ce3" office:value-type="string" calcext:value-type="string">
            <text:p>Não, por enquanto </text:p>
          </table:table-cell>
          <table:table-cell table:style-name="ce3" office:value-type="string" calcext:value-type="string">
            <text:p>Organização de relatório com valores de serviços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Produção de conteúdo e automatização de publicações; criação de sites.</text:p>
          </table:table-cell>
          <table:table-cell table:style-name="ce6" office:value-type="string" calcext:value-type="string">
            <text:p>É preciso desenvolver a competência em informação, tecnologias, para o trabalho ser valorizado em análises e até gestão dessas ferramentas que entram para o cotidiano, mas assim como qualquer produto, também se torna obsoleto uma hora, como diz o cientista Nicholelis. Já como diz o Sidarta Ribeiro, podemos aproveitar dessas inovações para deixar que elas resolvam atividades que nos exigem um bom tempo que poderemos dedicar ao que realmente nos importa em qualidade de vida. </text:p>
          </table:table-cell>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Relações Públicas</text:p>
          </table:table-cell>
          <table:table-cell table:style-name="ce3" office:value-type="string" calcext:value-type="string">
            <text:p>Estudante de pós graduação</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Geração de idei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string" calcext:value-type="string">
            <text:p>Aumento da capacidade de compreender e gerar conteúdo multilíngue., Integração de recursos multimídia/foto nas respostas.</text:p>
          </table:table-cell>
          <table:table-cell table:style-name="ce3" office:value-type="string" calcext:value-type="string">
            <text:p>Não</text:p>
          </table:table-cell>
          <table:table-cell table:number-columns-repeated="3"/>
          <table:table-cell table:style-name="ce3" office:value-type="string" calcext:value-type="string">
            <text:p>Otimização de tempo, Automatização de tarefas</text:p>
          </table:table-cell>
          <table:table-cell table:style-name="ce3" office:value-type="string" calcext:value-type="string">
            <text:p>Não</text:p>
          </table:table-cell>
          <table:table-cell table:style-name="ce3" office:value-type="string" calcext:value-type="string">
            <text:p>NÃO</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Criação de briefing</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Arquitetura </text:p>
          </table:table-cell>
          <table:table-cell table:style-name="ce3" office:value-type="string" calcext:value-type="string">
            <text:p>Professora no curso de arquitetura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Alexa (Amazon)</text:p>
          </table:table-cell>
          <table:table-cell table:style-name="ce3" office:value-type="string" calcext:value-type="string">
            <text:p>Muito melhores (que o Chat GPT)</text:p>
          </table:table-cell>
          <table:table-cell table:style-name="ce3" office:value-type="string" calcext:value-type="string">
            <text:p>Comando por voz, facilidade de acesso, disponibilidade </text:p>
          </table:table-cell>
          <table:table-cell table:style-name="ce3" office:value-type="string" calcext:value-type="string">
            <text:p>Aumento da produtividade, Otimização de tempo, Automatização de tarefas</text:p>
          </table:table-cell>
          <table:table-cell table:style-name="ce3" office:value-type="string" calcext:value-type="string">
            <text:p>Realidade aumentada</text:p>
          </table:table-cell>
          <table:table-cell table:style-name="ce3" office:value-type="string" calcext:value-type="string">
            <text:p>Deveria propriciar maior integracao e gestao das atividades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tendimento ao publico, gestão e administração </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Administração</text:p>
          </table:table-cell>
          <table:table-cell table:style-name="ce3" office:value-type="string" calcext:value-type="string">
            <text:p>Venda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Geração de ideias, Criação de conteúdo</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4" table:style-name="ce3" office:value-type="float" office:value="5" calcext:value-type="float">
            <text:p>5</text:p>
          </table:table-cell>
          <table:table-cell table:style-name="ce3" office:value-type="string" calcext:value-type="string">
            <text:p>Trazer informações atualizadas e recentes., Identificação de informações incorretas ou falsas., Habilidade de identificar sarcasmo e ironia.,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Cortana (Microsoft)</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text:p>
          </table:table-cell>
          <table:table-cell table:number-columns-repeated="2" table:style-name="ce3" office:value-type="string" calcext:value-type="string">
            <text:p>Não</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Engenharia Elétrica </text:p>
          </table:table-cell>
          <table:table-cell table:style-name="ce3" office:value-type="string" calcext:value-type="string">
            <text:p>Docente no Ensino Superior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Geração de ideia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Incorporação de conhecimento especializado em áreas específica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text:p>
          </table:table-cell>
          <table:table-cell table:style-name="ce3" office:value-type="string" calcext:value-type="string">
            <text:p>Não</text:p>
          </table:table-cell>
          <table:table-cell table:style-name="ce3" office:value-type="string" calcext:value-type="string">
            <text:p>O ChatGPT,algumas vezes, <text:s/>traz referências bibliográficas inexistentes, bem como explicações muito erradas, quando se trata de assuntos específicos da área de tecnologia. Na minha opinião, ao invés de trazer erros, deveria ter uma resposta como: não encontrado</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A tutoria de cursos Ead, por exemplo </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jornalismo</text:p>
          </table:table-cell>
          <table:table-cell table:style-name="ce3" office:value-type="string" calcext:value-type="string">
            <text:p>tecnologia</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Ajuda com resolução de problemas</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1" calcext:value-type="float">
            <text:p>1</text:p>
          </table:table-cell>
          <table:table-cell table:style-name="ce3" office:value-type="string" calcext:value-type="string">
            <text:p>Melhoria na compreensão de textos, Identificação de informações incorretas ou falsas., Fornecimento de referências e citações (reais).,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Cortana (Microsoft), Google Translate, Shazam</text:p>
          </table:table-cell>
          <table:table-cell table:style-name="ce3" office:value-type="string" calcext:value-type="string">
            <text:p>Melhores</text:p>
          </table:table-cell>
          <table:table-cell/>
          <table:table-cell table:style-name="ce3" office:value-type="string" calcext:value-type="string">
            <text:p>Aumento da produtividade, Otimização de tempo</text:p>
          </table:table-cell>
          <table:table-cell table:style-name="ce3" office:value-type="string" calcext:value-type="string">
            <text:p>não</text:p>
          </table:table-cell>
          <table:table-cell table:style-name="ce3" office:value-type="string" calcext:value-type="string">
            <text:p>encontrar informações que o humano não conseguiu encontrar</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Jornalismo e pedagogia </text:p>
          </table:table-cell>
          <table:table-cell table:style-name="ce3" office:value-type="string" calcext:value-type="string">
            <text:p>Professora educação infantil e freelancer comunicaçã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Translate</text:p>
          </table:table-cell>
          <table:table-cell table:style-name="ce3" office:value-type="string" calcext:value-type="string">
            <text:p>Nunca utilizei outras ferramentas.</text:p>
          </table:table-cell>
          <table:table-cell/>
          <table:table-cell table:style-name="ce3" office:value-type="string" calcext:value-type="string">
            <text:p>Traz um dado ou informação que eu não tinha </text:p>
          </table:table-cell>
          <table:table-cell table:style-name="ce3" office:value-type="string" calcext:value-type="string">
            <text:p>Não </text:p>
          </table:table-cell>
          <table:table-cell table:style-name="ce3" office:value-type="string" calcext:value-type="string">
            <text:p>Confiabilidade e uma seleção de informações adequadas para o meu trabalho. <text:s/>Por ex, músicas educação infantil que não sejam esteriotipadas. A IA poderia ter critérios nesse sentido.</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Produção de materiais </text:p>
          </table:table-cell>
          <table:table-cell table:style-name="ce6" office:value-type="string" calcext:value-type="string">
            <text:p>A pergunta q pede para comparar o chat GT com outras ferramentas não se aplica nesse questionário, quando pessoas como eu, nunca usou. (Fica aqui uma observação a vcs sobre as alternativas das respostas para essa pergunta do formulário. Não tem.</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Letras </text:p>
          </table:table-cell>
          <table:table-cell table:style-name="ce3" office:value-type="string" calcext:value-type="string">
            <text:p>Traduçã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Translate</text:p>
          </table:table-cell>
          <table:table-cell table:style-name="ce3" office:value-type="string" calcext:value-type="string">
            <text:p>Iguais</text:p>
          </table:table-cell>
          <table:table-cell/>
          <table:table-cell table:style-name="ce3" office:value-type="string" calcext:value-type="string">
            <text:p>Análise avançada de dados</text:p>
          </table:table-cell>
          <table:table-cell table:style-name="ce3" office:value-type="string" calcext:value-type="string">
            <text:p>Não </text:p>
          </table:table-cell>
          <table:table-cell table:style-name="ce3" office:value-type="string" calcext:value-type="string">
            <text:p>Não cabe no meu caso </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Jornalismo</text:p>
          </table:table-cell>
          <table:table-cell table:style-name="ce3" office:value-type="string" calcext:value-type="string">
            <text:p>Estudante de doutorado e empreendedora</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Geração de ideias, Ajuda com resolução de problemas</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 Integração de recursos multimídia/foto nas respostas.,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DALL-E, Google Translate, Outro ChatBot (seja em website e/ou WhatsApp), Craiyon</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Midjourney, Craiyon, DALL-E</text:p>
          </table:table-cell>
          <table:table-cell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Bons redatores/copywriters/jornalistas precisam atuar com um componente humano, então enquanto a IA não conseguir produzir conteúdos com essas características, nunca substituirá esses profissionais. Mas os redatores/copywriters/jornalistas medianos com certeza serão substituídos em breve. </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Jornalista </text:p>
          </table:table-cell>
          <table:table-cell table:style-name="ce3" office:value-type="string" calcext:value-type="string">
            <text:p>Assessoria de Imprensa </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Curiosidades e fatos triviais</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1" calcext:value-type="float">
            <text:p>1</text:p>
          </table:table-cell>
          <table:table-cell table:style-name="ce3" office:value-type="string" calcext:value-type="string">
            <text:p>Trazer informações atualizadas e recentes., Identificação de informações incorretas ou falsas., Fornecimento de referências e citações (reais).</text:p>
          </table:table-cell>
          <table:table-cell table:style-name="ce3" office:value-type="string" calcext:value-type="string">
            <text:p>Não</text:p>
          </table:table-cell>
          <table:table-cell table:number-columns-repeated="3"/>
          <table:table-cell table:style-name="ce3" office:value-type="string" calcext:value-type="string">
            <text:p>Análise avançada de dados, Oferecer dados/informação, possibilitando o cruzamento de informações sem interpretações ou conclusões </text:p>
          </table:table-cell>
          <table:table-cell table:style-name="ce3" office:value-type="string" calcext:value-type="string">
            <text:p>NÃO </text:p>
          </table:table-cell>
          <table:table-cell table:style-name="ce3" office:value-type="string" calcext:value-type="string">
            <text:p>Ampla coleta e cruzamento de informações e dados</text:p>
          </table:table-cell>
          <table:table-cell table:style-name="ce3" office:value-type="float" office:value="1" calcext:value-type="float">
            <text:p>1</text:p>
          </table:table-cell>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Relações Públicas</text:p>
          </table:table-cell>
          <table:table-cell table:style-name="ce3" office:value-type="string" calcext:value-type="string">
            <text:p>Professor de Ensino Básic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Ajuda com tarefas escolares, Resumo de textos e produção de tópicos para sala de aula e redes sociai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string" calcext:value-type="string">
            <text:p>Melhoria na compreensão de textos, Explicações mais detalhadas e justificativas., Identificação de informações incorretas ou falsas., Integração de recursos multimídia/foto nas respostas., Detecção e correção de erros gramaticais e ortográficos., Fornecimento de referências e citações (reais).,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Google Translate, Shazam</text:p>
          </table:table-cell>
          <table:table-cell table:style-name="ce3" office:value-type="string" calcext:value-type="string">
            <text:p>Muito piores (que o Chat GPT)</text:p>
          </table:table-cell>
          <table:table-cell table:style-name="ce3" office:value-type="string" calcext:value-type="string">
            <text:p>A capacidade de compreensão do ChatGPT é muito maior e mais aprimorada do que a Alexa, por exemplo, que tem muita dificuldade de interpretação de perguntas e comentários.</text:p>
          </table:table-cell>
          <table:table-cell table:style-name="ce3" office:value-type="string" calcext:value-type="string">
            <text:p>Aumento da produtividade, Otimização de tempo, Análise avançada de dados</text:p>
          </table:table-cell>
          <table:table-cell table:style-name="ce3" office:value-type="string" calcext:value-type="string">
            <text:p>Não</text:p>
          </table:table-cell>
          <table:table-cell table:style-name="ce3" office:value-type="string" calcext:value-type="string">
            <text:p>leitura de texto em pdf</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Na tarefa de correção e triagem de avaliações e trabalhos, onde se fornece um padrão esperado e ela reúne respostas e faz uma pré-avaliação. Permitir uma correção totalmente automatizada, contudo, parece em um futuro distante, já que demanda um olhar subjetivo acerca de aspectos do estudante que a máquina não capta.</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Arquitetura e Urbanismo</text:p>
          </table:table-cell>
          <table:table-cell table:style-name="ce3" office:value-type="string" calcext:value-type="string">
            <text:p>Professor universitário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Curiosidades e fatos triviais</text:p>
          </table:table-cell>
          <table:table-cell table:number-columns-repeated="2"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string" calcext:value-type="string">
            <text:p>Trazer informações atualizadas e recentes., Incorporação de conhecimento especializado em áreas específicas., Fornecimento de referências e citações (reais).,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Não</text:p>
          </table:table-cell>
          <table:table-cell table:number-columns-repeated="3"/>
          <table:table-cell table:style-name="ce3" office:value-type="string" calcext:value-type="string">
            <text:p>Otimização de tempo, Análise avançada de dados</text:p>
          </table:table-cell>
          <table:table-cell table:style-name="ce3" office:value-type="string" calcext:value-type="string">
            <text:p>Não</text:p>
          </table:table-cell>
          <table:table-cell table:style-name="ce3" office:value-type="string" calcext:value-type="string">
            <text:p>Melhor interação em português. </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Jornalismo</text:p>
          </table:table-cell>
          <table:table-cell table:style-name="ce3" office:value-type="string" calcext:value-type="string">
            <text:p>Estudante de Doutorado</text:p>
          </table:table-cell>
          <table:table-cell table:number-columns-repeated="2" table:style-name="ce3" office:value-type="string" calcext:value-type="string">
            <text:p>Sim</text:p>
          </table:table-cell>
          <table:table-cell table:style-name="ce3" office:value-type="string" calcext:value-type="string">
            <text:p>Pesquisa acadêmica</text:p>
          </table:table-cell>
          <table:table-cell table:style-name="ce3" office:value-type="string" calcext:value-type="string">
            <text:p>Geração de ideias, Criação de conteúdo</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Integração de recursos multimídia/foto nas respostas., Geração de respostas mais criativas e inovador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Cortana (Microsoft), Bixby (Samsung), Google Translate</text:p>
          </table:table-cell>
          <table:table-cell table:style-name="ce3" office:value-type="string" calcext:value-type="string">
            <text:p>Iguais</text:p>
          </table:table-cell>
          <table:table-cell table:style-name="ce3" office:value-type="string" calcext:value-type="string">
            <text:p>Outras ferramentas de IA já são desenvolvidas há mais tempo do que o ChatGPT e, portanto, encontram-se mais consolidadas em termos de funcionalidades, podendo inclusive responder a perguntas baseando-se em dados mais atualizados. Este é o caso, notadamente, da Amazon Alexa, embora esta, assim como outras ferramentas de IA, não seja isenta do cometimento de erros. No entanto, o ChatGPT possui uma capacidade muito mais ampla de geração de conteúdo, ainda que com limitações e de uma forma sujeita a equívocos, que carece de aperfeiçoamento.</text:p>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Existem outras ferramentas de IA generativa que já podem ser utilizadas, tais como o Google Bard e o Bing Chat, mas também outras desenvolvidas especificamente para o exercício do jornalismo, a exemplo da Newspack.</text:p>
          </table:table-cell>
          <table:table-cell table:style-name="ce3" office:value-type="string" calcext:value-type="string">
            <text:p>Integração dos fluxos de trabalho de uma redação jornalística.</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nalista de dados e editor/revisor de textos são alguns exemplos de funções/cargos no jornalismo que podem vir a ser desempenhada(o)s integralmente por ferramentas de IA em um futuro próximo.</text:p>
          </table:table-cell>
          <table:table-cell table:style-name="ce6" office:value-type="string" calcext:value-type="string">
            <text:p>A progressiva automação de tarefas rotineiras e que são recorrentes em larga escala já é uma realidade no jornalismo há alguns anos. Contudo, ainda mais levando-se em consideração a tendência de se utilizar ferramentas de IA para a execução de tarefas cada vez mais complexas, a supervisão humana segue e continuará sendo imprescindível para a preservação da qualidade e da credibilidade do conteúdo jornalístico, cuja produção nunca poderá deixar de ser submetida a padrões técnicos e éticos que balizam a prática profissional.</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Jornalismo</text:p>
          </table:table-cell>
          <table:table-cell table:style-name="ce3" office:value-type="string" calcext:value-type="string">
            <text:p>Professora</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Curiosidades e fatos triviais</text:p>
          </table:table-cell>
          <table:table-cell table:number-columns-repeated="2" table:style-name="ce3" office:value-type="float" office:value="4" calcext:value-type="float">
            <text:p>4</text:p>
          </table:table-cell>
          <table:table-cell table:number-columns-repeated="4" table:style-name="ce3" office:value-type="float" office:value="2" calcext:value-type="float">
            <text:p>2</text:p>
          </table:table-cell>
          <table:table-cell table:style-name="ce3" office:value-type="string" calcext:value-type="string">
            <text:p>Deixar evidente de que suas respostas e interações são provenientes da organização de dados feita por seres humanos.</text:p>
          </table:table-cell>
          <table:table-cell table:style-name="ce3" office:value-type="string" calcext:value-type="string">
            <text:p>Não</text:p>
          </table:table-cell>
          <table:table-cell table:number-columns-repeated="3"/>
          <table:table-cell table:style-name="ce3" office:value-type="string" calcext:value-type="string">
            <text:p>Análise avançada de dados</text:p>
          </table:table-cell>
          <table:table-cell table:style-name="ce3" office:value-type="string" calcext:value-type="string">
            <text:p>Não</text:p>
          </table:table-cell>
          <table:table-cell table:style-name="ce3" office:value-type="string" calcext:value-type="string">
            <text:p>A primeira coisa seria que seus idealizadores fossem claros em explicar que erros humanos não são sperados por IA; de que a IA pressupõe erros humanos porque é programável por humano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Essa pergunta e a anterior são baseadas em determinações prescritas por objetivos econômicos. Não há determinação da tecnologia pela tecnologia. Acho que sua pesquisa tem um viés ideológico da supremacia tecnológica, isso é muito complicado. Parte de uma filosofia da técnica equivocada, parte de uma lógica econômica determinista.</text:p>
          </table:table-cell>
          <table:table-cell table:style-name="ce6" office:value-type="string" calcext:value-type="string">
            <text:p>Há viés na pesquisa, ela é reiterativa das lógicas que pressupõem a busca de tecnologia para otimizar custos e substituir humanos. Pois, o que temos visto, é que para a existência de ferramentas como o chatGPT, há um enorme conjunto de trabalhadores invisíveis que atuam para a organização dos dados. Essa realidade não pode ser omitida. Há trabalhos de qualidade que estão sendo substituídos por ferramentas digitais, cujas lógicas de implementação criam trabalhos de má qualidade, subordinados à maquina, sem direitos, precários. A tecnologia é sempre criada e serve a interesses e objetivos. Nos casos atuais, estamos passando por uma lógica bem predatória no direcionamento dos usos da criação tecnológica. Mas poderia ser diferente se os cientistas tivessem outros interesses e outros compromissos com a sociedade. </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Arquitetura e Urbanismo</text:p>
          </table:table-cell>
          <table:table-cell table:style-name="ce3" office:value-type="string" calcext:value-type="string">
            <text:p>professor mestrado</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Google Translate</text:p>
          </table:table-cell>
          <table:table-cell table:style-name="ce3" office:value-type="string" calcext:value-type="string">
            <text:p>Iguais</text:p>
          </table:table-cell>
          <table:table-cell table:style-name="ce3" office:value-type="string" calcext:value-type="string">
            <text:p>Nunca utilizei Chat GPT</text:p>
          </table:table-cell>
          <table:table-cell table:style-name="ce3" office:value-type="string" calcext:value-type="string">
            <text:p>Otimização de tempo</text:p>
          </table:table-cell>
          <table:table-cell table:style-name="ce3" office:value-type="string" calcext:value-type="string">
            <text:p>não</text:p>
          </table:table-cell>
          <table:table-cell table:style-name="ce3" office:value-type="string" calcext:value-type="string">
            <text:p>rapidez nas tarefa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desenvolver detalhes técnicos de projeto arquitetônico e urbanístico</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DIREITO</text:p>
          </table:table-cell>
          <table:table-cell table:style-name="ce3" office:value-type="string" calcext:value-type="string">
            <text:p>Previdenciário, Trabalhista e Cível.</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style-name="ce3" office:value-type="string" calcext:value-type="string">
            <text:p>Nunca as usei.</text:p>
          </table:table-cell>
          <table:table-cell table:style-name="ce3" office:value-type="string" calcext:value-type="string">
            <text:p>Como não utilizo IA não posso opinar</text:p>
          </table:table-cell>
          <table:table-cell table:style-name="ce3" office:value-type="string" calcext:value-type="string">
            <text:p>Não</text:p>
          </table:table-cell>
          <table:table-cell table:style-name="ce3" office:value-type="string" calcext:value-type="string">
            <text:p>Aumento de produtividade</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Elaboraçõa de Contrato, petições, e outros.</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Sistema de Informação</text:p>
          </table:table-cell>
          <table:table-cell table:style-name="ce3" office:value-type="string" calcext:value-type="string">
            <text:p>Assessor Administrativ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Suporte técnico, Geração de ideias,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Não sei dizer</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Não</text:p>
          </table:table-cell>
          <table:table-cell table:style-name="ce3" office:value-type="string" calcext:value-type="string">
            <text:p>não sei dizer no momento</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Funções com tarefas repetitivas programávei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Publicidade e propaganda; design</text:p>
          </table:table-cell>
          <table:table-cell table:style-name="ce3" office:value-type="string" calcext:value-type="string">
            <text:p>Publicitário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Criação de conteúdo, Curiosidades e fatos triviais, Tradução, Orientação de viagens, Ajuda com resolução de problemas</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Explicações mais detalhadas e justificativas., Trazer informações atualizadas e recentes., Incorporação de conhecimento especializado em áreas específicas., Fornecimento de referências e citações (reais).</text:p>
          </table:table-cell>
          <table:table-cell table:style-name="ce3" office:value-type="string" calcext:value-type="string">
            <text:p>Sim</text:p>
          </table:table-cell>
          <table:table-cell table:style-name="ce3" office:value-type="string" calcext:value-type="string">
            <text:p>Siri (Apple), Google Assistant, Alexa (Amazon), Cortana (Microsoft), Bixby (Samsung), Midjourney, Speech Text, DALL-E, Google Translate, Shazam, Bold360 (chatbot), Ideogram; perplexity; tome; scispace</text:p>
          </table:table-cell>
          <table:table-cell table:style-name="ce3" office:value-type="string" calcext:value-type="string">
            <text:p>Melhores</text:p>
          </table:table-cell>
          <table:table-cell table:style-name="ce3" office:value-type="string" calcext:value-type="string">
            <text:p>Chat GPT costuma ser mais desatualizado que os demais concorrentes e suas melhores funções são restritas/pagas</text:p>
          </table:table-cell>
          <table:table-cell table:style-name="ce3" office:value-type="string" calcext:value-type="string">
            <text:p>Aumento da produtividade, Otimização de tempo, Automatização de tarefas</text:p>
          </table:table-cell>
          <table:table-cell table:style-name="ce3" office:value-type="string" calcext:value-type="string">
            <text:p>Ideogram, perplexity, scispace, autodraw</text:p>
          </table:table-cell>
          <table:table-cell table:style-name="ce3" office:value-type="string" calcext:value-type="string">
            <text:p>Elaborar integrações entre usuários. Tornar sua experiência em um processo colaborativo e em red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tividades protocolares e administrativas</text:p>
          </table:table-cell>
          <table:table-cell table:style-name="ce6" office:value-type="string" calcext:value-type="string">
            <text:p>A IA auxilia na produtividade por desempenhar funções medianas em tão pouco tempo. Nada irá substituir o desempenho e a autoridade de um especialista, mesmo que seu tempo de produção da informação seja exponencialmente maior. Os medíocres que se cuidem.</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Relações Públicas</text:p>
          </table:table-cell>
          <table:table-cell table:style-name="ce3" office:value-type="string" calcext:value-type="string">
            <text:p>Mestrado em Comunicação</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Ajuda com tarefas escolares, Geração de ideias</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string" calcext:value-type="string">
            <text:p>Melhoria na compreensão de textos, Aumento da exatidão nas respostas., Explicações mais detalhadas e justificativas., Incorporação de conhecimento especializado em áreas específicas., Integração de recursos multimídia/foto nas respostas., Geração de respostas mais criativas e inovadoras., Fornecimento de referências e citações (reais).,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Cortana (Microsoft), Google Translate, Perplexity AI</text:p>
          </table:table-cell>
          <table:table-cell table:style-name="ce3" office:value-type="string" calcext:value-type="string">
            <text:p>Melhores</text:p>
          </table:table-cell>
          <table:table-cell table:style-name="ce3" office:value-type="string" calcext:value-type="string">
            <text:p>Acho o Google Translator mais fácil de usar do que o Chat GPT. Já o Perplexity AI dá fontes científicas para a pergunta feita, o que é muito bom para mim, que estou no mestrado; ele acaba fazendo o que o Scholar não faz, mas deveria e o que o GPT nem se propõe a fazer. Já as assistentes de sistema operacional são mais "humanas" que o GPT.</text:p>
          </table:table-cell>
          <table:table-cell table:style-name="ce3" office:value-type="string" calcext:value-type="string">
            <text:p>Aumento da produtividade, Redução de erros humanos, Otimização de tempo, Automatização de tarefas, Análise avançada de dados</text:p>
          </table:table-cell>
          <table:table-cell table:style-name="ce3" office:value-type="string" calcext:value-type="string">
            <text:p>Perplexity AI.</text:p>
          </table:table-cell>
          <table:table-cell table:style-name="ce3" office:value-type="string" calcext:value-type="string">
            <text:p>Fontes científica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eiro</text:p>
          </table:table-cell>
          <table:table-cell table:style-name="ce3" office:value-type="string" calcext:value-type="string">
            <text:p>Adm</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Esclarecimento de dúvidas gerais</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4" table:style-name="ce3" office:value-type="float" office:value="4" calcext:value-type="float">
            <text:p>4</text:p>
          </table:table-cell>
          <table:table-cell table:style-name="ce3" office:value-type="string" calcext:value-type="string">
            <text:p>Fornecimento de referências e citações (reai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text:p>
          </table:table-cell>
          <table:table-cell table:style-name="ce3" office:value-type="string" calcext:value-type="string">
            <text:p>Não </text:p>
          </table:table-cell>
          <table:table-cell table:style-name="ce3" office:value-type="string" calcext:value-type="string">
            <text:p>Nao sei avaliar isso ainda</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Ainda não sei </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Arquitetura e Urbanismo</text:p>
          </table:table-cell>
          <table:table-cell table:style-name="ce3" office:value-type="string" calcext:value-type="string">
            <text:p>Mestrando e Freelancer</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Ajuda com tarefas escolares, Geração de ideias, Curiosidades e fatos triviais</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string" calcext:value-type="string">
            <text:p>Melhoria na compreensão de textos, Explicações mais detalhadas e justificativas., Trazer informações atualizadas e recentes., Capacidade de entender palavras correlatas profissionalmente (exemplo: planilha x tabela), Incorporação de conhecimento especializado em áreas específicas., Detecção e correção de erros gramaticais e ortográficos., Geração de respostas mais criativas e inovadoras., Fornecimento de referências e citações (reais)., Interação em caso de dúvida em relação à pergunta.</text:p>
          </table:table-cell>
          <table:table-cell table:style-name="ce3" office:value-type="string" calcext:value-type="string">
            <text:p>Sim</text:p>
          </table:table-cell>
          <table:table-cell table:style-name="ce3" office:value-type="string" calcext:value-type="string">
            <text:p>Siri (Apple), Alexa (Amazon), Cortana (Microsoft), Bixby (Samsung), Midjourney, Google Translate, Shazam</text:p>
          </table:table-cell>
          <table:table-cell table:style-name="ce3" office:value-type="string" calcext:value-type="string">
            <text:p>Iguais</text:p>
          </table:table-cell>
          <table:table-cell table:style-name="ce3" office:value-type="string" calcext:value-type="string">
            <text:p>Algumas, como as IAs do google, da samsung, apple, já são embutidas nos aparelhos do dia a dia, o que facilita e induz o uso. Elas também funcionam por voz. Alem disso, em minha opinião, o uso para a população geral é mais eficiente dessas ferramentas, pois elas são interativas, conectam aparelhos inteligentes, enquanto o ChatGPT é apenas um chat de texto.</text:p>
          </table:table-cell>
          <table:table-cell table:style-name="ce3" office:value-type="string" calcext:value-type="string">
            <text:p>Otimização de tempo, Automatização de tarefas</text:p>
          </table:table-cell>
          <table:table-cell table:style-name="ce3" office:value-type="string" calcext:value-type="string">
            <text:p>Exustem mas não conheço.</text:p>
          </table:table-cell>
          <table:table-cell table:style-name="ce3" office:value-type="string" calcext:value-type="string">
            <text:p>Automatização de plantas e caracteristicas tecnicas d eprojetos arquitetonico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Nenhum, pois o humano sempre será necessário em um trabalho criativo como a arquitetura.</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Arquitetura e Urbanismo</text:p>
          </table:table-cell>
          <table:table-cell table:style-name="ce3" office:value-type="string" calcext:value-type="string">
            <text:p>Arquitetur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text:p>
          </table:table-cell>
          <table:table-cell table:style-name="ce3" office:value-type="string" calcext:value-type="string">
            <text:p>NÃO</text:p>
          </table:table-cell>
          <table:table-cell table:style-name="ce3" office:value-type="string" calcext:value-type="string">
            <text:p>Banco de <text:s/>dados com normas e leis para projeto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Arquiteto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Arquitetura e Urbanismo</text:p>
          </table:table-cell>
          <table:table-cell table:style-name="ce3" office:value-type="string" calcext:value-type="string">
            <text:p>Estudante de mestrado e atuação em escritório.</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 Tradução, Ajuda com resolução de problemas</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Melhoria na compreensão de textos, Identificação de informações incorretas ou falsas., Capacidade de entender palavras correlatas profissionalmente (exemplo: planilha x tabela), Fornecimento de suporte emocional e empatia durante as conversas., Geração de respostas mais criativas e inovadoras.</text:p>
          </table:table-cell>
          <table:table-cell table:style-name="ce3" office:value-type="string" calcext:value-type="string">
            <text:p>Sim</text:p>
          </table:table-cell>
          <table:table-cell table:style-name="ce3" office:value-type="string" calcext:value-type="string">
            <text:p>Google Assistant, Alexa (Amazon), Google Translat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Remodeled A.I. , Home Designs A.I. , Interior A.I. , DALL-E , Midjourney</text:p>
          </table:table-cell>
          <table:table-cell table:style-name="ce3" office:value-type="string" calcext:value-type="string">
            <text:p>O maior desafio atual é gestão integrada de financeiro, pessoal, recursos, comunicação</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Produções gerais de finalização de imagens, todo produto tem uma qualidade gráfica que não precisa ser configurado do zero. Detalhamento de desenhos visto que tem parâmetros de informações padrões informações a serem transmitidas. </text:p>
          </table:table-cell>
          <table:table-cell table:style-name="ce6" office:value-type="string" calcext:value-type="string">
            <text:p>Quando abordamos conceito de criação e inovação uma maquina é limitada do entendimento da subjetividade. <text:s/>Porém em todo processo tem seu padrão de representação e esse é facilmente realizado por uma sistema/máquina. </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Arte</text:p>
          </table:table-cell>
          <table:table-cell table:style-name="ce3" office:value-type="string" calcext:value-type="string">
            <text:p>Professor </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Suporte técnico</text:p>
          </table:table-cell>
          <table:table-cell table:style-name="ce3" office:value-type="float" office:value="4" calcext:value-type="float">
            <text:p>4</text:p>
          </table:table-cell>
          <table:table-cell table:number-columns-repeated="4"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Fornecimento de referências e citações (reais).</text:p>
          </table:table-cell>
          <table:table-cell table:style-name="ce3" office:value-type="string" calcext:value-type="string">
            <text:p>Sim</text:p>
          </table:table-cell>
          <table:table-cell table:style-name="ce3" office:value-type="string" calcext:value-type="string">
            <text:p>Siri (Apple), Midjourney, Google Translate</text:p>
          </table:table-cell>
          <table:table-cell table:style-name="ce3" office:value-type="string" calcext:value-type="string">
            <text:p>Piores</text:p>
          </table:table-cell>
          <table:table-cell/>
          <table:table-cell table:style-name="ce3" office:value-type="string" calcext:value-type="string">
            <text:p>Otimização de tempo</text:p>
          </table:table-cell>
          <table:table-cell table:style-name="ce3" office:value-type="string" calcext:value-type="string">
            <text:p>Não </text:p>
          </table:table-cell>
          <table:table-cell table:style-name="ce3" office:value-type="string" calcext:value-type="string">
            <text:p>Simplificação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Chefia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Engenharia Civil</text:p>
          </table:table-cell>
          <table:table-cell table:style-name="ce3" office:value-type="string" calcext:value-type="string">
            <text:p>Servidor público </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Geração de ideias, Curiosidades e fatos triviai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Melhoria na compreensão de textos, Identificação de informações incorretas ou falsas., Fornecimento de referências e citações (reais)., Não sei dizer</text:p>
          </table:table-cell>
          <table:table-cell table:style-name="ce3" office:value-type="string" calcext:value-type="string">
            <text:p>Não</text:p>
          </table:table-cell>
          <table:table-cell table:number-columns-repeated="3"/>
          <table:table-cell table:style-name="ce3" office:value-type="string" calcext:value-type="string">
            <text:p>Otimização de tempo, Automatização de tarefas</text:p>
          </table:table-cell>
          <table:table-cell table:style-name="ce3" office:value-type="string" calcext:value-type="string">
            <text:p>não</text:p>
          </table:table-cell>
          <table:table-cell table:style-name="ce3" office:value-type="string" calcext:value-type="string">
            <text:p>não sei dizer</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Artes e Arquitetura e Design</text:p>
          </table:table-cell>
          <table:table-cell table:style-name="ce3" office:value-type="string" calcext:value-type="string">
            <text:p>docênci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Cortana (Microsoft)</text:p>
          </table:table-cell>
          <table:table-cell table:style-name="ce3" office:value-type="string" calcext:value-type="string">
            <text:p>Iguais</text:p>
          </table:table-cell>
          <table:table-cell table:style-name="ce3" office:value-type="string" calcext:value-type="string">
            <text:p>ainda não usei o Chat GPT</text:p>
          </table:table-cell>
          <table:table-cell table:style-name="ce3" office:value-type="string" calcext:value-type="string">
            <text:p>Aumento da produtividade, Melhoria da tomada de decisão, Otimização de tempo, Automatização de tarefas</text:p>
          </table:table-cell>
          <table:table-cell table:style-name="ce3" office:value-type="string" calcext:value-type="string">
            <text:p>Não</text:p>
          </table:table-cell>
          <table:table-cell table:style-name="ce3" office:value-type="string" calcext:value-type="string">
            <text:p>Impulsionar o raciocínio e não substitui-l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Funções de gestão que o docente tem que cumprir.</text:p>
          </table:table-cell>
          <table:table-cell table:style-name="ce6" office:value-type="string" calcext:value-type="string">
            <text:p>Tais funções burocráticas <text:s/>são em geral repetitivas e poderiam ser resolvidas por IA, de forma mais imparcial e rápida <text:s/>plenamente.</text:p>
          </table:table-cell>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Artes Plásticas. Pós em criação publicitária e gestão de pessoas</text:p>
          </table:table-cell>
          <table:table-cell table:style-name="ce3" office:value-type="string" calcext:value-type="string">
            <text:p>Gerente de projeto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 Ajuda com resolução de problemas, Em integração com o app que estou desenvolvendo e treinando para construção de ferramenta de briefing para cliente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string" calcext:value-type="string">
            <text:p>Trazer informações atualizadas e recentes., Identificação de informações incorretas ou falsas., Incorporação de recursos de voz para comunicação oral., Reconhecimento e resposta a comandos de voz., Interação com outros aplicativos (word, excel),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Midjourney, Synthesia, DALL-E, Google Translate</text:p>
          </table:table-cell>
          <table:table-cell table:style-name="ce3" office:value-type="string" calcext:value-type="string">
            <text:p>Iguais</text:p>
          </table:table-cell>
          <table:table-cell/>
          <table:table-cell table:style-name="ce3" office:value-type="string" calcext:value-type="string">
            <text:p>Aumento da produtividade, Melhoria da tomada de decisão, Otimização de tempo, Automatização de tarefas</text:p>
          </table:table-cell>
          <table:table-cell table:style-name="ce3" office:value-type="string" calcext:value-type="string">
            <text:p>Midjourney, synthesia, IA dentro do Photoshop, Copilot</text:p>
          </table:table-cell>
          <table:table-cell table:style-name="ce3" office:value-type="string" calcext:value-type="string">
            <text:p>As de apresentações tem muito a melhorar ainda. Não passam do ferramental básico. Auxiliam bastante em estruturação, para quem não tem muita noção, mas o chat gpt ainda faz isso melhor que todas as IAs de apresentações que testei. Sobre layouts, as empresas que já eram de templates e disponibilizam gratuitamente IAs acabam oferecendo soluções gráficas melhores. Porém, a IA falha muito em definir infográficos realmente que façam sentido sozinhos, os layouts são pobres e as soluções visuais ainda muito básica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Trabalho muito braçal de diagramação de tipos específicos de projetos em apresentações, como materiais de consultoria que utilizam thinkcell e macros. </text:p>
            <text:p/>
            <text:p>Automatização de primeiros atendimentos e auxílio na criação de briefings melhores através de interface conversacional.</text:p>
          </table:table-cell>
          <table:table-cell table:style-name="ce6" office:value-type="string" calcext:value-type="string">
            <text:p>Acho realmente que algumas equipes de design de apresentações que só trabalham com execução massiva, sem muita criação, precisam repensar os papéis e preparar colaboradores para outras funções. Uma única pessoa será capaz de realizar a correção e revisão desse tipo de trabalho, em um futuro nem próximo. É interessante que colaboradores nessas áreas acabem aprendendo programação (python) se tiverem perfil pra ajudar a construir as macros e treinar melhor as IAs, e isso seria interessante ser movimentado e antecipado pelas próprias consultorias que trabalham com esses times para não demitir em massa. É o tipo de trabalho que realmente corre risco de ser eliminado em time de design do meu ponto de vista, por ser um trabalho mecânico que hoje ainda exige muita gente alocada mas que daqui a pouco não necessitará mais</text:p>
          </table:table-cell>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Ciências Sociais e Jurídicas (Direito) </text:p>
          </table:table-cell>
          <table:table-cell table:style-name="ce3" office:value-type="string" calcext:value-type="string">
            <text:p>Expatriaçã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 Google Translate, Shazam</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EVITAR A MA-FÉ NA SUA UTILIZAÇÃO</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ACREDITO QUE SEJA POSSÍVEL A SUBSTITUIÇÃO MAS INEXITOSA POIS A MINHA ÁREA DEPENDE MUITO DE SUBJETIVIDADE HUMANA.</text:p>
          </table:table-cell>
          <table:table-cell table:style-name="ce6" office:value-type="string" calcext:value-type="string">
            <text:p>PLANTO A SEMENTE DE QUE TANTO O LIVRO FÍSICO COMO O SER HUMANO SÃO INSUBSTITUÍVEIS, O LIVRO VIRTUAL BEM COMO A IA IRÃO COEXISTIR DE FORMA HARMÔNICA E INTERDEPENDENTE.</text:p>
          </table:table-cell>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Eletrica </text:p>
          </table:table-cell>
          <table:table-cell table:style-name="ce3" office:value-type="string" calcext:value-type="string">
            <text:p>Empresario na area de TI</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Suporte técnico, Geração de ideias, Criação de conteúdo, Curiosidades e fatos triviais, Orientação de viagens,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Trazer informações atualizadas e recentes., Incorporação de conhecimento especializado em áreas específicas., Integração de recursos multimídia/foto nas respostas.</text:p>
          </table:table-cell>
          <table:table-cell table:style-name="ce3" office:value-type="string" calcext:value-type="string">
            <text:p>Sim</text:p>
          </table:table-cell>
          <table:table-cell table:style-name="ce3" office:value-type="string" calcext:value-type="string">
            <text:p>Siri (Apple), Google Assistant, Alexa (Amazon), Cortana (Microsoft), Bixby (Samsung), Midjourney, Google Translate, Shazam, Outro ChatBot (seja em website e/ou WhatsApp)</text:p>
          </table:table-cell>
          <table:table-cell table:style-name="ce3" office:value-type="string" calcext:value-type="string">
            <text:p>Iguais</text:p>
          </table:table-cell>
          <table:table-cell table:style-name="ce3" office:value-type="string" calcext:value-type="string">
            <text:p>Criação de imagens, vídeos ou apresentações multimídia e integração com outros sistemas.</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BARD da Google</text:p>
          </table:table-cell>
          <table:table-cell table:style-name="ce3" office:value-type="string" calcext:value-type="string">
            <text:p>Exist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Suporte tecnico, Traduções, elaboração de propostas técnicas, elaboração de scripts de programação, etc</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Licenciatura plena em Educação Fisica</text:p>
          </table:table-cell>
          <table:table-cell table:style-name="ce3" office:value-type="string" calcext:value-type="string">
            <text:p>Professor educação fisica</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 Geração de idei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Aumento da exatidão nas respostas., Identificação de informações incorretas ou falsas., Incorporação de conhecimento especializado em áreas específicas., Habilidade de identificar sarcasmo e ironia.</text:p>
          </table:table-cell>
          <table:table-cell table:style-name="ce3" office:value-type="string" calcext:value-type="string">
            <text:p>Sim</text:p>
          </table:table-cell>
          <table:table-cell table:style-name="ce3" office:value-type="string" calcext:value-type="string">
            <text:p>Siri (Apple), Alexa (Amazon), Google Translate, Shazam</text:p>
          </table:table-cell>
          <table:table-cell table:style-name="ce3" office:value-type="string" calcext:value-type="string">
            <text:p>Melhores</text:p>
          </table:table-cell>
          <table:table-cell/>
          <table:table-cell table:style-name="ce3" office:value-type="string" calcext:value-type="string">
            <text:p>Aumento da produtividade, Redução de erros humanos, Otimização de tempo, Análise avançada de dados</text:p>
          </table:table-cell>
          <table:table-cell table:style-name="ce3" office:value-type="string" calcext:value-type="string">
            <text:p>Nao</text:p>
          </table:table-cell>
          <table:table-cell table:style-name="ce3" office:value-type="string" calcext:value-type="string">
            <text:p>Rapidez tomada decisão </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Nenhuma</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Direito</text:p>
          </table:table-cell>
          <table:table-cell table:style-name="ce3" office:value-type="string" calcext:value-type="string">
            <text:p>Advogado </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Curiosidades e fatos triviais</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 Habilidade de identificar sarcasmo e ironia., Geração de respostas mais criativas e inovadoras.</text:p>
          </table:table-cell>
          <table:table-cell table:style-name="ce3" office:value-type="string" calcext:value-type="string">
            <text:p>Sim</text:p>
          </table:table-cell>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Melhoria da tomada de decisão, Otimização de tempo, Automatização de tarefas</text:p>
          </table:table-cell>
          <table:table-cell table:style-name="ce3" office:value-type="string" calcext:value-type="string">
            <text:p>Não sei o nome</text:p>
          </table:table-cell>
          <table:table-cell table:style-name="ce3" office:value-type="string" calcext:value-type="string">
            <text:p>Conhecimento e desenvolvimento de questões jurídicas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Secretaria e estagiários </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Agronomia</text:p>
          </table:table-cell>
          <table:table-cell table:style-name="ce3" office:value-type="string" calcext:value-type="string">
            <text:p>Outro</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Alexa (Amazon)</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Análise avançada de dados</text:p>
          </table:table-cell>
          <table:table-cell table:style-name="ce3" office:value-type="string" calcext:value-type="string">
            <text:p>Nao</text:p>
          </table:table-cell>
          <table:table-cell table:style-name="ce3" office:value-type="string" calcext:value-type="string">
            <text:p>Mais radishes</text:p>
          </table:table-cell>
          <table:table-cell table:style-name="ce3" office:value-type="float" office:value="4" calcext:value-type="float">
            <text:p>4</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de Controle e Automação</text:p>
          </table:table-cell>
          <table:table-cell table:style-name="ce3" office:value-type="string" calcext:value-type="string">
            <text:p>Cientista de dados atuando em processamento de linguagem natural</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 Trabalho na Microsoft. Estou ajudando na adaptação dos LLMs da Open.AI para o Office365.</text:p>
          </table:table-cell>
          <table:table-cell table:style-name="ce3" office:value-type="string" calcext:value-type="string">
            <text:p>Esclarecimento de dúvidas gerais, Suporte técnico, Revisão de textos, Geração de ideias, Curiosidades e fatos triviais, Ajuda com resolução de problemas, Faz parte do meu trabalho.</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Habilidade de identificar sarcasmo e ironia., Integração de recursos multimídia/foto nas respost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Cortana (Microsoft), Midjourney, DALL-E, Google Translate, Shazam</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Exemplos principais que me ajudam no geral (não relacionado a projetos específicos): Ferramentas de busca e chatbots de suporte (ainda fazem uso de modelos menores para alguns casos).</text:p>
          </table:table-cell>
          <table:table-cell table:style-name="ce3" office:value-type="string" calcext:value-type="string">
            <text:p>NA</text:p>
          </table:table-cell>
          <table:table-cell table:style-name="ce3" office:value-type="float" office:value="4" calcext:value-type="float">
            <text:p>4</text:p>
          </table:table-cell>
          <table:table-cell table:style-name="ce3" office:value-type="string" calcext:value-type="string">
            <text:p>Hoje</text:p>
          </table:table-cell>
          <table:table-cell table:style-name="ce6" office:value-type="string" calcext:value-type="string">
            <text:p>Não acredito em substituição completa num futuro próximo. No entanto, o aumento da eficiência é de uma magnitude que reduz consideravelmente o número de profissionais necessários. Exemplos de atividades onde inteligências artificiais auxiliam: 0tirar dúvidas técnicas, escrever códigos, analisar dados, escrever ou resumir emails, resumir reuniões, resumir conteúdo de documentos, ajudar a priorizar atividades, e automatizar etapas de uma pipeline de treinamento de modelo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eiro Civil</text:p>
          </table:table-cell>
          <table:table-cell table:style-name="ce3" office:value-type="string" calcext:value-type="string">
            <text:p>Consultoria</text:p>
          </table:table-cell>
          <table:table-cell table:number-columns-repeated="2" table:style-name="ce3" office:value-type="string" calcext:value-type="string">
            <text:p>Sim</text:p>
          </table:table-cell>
          <table:table-cell table:style-name="ce3" office:value-type="string" calcext:value-type="string">
            <text:p>Diversão/Curiosidade, Entender um pouco do uso da ferramenta</text:p>
          </table:table-cell>
          <table:table-cell table:style-name="ce3" office:value-type="string" calcext:value-type="string">
            <text:p>Revisão de textos, Geração de ideias, montar mensagem de email automatica</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Melhoria na compreensão de textos, Identificação de informações incorretas ou falsas., Aumento da capacidade de compreender e gerar conteúdo multilíngue.,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Liz da Bizhub</text:p>
          </table:table-cell>
          <table:table-cell table:style-name="ce3" office:value-type="string" calcext:value-type="string">
            <text:p>Melhores</text:p>
          </table:table-cell>
          <table:table-cell table:style-name="ce3" office:value-type="string" calcext:value-type="string">
            <text:p>Interatividade</text:p>
          </table:table-cell>
          <table:table-cell table:style-name="ce3" office:value-type="string" calcext:value-type="string">
            <text:p>Otimização de tempo, Automatização de tarefas</text:p>
          </table:table-cell>
          <table:table-cell table:style-name="ce3" office:value-type="string" calcext:value-type="string">
            <text:p>Não</text:p>
          </table:table-cell>
          <table:table-cell table:style-name="ce3" office:value-type="string" calcext:value-type="string">
            <text:p>Automação de tarefas</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Cargos de monitoramernto de dados, emissão de alertas e análise estatistica</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Ergonomia</text:p>
          </table:table-cell>
          <table:table-cell table:style-name="ce3" office:value-type="string" calcext:value-type="string">
            <text:p>Design e comunicaçã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Suporte técnico, Geração de ideias, Criação de conteúdo</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Capacidade de entender palavras correlatas profissionalmente (exemplo: planilha x tabela), Integração de recursos multimídia/foto nas respostas., Incorporação de recursos de voz para comunicação ora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Midjourney, Google Translate, Shazam</text:p>
          </table:table-cell>
          <table:table-cell table:style-name="ce3" office:value-type="string" calcext:value-type="string">
            <text:p>Iguais</text:p>
          </table:table-cell>
          <table:table-cell/>
          <table:table-cell table:style-name="ce3" office:value-type="string" calcext:value-type="string">
            <text:p>Otimização de tempo, Automatização de tarefas</text:p>
          </table:table-cell>
          <table:table-cell table:style-name="ce3" office:value-type="string" calcext:value-type="string">
            <text:p>https://chat.openai.com/ </text:p>
            <text:p>https://www.thegpttimes.com/ </text:p>
            <text:p>https://www.midjourney.com/ </text:p>
            <text:p>https://stablediffusionweb.com/ </text:p>
            <text:p>https://codewp.ai/ </text:p>
            <text:p>https://www.sitekick.ai/ </text:p>
            <text:p>https://humanpal.io/</text:p>
            <text:p>https://contentbot.ai/ </text:p>
            <text:p>https://lexica.art/ </text:p>
            <text:p>https://civitai.com/ </text:p>
            <text:p>https://www.synthesia.io/ </text:p>
            <text:p>https://www.perplexity.ai/ </text:p>
            <text:p>https://www.copy.ai/ </text:p>
            <text:p>https://infinitycopy.ai/ </text:p>
            <text:p>https://www.synthesia.io/ </text:p>
            <text:p>https://brandmark.io/ </text:p>
            <text:p>https://www.gliacloud.com/en/</text:p>
            <text:p>https://pictory.ai/ </text:p>
            <text:p>https://www.veed.io/ </text:p>
            <text:p>https://voicely.net/</text:p>
            <text:p>https://invideo.io/</text:p>
            <text:p>https://speechtext.ai/ </text:p>
          </table:table-cell>
          <table:table-cell table:style-name="ce3" office:value-type="string" calcext:value-type="string">
            <text:p>exist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Redação, editoração, projeto, atendimento</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Comunicação social - Reações Públicas </text:p>
          </table:table-cell>
          <table:table-cell table:style-name="ce3" office:value-type="string" calcext:value-type="string">
            <text:p>Aposentad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Alexa (Amazon), Google Translate</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Otimização de tempo, Análise avançada de dados</text:p>
          </table:table-cell>
          <table:table-cell table:style-name="ce3" office:value-type="string" calcext:value-type="string">
            <text:p>Não </text:p>
          </table:table-cell>
          <table:table-cell table:style-name="ce3" office:value-type="string" calcext:value-type="string">
            <text:p>Acredito que a IA facilitará a vida profissional de todos se bem utilizada.</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Redação de textos, elaboração de cerimoniais e protocolos, manutenção de mailing list, confecção de relatórios, planilhas de custos.</text:p>
          </table:table-cell>
          <table:table-cell table:style-name="ce6" office:value-type="string" calcext:value-type="string">
            <text:p>Acredito nas facilidades da IA só penso que as negociações ainda serão feitas pessoalmente.</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Marketing</text:p>
          </table:table-cell>
          <table:table-cell table:style-name="ce3" office:value-type="string" calcext:value-type="string">
            <text:p>TI - Change Management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Revisão de textos, Geração de ideias, Criação de conteúdo, Curiosidades e fatos triviais, Ajuda com resolução de problemas</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Trazer informações atualizadas e recentes., Identificação de informações incorretas ou falsas., Incorporação de conhecimento especializado em áreas específicas., Habilidade de identificar sarcasmo e ironia., Integração de recursos multimídia/foto nas respostas., Detecção e correção de erros gramaticais e ortográficos., Fornecimento de referências e citações (reais)., Interação com outros aplicativos (word, excel)</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Melhoria da tomada de decisão, Otimização de tempo, Automatização de tarefas</text:p>
          </table:table-cell>
          <table:table-cell table:style-name="ce3" office:value-type="string" calcext:value-type="string">
            <text:p>Não </text:p>
          </table:table-cell>
          <table:table-cell table:style-name="ce3" office:value-type="string" calcext:value-type="string">
            <text:p>Otimização do tempo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nálise de contextos, atas de reunião, comunicados</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Não</text:p>
          </table:table-cell>
          <table:table-cell table:style-name="ce3" office:value-type="string" calcext:value-type="string">
            <text:p>Educação.</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Revisão de textos, Geração de ideias</text:p>
          </table:table-cell>
          <table:table-cell table:number-columns-repeated="3"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string" calcext:value-type="string">
            <text:p>Melhoria na compreensão de textos, Aumento da exatidão nas respostas., Explicações mais detalhadas e justificativas., Identificação de informações incorretas ou falsas., Aumento da capacidade de compreender e gerar conteúdo multilíngue., Integração de recursos multimídia/foto nas respostas., Detecção e correção de erros gramaticais e ortográficos., Reconhecimento e resposta a comandos de voz.</text:p>
          </table:table-cell>
          <table:table-cell table:style-name="ce3" office:value-type="string" calcext:value-type="string">
            <text:p>Não</text:p>
          </table:table-cell>
          <table:table-cell table:number-columns-repeated="3"/>
          <table:table-cell table:style-name="ce3" office:value-type="string" calcext:value-type="string">
            <text:p>Otimização de tempo, Automatização de tarefas</text:p>
          </table:table-cell>
          <table:table-cell table:style-name="ce3" office:value-type="string" calcext:value-type="string">
            <text:p>Não</text:p>
          </table:table-cell>
          <table:table-cell table:style-name="ce3" office:value-type="string" calcext:value-type="string">
            <text:p>Otimização do tempo para corrigir atividades dos alunos.</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Talvez a parte da secretaria com documentação, mas em sala de aula, não substituiria.</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Mídia e Tecnologia</text:p>
          </table:table-cell>
          <table:table-cell table:style-name="ce3" office:value-type="string" calcext:value-type="string">
            <text:p>Tecnologias da informaçã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Criação de conteúdo, Curiosidades e fatos triviais, Traduçã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Identificação de informações incorretas ou falsas., Incorporação de recursos de voz para comunicação oral., Reconhecimento e resposta a comandos de voz.</text:p>
          </table:table-cell>
          <table:table-cell table:style-name="ce3" office:value-type="string" calcext:value-type="string">
            <text:p>Sim</text:p>
          </table:table-cell>
          <table:table-cell table:style-name="ce3" office:value-type="string" calcext:value-type="string">
            <text:p>Google Assistant</text:p>
          </table:table-cell>
          <table:table-cell table:style-name="ce3" office:value-type="string" calcext:value-type="string">
            <text:p>Piores</text:p>
          </table:table-cell>
          <table:table-cell/>
          <table:table-cell table:style-name="ce3" office:value-type="string" calcext:value-type="string">
            <text:p>Aumento da produtividade, Otimização de tempo</text:p>
          </table:table-cell>
          <table:table-cell table:style-name="ce3" office:value-type="string" calcext:value-type="string">
            <text:p>Github Copilot</text:p>
          </table:table-cell>
          <table:table-cell table:style-name="ce3" office:value-type="string" calcext:value-type="string">
            <text:p>Exist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Monitoramento de Aplicações </text:p>
          </table:table-cell>
          <table:table-cell table:style-name="ce6" office:value-type="string" calcext:value-type="string">
            <text:p>Me envie o resultado final da pesquisa, por favor</text:p>
          </table:table-cell>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Pós Graduação (MBA)</text:p>
          </table:table-cell>
          <table:table-cell table:number-columns-repeated="2" table:style-name="ce3" office:value-type="string" calcext:value-type="string">
            <text:p>Publicidade</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Geração de ideias, Criação de conteúdo</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Identificação de informações incorretas ou falsas., Incorporação de conhecimento especializado em áreas específicas., Habilidade de identificar sarcasmo e ironia., Integração de recursos multimídia/foto nas respostas., Fornecimento de referências e citações (reais)., Incorporação de recursos de voz para comunicação oral.</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Otimização de tempo, Análise avançada de dados</text:p>
          </table:table-cell>
          <table:table-cell table:style-name="ce3" office:value-type="string" calcext:value-type="string">
            <text:p>Não</text:p>
          </table:table-cell>
          <table:table-cell table:style-name="ce3" office:value-type="string" calcext:value-type="string">
            <text:p>não tenho opinião sobre iss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Revisor, tradutor</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Jornalismo - Comunicação Social</text:p>
          </table:table-cell>
          <table:table-cell table:style-name="ce3" office:value-type="string" calcext:value-type="string">
            <text:p>Comunicação Interna (Famesp) e Jornalista (Unesp FM)</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Geração de ideias</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Explicações mais detalhadas e justificativas., Trazer informações atualizadas e recentes., Integração de recursos multimídia/foto nas respostas., Fornecimento de referências e citações (reais).</text:p>
          </table:table-cell>
          <table:table-cell table:style-name="ce3" office:value-type="string" calcext:value-type="string">
            <text:p>Não</text:p>
          </table:table-cell>
          <table:table-cell table:number-columns-repeated="3"/>
          <table:table-cell table:style-name="ce3" office:value-type="string" calcext:value-type="string">
            <text:p>Otimização de tempo, Automatização de tarefas, Análise avançada de dados</text:p>
          </table:table-cell>
          <table:table-cell table:style-name="ce3" office:value-type="string" calcext:value-type="string">
            <text:p>Na área hospitalar, a IA é uma ferramenta que traz mais benefícios para os pacientes, porque integra muitos serviços e ainda guarda informações precisas de histórico de exames, consultas, interconsultas, avisa sobre os próximos procedimentos a serem feitos no hospital, mantém o fluxo de comunicação com os postos e/ou unidades de saúde de outros municípios; além de dar oportunidade para os usuários avaliarem o atendimento. </text:p>
            <text:p/>
            <text:p>Para o hospital, a IA otimiza tempo das equipes de recepção e agendamento que podem utilizar a jornada de trabalho para atividades menos burocráticas; facilita o processo interno de pesquisa de clima organizacional online (implantado neste ano e que faz a mensuração quanti e qualitativa em tempo real); dinamiza a tomada de decisões estratégicas (porque já reúne os dados necessários e assertivos); promove segurança de dados (foi instalado sistema de biometria para identificação segura dos pacientes); proporciona o acesso ao boletim médico de forma segura (segue LGBT), entre outras vantagens. </text:p>
          </table:table-cell>
          <table:table-cell table:style-name="ce3" office:value-type="string" calcext:value-type="string">
            <text:p>Não se aplica</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Se a IA reunisse dados de 2023 até o momento, em tempo real, acredito que a função de Produção e Pesquisa de arquivos e dados, seria facilmente substituída, porque a reunião de informações é bem assertiva, caso as fontes de conteúdo estivessem acessíveis na internet. </text:p>
          </table:table-cell>
          <table:table-cell table:style-name="ce6" office:value-type="string" calcext:value-type="string">
            <text:p>A IA não é a vilã de substituição ou supressão de cargos e funções. Processos administrativos e burocráticos serão modificados e até extinguidos. O ser humano, com sua criatividade e rede complexa de inteligência e resiliência, precisa se adaptar. Muitas pessoas são resistentes às mudanças na cultura do trabalho, mas esquecem que já passamos por muitas revoluções industriais. </text:p>
            <text:p/>
            <text:p>Já existiu o ofício do acendedor de lampiões e hoje vivemos o conforto e a segurança proporcionados pela rede elétrica fotovoltaica e automatizada no sistema de iluminação pública. Também já existiu a função do cobrador de ônibus e hoje temos um procedimento mais seguro, prático e acessível de cartão do usuário que é abastecido de forma online. Já foi a época de ligar para os familiares usando orelhões públicos, hoje, dificilmente um indivíduo vive sem um aparelho celular com acesso à tecnologia 5G.</text:p>
            <text:p/>
            <text:p>A IA veio para facilitar a vida da humanidade na era contemporânea e revolucionar a maneira como nos comunicamos, relacionamos, nos conectamos e usufruímos o melhor de cada recurso que é criado pelo próprio homem. </text:p>
            <text:p/>
            <text:p>Basta que ela esteja acessível a todos de forma equânime, esse é o maior desafio, num planeta em que ainda temos pessoas famintas e sem acesso à água potável e ao saneamento básico. </text:p>
          </table:table-cell>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Relações Públicas</text:p>
          </table:table-cell>
          <table:table-cell table:style-name="ce3" office:value-type="string" calcext:value-type="string">
            <text:p>Social media e estudante de mestrado</text:p>
          </table:table-cell>
          <table:table-cell table:number-columns-repeated="2" table:style-name="ce3" office:value-type="string" calcext:value-type="string">
            <text:p>Sim</text:p>
          </table:table-cell>
          <table:table-cell table:style-name="ce3" office:value-type="string" calcext:value-type="string">
            <text:p>Assistência profissional, pesquisa sobre sua influência no dia a dia</text:p>
          </table:table-cell>
          <table:table-cell table:style-name="ce3" office:value-type="string" calcext:value-type="string">
            <text:p>Geração de ideias, Curiosidades e fatos triviais, Tradução</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Trazer informações atualizadas e recentes., Identificação de informações incorretas ou falsas., Capacidade de entender palavras correlatas profissionalmente (exemplo: planilha x tabela),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Google Translate, Shazam, Outro ChatBot (seja em website e/ou WhatsApp)</text:p>
          </table:table-cell>
          <table:table-cell table:style-name="ce3" office:value-type="string" calcext:value-type="string">
            <text:p>Iguais</text:p>
          </table:table-cell>
          <table:table-cell table:style-name="ce3" office:value-type="string" calcext:value-type="string">
            <text:p>Algumas ferramentas são bem gerais e trazem um panorama de "template pronto", o que deixa todos os trabalhos bem semelhantes</text:p>
          </table:table-cell>
          <table:table-cell table:style-name="ce3" office:value-type="string" calcext:value-type="string">
            <text:p>Análise avançada de dados</text:p>
          </table:table-cell>
          <table:table-cell table:style-name="ce3" office:value-type="string" calcext:value-type="string">
            <text:p>ChatBoot</text:p>
          </table:table-cell>
          <table:table-cell table:style-name="ce3" office:value-type="string" calcext:value-type="string">
            <text:p>não</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Redator, porém acho pouco provável.</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Marketing </text:p>
          </table:table-cell>
          <table:table-cell table:style-name="ce3" office:value-type="string" calcext:value-type="string">
            <text:p>Assessora de Imprensa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Geração de ideias, Criação de conteúdo, Tradução</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Aumento da capacidade de compreender e gerar conteúdo multilíngue., Detecção e correção de erros gramaticais e ortográficos., Integração de recursos de tradução em tempo real para conversas multilíngues.</text:p>
          </table:table-cell>
          <table:table-cell table:style-name="ce3" office:value-type="string" calcext:value-type="string">
            <text:p>Não</text:p>
          </table:table-cell>
          <table:table-cell table:number-columns-repeated="3"/>
          <table:table-cell table:style-name="ce3" office:value-type="string" calcext:value-type="string">
            <text:p>Otimização de tempo</text:p>
          </table:table-cell>
          <table:table-cell table:style-name="ce3" office:value-type="string" calcext:value-type="string">
            <text:p>não</text:p>
          </table:table-cell>
          <table:table-cell table:style-name="ce3" office:value-type="string" calcext:value-type="string">
            <text:p>mais informações e traduções melhores para outros idioma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Elétrica</text:p>
          </table:table-cell>
          <table:table-cell table:style-name="ce3" office:value-type="string" calcext:value-type="string">
            <text:p>Finanças</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Revisão de textos, Geração de ideias, Criação de conteúdo</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Aumento da exatidão nas respostas., Trazer informações atualizadas e recentes., Fornecimento de referências e citações (reai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Otimização de tempo, Automatização de tarefas</text:p>
          </table:table-cell>
          <table:table-cell table:style-name="ce3" office:value-type="string" calcext:value-type="string">
            <text:p>NÃO</text:p>
          </table:table-cell>
          <table:table-cell table:style-name="ce3" office:value-type="string" calcext:value-type="string">
            <text:p>Análise avançada de dados ; planilhamento de balanços</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style-name="ce6" office:value-type="string" calcext:value-type="string">
            <text:p>Triagem e organização de informações. </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Mecânico </text:p>
          </table:table-cell>
          <table:table-cell table:style-name="ce3" office:value-type="string" calcext:value-type="string">
            <text:p>Gestão de Projetos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Suporte técnico, Geração de ideias, Criação de conteúdo</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Nos precisamos aprender a fazer perguntas </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Otimização de tempo</text:p>
          </table:table-cell>
          <table:table-cell table:style-name="ce3" office:value-type="string" calcext:value-type="string">
            <text:p>Não</text:p>
          </table:table-cell>
          <table:table-cell table:style-name="ce3" office:value-type="string" calcext:value-type="string">
            <text:p>Nao conheço ainda se tem ou não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Construção de especificações técnicas a partir de requisitos funcionais de projetos de equipamentos conhecidos. </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Bacharel em Química </text:p>
          </table:table-cell>
          <table:table-cell table:style-name="ce3" office:value-type="string" calcext:value-type="string">
            <text:p>Industrial Pesquisa e desenvolvimento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Suporte técnico, Geração de ideias,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Detecção e correção de erros gramaticais e ortográficos., Fornecimento de referências e citações (reais)., Incorporação de recursos de voz para comunicação oral., Reconhecimento e resposta a comandos de voz., Interação com outros aplicativos (word, excel)</text:p>
          </table:table-cell>
          <table:table-cell table:style-name="ce3" office:value-type="string" calcext:value-type="string">
            <text:p>Não</text:p>
          </table:table-cell>
          <table:table-cell table:number-columns-repeated="3"/>
          <table:table-cell table:style-name="ce3" office:value-type="string" calcext:value-type="string">
            <text:p>Melhoria da tomada de decisão, Otimização de tempo, Análise avançada de dados</text:p>
          </table:table-cell>
          <table:table-cell table:style-name="ce3" office:value-type="string" calcext:value-type="string">
            <text:p>Não </text:p>
          </table:table-cell>
          <table:table-cell table:style-name="ce3" office:value-type="string" calcext:value-type="string">
            <text:p>Redução e otimização de tempo e custo</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 Eletricista.</text:p>
          </table:table-cell>
          <table:table-cell table:style-name="ce3" office:value-type="string" calcext:value-type="string">
            <text:p>Aposentado</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Google Translate</text:p>
          </table:table-cell>
          <table:table-cell table:style-name="ce3" office:value-type="string" calcext:value-type="string">
            <text:p>Nunca utilizei outras ferramentas.</text:p>
          </table:table-cell>
          <table:table-cell/>
          <table:table-cell table:style-name="ce3" office:value-type="string" calcext:value-type="string">
            <text:p>Nunca usei</text:p>
          </table:table-cell>
          <table:table-cell table:style-name="ce3" office:value-type="string" calcext:value-type="string">
            <text:p>Não </text:p>
          </table:table-cell>
          <table:table-cell table:style-name="ce3" office:value-type="string" calcext:value-type="string">
            <text:p>Nada</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Não sei dizer.</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text:p>
          </table:table-cell>
          <table:table-cell table:style-name="ce3" office:value-type="string" calcext:value-type="string">
            <text:p>Financeira</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Curiosidades e fatos triviais</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4" table:style-name="ce3" office:value-type="float" office:value="3" calcext:value-type="float">
            <text:p>3</text:p>
          </table:table-cell>
          <table:table-cell table:style-name="ce3" office:value-type="string" calcext:value-type="string">
            <text:p>Aumento da exatidão nas respostas., Trazer informações atualizadas e recente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Melhoria da tomada de decisão, Otimização de tempo, Automatização de tarefas, Análise avançada de dados</text:p>
          </table:table-cell>
          <table:table-cell table:number-columns-repeated="2" table:style-name="ce3" office:value-type="string" calcext:value-type="string">
            <text:p>Nã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Não</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eiro</text:p>
          </table:table-cell>
          <table:table-cell table:style-name="ce3" office:value-type="string" calcext:value-type="string">
            <text:p>dirigente de empresa</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Criação de conteúdo</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Trazer informações atualizadas e recentes., Fornecimento de referências e citações (reais)., Interação em caso de dúvida em relação à pergunta.</text:p>
          </table:table-cell>
          <table:table-cell table:style-name="ce3" office:value-type="string" calcext:value-type="string">
            <text:p>Não</text:p>
          </table:table-cell>
          <table:table-cell table:number-columns-repeated="3"/>
          <table:table-cell table:style-name="ce3" office:value-type="string" calcext:value-type="string">
            <text:p>Aumento da produtividade</text:p>
          </table:table-cell>
          <table:table-cell table:style-name="ce3" office:value-type="string" calcext:value-type="string">
            <text:p>nao</text:p>
          </table:table-cell>
          <table:table-cell table:style-name="ce3" office:value-type="string" calcext:value-type="string">
            <text:p>apoio</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text:p>
          </table:table-cell>
          <table:table-cell table:style-name="ce3" office:value-type="string" calcext:value-type="string">
            <text:p>Consultoria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Revisão de textos, Geração de ideias, Criação de conteúdo, Curiosidades e fatos triviais, Consulta literária de alguns temas técnicos </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Aumento da exatidão nas respostas., Explicações mais detalhadas e justificativas., Trazer informações atualizadas e recentes., Incorporação de conhecimento especializado em áreas específicas., Detecção e correção de erros gramaticais e ortográficos., Geração de respostas mais criativas e inovadoras., Fornecimento de referências e citações (reais)., Interação com outros aplicativos (word, excel), Interação em caso de dúvida em relação à pergunta.</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ao</text:p>
          </table:table-cell>
          <table:table-cell table:style-name="ce3" office:value-type="string" calcext:value-type="string">
            <text:p>Respostas técnicas com fonte literária da informação prestada</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Direito</text:p>
          </table:table-cell>
          <table:table-cell table:style-name="ce3" office:value-type="string" calcext:value-type="string">
            <text:p>Bancari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Cortana (Microsoft), Google Translate</text:p>
          </table:table-cell>
          <table:table-cell table:style-name="ce3" office:value-type="string" calcext:value-type="string">
            <text:p>Nunca utilizei outras ferramentas.</text:p>
          </table:table-cell>
          <table:table-cell/>
          <table:table-cell table:style-name="ce3" office:value-type="string" calcext:value-type="string">
            <text:p>Automatização de tarefas</text:p>
          </table:table-cell>
          <table:table-cell table:style-name="ce3" office:value-type="string" calcext:value-type="string">
            <text:p>Nao</text:p>
          </table:table-cell>
          <table:table-cell table:style-name="ce3" office:value-type="string" calcext:value-type="string">
            <text:p>Mais facilidade</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Assistentes jurídicos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Civil </text:p>
          </table:table-cell>
          <table:table-cell table:style-name="ce3" office:value-type="string" calcext:value-type="string">
            <text:p>Consultoria em qualidade e gestão </text:p>
          </table:table-cell>
          <table:table-cell table:number-columns-repeated="2" table:style-name="ce3" office:value-type="string" calcext:value-type="string">
            <text:p>Sim</text:p>
          </table:table-cell>
          <table:table-cell table:style-name="ce3" office:value-type="string" calcext:value-type="string">
            <text:p>Estudo da Língua Inglesa </text:p>
          </table:table-cell>
          <table:table-cell table:style-name="ce3" office:value-type="string" calcext:value-type="string">
            <text:p>Discussão sobre o assunto estudado </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string" calcext:value-type="string">
            <text:p>Não sei dizer</text:p>
          </table:table-cell>
          <table:table-cell table:style-name="ce3" office:value-type="string" calcext:value-type="string">
            <text:p>Não</text:p>
          </table:table-cell>
          <table:table-cell table:number-columns-repeated="3"/>
          <table:table-cell table:style-name="ce3" office:value-type="string" calcext:value-type="string">
            <text:p>Melhoria da tomada de decisão</text:p>
          </table:table-cell>
          <table:table-cell table:style-name="ce3" office:value-type="string" calcext:value-type="string">
            <text:p>Não </text:p>
          </table:table-cell>
          <table:table-cell table:style-name="ce3" office:value-type="string" calcext:value-type="string">
            <text:p>Orientar sobre padrões de trabalho, incluindo monitoramento da execução de tarefa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Inspetores da qualidade, validação de projetos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Engenharia </text:p>
          </table:table-cell>
          <table:table-cell table:style-name="ce3" office:value-type="string" calcext:value-type="string">
            <text:p>Aposentad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As. Relacionadas na resposta da pergunta "Quais são os principais benefícios..."</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Desenho, projeto, layout, cálculos.</text:p>
          </table:table-cell>
          <table:table-cell table:style-name="ce6" office:value-type="string" calcext:value-type="string">
            <text:p>Trata-se de ferramentas que auxiliam no planejamento, programação e execução de projetos nas áreas de administração e engenharia.</text:p>
          </table:table-cell>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Matemática</text:p>
          </table:table-cell>
          <table:table-cell table:style-name="ce3" office:value-type="string" calcext:value-type="string">
            <text:p>aposentada, estudante (pós graduação)</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Revisão de textos, Tradução</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Aumento da exatidão nas respostas., Identificação de informações incorretas ou falsas.</text:p>
          </table:table-cell>
          <table:table-cell table:style-name="ce3" office:value-type="string" calcext:value-type="string">
            <text:p>Sim</text:p>
          </table:table-cell>
          <table:table-cell table:style-name="ce3" office:value-type="string" calcext:value-type="string">
            <text:p>Google Assistant, Alexa (Amazon), Google Translate</text:p>
          </table:table-cell>
          <table:table-cell table:style-name="ce3" office:value-type="string" calcext:value-type="string">
            <text:p>Melhores</text:p>
          </table:table-cell>
          <table:table-cell table:style-name="ce3" office:value-type="string" calcext:value-type="string">
            <text:p>Mais minucioso</text:p>
          </table:table-cell>
          <table:table-cell table:style-name="ce3" office:value-type="string" calcext:value-type="string">
            <text:p>Redução de erros humanos, Otimização de tempo</text:p>
          </table:table-cell>
          <table:table-cell table:style-name="ce3" office:value-type="string" calcext:value-type="string">
            <text:p>não</text:p>
          </table:table-cell>
          <table:table-cell table:style-name="ce3" office:value-type="string" calcext:value-type="string">
            <text:p>exatamente o que o Chat GPt oferece</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Atendimento, Informações, serviços mecânicos, acredito que nunca substituirá trabalhos qualificados e especializados.</text:p>
          </table:table-cell>
          <table:table-cell table:style-name="ce6" office:value-type="string" calcext:value-type="string">
            <text:p>Utilizar o tempo humano para fazer o que a máquina não consegue.</text:p>
          </table:table-cell>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Engenharia de segurança do trabalho </text:p>
          </table:table-cell>
          <table:table-cell table:style-name="ce3" office:value-type="string" calcext:value-type="string">
            <text:p>Engenharia de Incêndio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Geração de ideias, Tradução</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Trazer informações atualizadas e recentes., Capacidade de entender palavras correlatas profissionalmente (exemplo: planilha x tabela), Fornecimento de referências e citações (reai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text:p>
          </table:table-cell>
          <table:table-cell table:number-columns-repeated="2" table:style-name="ce3" office:value-type="string" calcext:value-type="string">
            <text:p>Não </text:p>
          </table:table-cell>
          <table:table-cell table:style-name="ce3" office:value-type="float" office:value="1" calcext:value-type="float">
            <text:p>1</text:p>
          </table:table-cell>
          <table:table-cell table:style-name="ce3" office:value-type="string" calcext:value-type="string">
            <text:p>Hoje</text:p>
          </table:table-cell>
          <table:table-cell table:style-name="ce6" office:value-type="string" calcext:value-type="string">
            <text:p>Secretaria </text:p>
          </table:table-cell>
          <table:table-cell table:style-name="ce6" office:value-type="string" calcext:value-type="string">
            <text:p>Interessante para quem não conhece </text:p>
          </table:table-cell>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Não </text:p>
          </table:table-cell>
          <table:table-cell table:style-name="ce3" office:value-type="string" calcext:value-type="string">
            <text:p>Estudante de Arquitetura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Suporte técnico</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4" table:style-name="ce3" office:value-type="float" office:value="3" calcext:value-type="float">
            <text:p>3</text:p>
          </table:table-cell>
          <table:table-cell table:style-name="ce3" office:value-type="string" calcext:value-type="string">
            <text:p>Aumento da exatidão nas respostas.</text:p>
          </table:table-cell>
          <table:table-cell table:style-name="ce3" office:value-type="string" calcext:value-type="string">
            <text:p>Não</text:p>
          </table:table-cell>
          <table:table-cell table:number-columns-repeated="3"/>
          <table:table-cell table:style-name="ce3" office:value-type="string" calcext:value-type="string">
            <text:p>Redução de erros humanos</text:p>
          </table:table-cell>
          <table:table-cell table:number-columns-repeated="2" table:style-name="ce3" office:value-type="string" calcext:value-type="string">
            <text:p>Não </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Cálculos estruturais.</text:p>
          </table:table-cell>
          <table:table-cell table:style-name="ce6" office:value-type="string" calcext:value-type="string">
            <text:p>O ser humano continuará a ser insubstituível.</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Unesp</text:p>
          </table:table-cell>
          <table:table-cell table:style-name="ce3" office:value-type="string" calcext:value-type="string">
            <text:p>Engenheiro de Dados</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Geração de ideias, Ajuda com resolução de problemas</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Habilidade de identificar sarcasmo e ironia., Integração de recursos multimídia/foto nas respostas., Geração de respostas mais criativas e inovadoras.</text:p>
          </table:table-cell>
          <table:table-cell table:style-name="ce3" office:value-type="string" calcext:value-type="string">
            <text:p>Sim</text:p>
          </table:table-cell>
          <table:table-cell table:style-name="ce3" office:value-type="string" calcext:value-type="string">
            <text:p>Siri (Apple), Google Assistant, Alexa (Amazon), Midjourney, Google Translate</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Otimização de tempo</text:p>
          </table:table-cell>
          <table:table-cell table:style-name="ce3" office:value-type="string" calcext:value-type="string">
            <text:p>Não </text:p>
          </table:table-cell>
          <table:table-cell table:style-name="ce3" office:value-type="string" calcext:value-type="string">
            <text:p>N/A</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criação de código, aplicação, análise dados, criação de arquitetura, modelos de dado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Elétrica</text:p>
          </table:table-cell>
          <table:table-cell table:style-name="ce3" office:value-type="string" calcext:value-type="string">
            <text:p>Aposentado</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Translate</text:p>
          </table:table-cell>
          <table:table-cell table:style-name="ce3" office:value-type="string" calcext:value-type="string">
            <text:p>Nunca utilizei outras ferramentas.</text:p>
          </table:table-cell>
          <table:table-cell/>
          <table:table-cell table:style-name="ce3" office:value-type="string" calcext:value-type="string">
            <text:p>Melhoria da tomada de decisão, Automatização de tarefas, Análise avançada de dados</text:p>
          </table:table-cell>
          <table:table-cell table:number-columns-repeated="2" table:style-name="ce3" office:value-type="string" calcext:value-type="string">
            <text:p>Nao</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Cinema e audiovisual </text:p>
          </table:table-cell>
          <table:table-cell table:style-name="ce3" office:value-type="string" calcext:value-type="string">
            <text:p>Estudante de mestrado</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Bixby (Samsung), Google Translate, Shazam</text:p>
          </table:table-cell>
          <table:table-cell table:style-name="ce3" office:value-type="string" calcext:value-type="string">
            <text:p>Nunca utilizei outras ferramentas.</text:p>
          </table:table-cell>
          <table:table-cell/>
          <table:table-cell table:style-name="ce3" office:value-type="string" calcext:value-type="string">
            <text:p>Não acho que traria benefícios </text:p>
          </table:table-cell>
          <table:table-cell table:style-name="ce3" office:value-type="string" calcext:value-type="string">
            <text:p>Não </text:p>
          </table:table-cell>
          <table:table-cell table:style-name="ce3" office:value-type="string" calcext:value-type="string">
            <text:p>Nao usaria ferramenta igual chat gpt pra minha vida profissional</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Pós Graduação (MBA)</text:p>
          </table:table-cell>
          <table:table-cell table:number-columns-repeated="2" table:style-name="ce3" office:value-type="string" calcext:value-type="string">
            <text:p>Engenheiro Civil</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Criação de conteúdo, Tradução, Ajuda com resolução de problemas</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Identificação de informações incorretas ou falsas., Capacidade de entender palavras correlatas profissionalmente (exemplo: planilha x tabela), Integração de recursos multimídia/foto nas respostas., Interação com outros aplicativos (word, excel)</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Memorial descritivo </text:p>
          </table:table-cell>
          <table:table-cell table:style-name="ce3" office:value-type="string" calcext:value-type="string">
            <text:p>Agilidade</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 Civil</text:p>
          </table:table-cell>
          <table:table-cell table:style-name="ce3" office:value-type="string" calcext:value-type="string">
            <text:p>Imobiliári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Alexa (Amazon), Google Translate</text:p>
          </table:table-cell>
          <table:table-cell table:style-name="ce3" office:value-type="string" calcext:value-type="string">
            <text:p>Iguais</text:p>
          </table:table-cell>
          <table:table-cell table:style-name="ce3" office:value-type="string" calcext:value-type="string">
            <text:p>Impressão que as fontes de conteúdo são mais confiáveis</text:p>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Qualquer tarefa administrativa repetitiva, desde responder dúvidas de clientes, atender solicitações, programar pagamentos, preenchimento automático de informações no ERP/CRM/Banco de dados, etc, tudo até um limite de alçada definido pelo gestor.</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Auxiliares administrativo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eiro</text:p>
          </table:table-cell>
          <table:table-cell table:style-name="ce3" office:value-type="string" calcext:value-type="string">
            <text:p>Química e segurança do trabalho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Alexa (Amazon), Google Translate</text:p>
          </table:table-cell>
          <table:table-cell table:style-name="ce3" office:value-type="string" calcext:value-type="string">
            <text:p>Iguais</text:p>
          </table:table-cell>
          <table:table-cell table:style-name="ce3" office:value-type="string" calcext:value-type="string">
            <text:p>Não tenho opinião </text:p>
          </table:table-cell>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Não </text:p>
          </table:table-cell>
          <table:table-cell table:style-name="ce3" office:value-type="string" calcext:value-type="string">
            <text:p>Facilidade de pesquisa </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Não tenho</text:p>
          </table:table-cell>
          <table:table-cell table:style-name="ce6" office:value-type="string" calcext:value-type="string">
            <text:p>Nao</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eiro Mecânico</text:p>
          </table:table-cell>
          <table:table-cell table:style-name="ce3" office:value-type="string" calcext:value-type="string">
            <text:p>Perito Judicial</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Suporte técnico, Revisão de textos, Geração de ideias</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Habilidade de identificar sarcasmo e ironia., Integração de recursos multimídia/foto nas respostas.,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Cortana (Microsoft), Bixby (Samsung), Midjourney, Google Translate, Shazam</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NÃO</text:p>
          </table:table-cell>
          <table:table-cell table:style-name="ce3" office:value-type="string" calcext:value-type="string">
            <text:p>Mais soluçõe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Melhoria de textos </text:p>
          </table:table-cell>
          <table:table-cell table:style-name="ce6"/>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Engenharia Mecânica</text:p>
          </table:table-cell>
          <table:table-cell table:style-name="ce3" office:value-type="string" calcext:value-type="string">
            <text:p>Projetos especiai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 TCC.</text:p>
          </table:table-cell>
          <table:table-cell table:style-name="ce3" office:value-type="string" calcext:value-type="string">
            <text:p>Esclarecimento de dúvidas gerais, Ajuda com tarefas escolares, Suporte técnico, Revisão de textos, Geração de ideias, Criação de conteúdo, Curiosidades e fatos triviais, Ajuda com resolução de problemas</text:p>
          </table:table-cell>
          <table:table-cell table:number-columns-repeated="3"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Habilidade de identificar sarcasmo e ironia., Fornecimento de suporte emocional e empatia durante as conversas.,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Cortana (Microsoft), Bixby (Samsung), Google Translate, Shazam, Outro ChatBot (seja em website e/ou WhatsApp), Google Bard</text:p>
          </table:table-cell>
          <table:table-cell table:style-name="ce3" office:value-type="string" calcext:value-type="string">
            <text:p>Iguais</text:p>
          </table:table-cell>
          <table:table-cell table:style-name="ce3" office:value-type="string" calcext:value-type="string">
            <text:p>O Google Bard fornece dados atuais sem precisar pagar uma assinatura.</text:p>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Google Bard</text:p>
          </table:table-cell>
          <table:table-cell table:style-name="ce3" office:value-type="string" calcext:value-type="string">
            <text:p>Integração com diferentes ferramentas, aplicativos e recurso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Calculistas, desenhistas e orçamentistas.</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eiro agrônomo </text:p>
          </table:table-cell>
          <table:table-cell table:style-name="ce3" office:value-type="string" calcext:value-type="string">
            <text:p>Profissional liberal</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 Suporte técnico, Geração de ideias</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Capacidade de entender palavras correlatas profissionalmente (exemplo: planilha x tabela), Interação em caso de dúvida em relação à pergunta.</text:p>
          </table:table-cell>
          <table:table-cell table:style-name="ce3" office:value-type="string" calcext:value-type="string">
            <text:p>Sim</text:p>
          </table:table-cell>
          <table:table-cell table:style-name="ce3" office:value-type="string" calcext:value-type="string">
            <text:p>Google Translate, Outro ChatBot (seja em website e/ou WhatsApp)</text:p>
          </table:table-cell>
          <table:table-cell table:style-name="ce3" office:value-type="string" calcext:value-type="string">
            <text:p>Iguais</text:p>
          </table:table-cell>
          <table:table-cell/>
          <table:table-cell table:style-name="ce3" office:value-type="string" calcext:value-type="string">
            <text:p>Na prática nenhuma </text:p>
          </table:table-cell>
          <table:table-cell table:style-name="ce3" office:value-type="string" calcext:value-type="string">
            <text:p>Não </text:p>
          </table:table-cell>
          <table:table-cell table:style-name="ce3" office:value-type="string" calcext:value-type="string">
            <text:p>Não saberia dizer</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office:value-type="string" calcext:value-type="string">
            <text:p>Atendente, SAC, portarias, </text:p>
          </table:table-cell>
          <table:table-cell table:style-name="ce6"/>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Gestão da Produção</text:p>
          </table:table-cell>
          <table:table-cell table:style-name="ce3" office:value-type="string" calcext:value-type="string">
            <text:p>Analista de Inovaçã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Criação de conteúdo, Traduçã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Melhoria na compreensão de textos, Trazer informações atualizadas e recentes., Capacidade de entender palavras correlatas profissionalmente (exemplo: planilha x tabela), Fornecimento de referências e citações (reais)., Incorporação de recursos de voz para comunicação oral.,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Midjourney, DALL-E, Google Translate</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Elaboração de automações</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Recepcionistas, atividades repetitivas e de baixo impacto</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Desenho Industrial</text:p>
          </table:table-cell>
          <table:table-cell table:style-name="ce3" office:value-type="string" calcext:value-type="string">
            <text:p>Projetist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Google Translate</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Otimização de tempo</text:p>
          </table:table-cell>
          <table:table-cell table:style-name="ce3" office:value-type="string" calcext:value-type="string">
            <text:p>não</text:p>
          </table:table-cell>
          <table:table-cell table:style-name="ce3" office:value-type="string" calcext:value-type="string">
            <text:p>auxilio do desenvolvimento de projetos</text:p>
          </table:table-cell>
          <table:table-cell table:style-name="ce3" office:value-type="float" office:value="1" calcext:value-type="float">
            <text:p>1</text:p>
          </table:table-cell>
          <table:table-cell table:style-name="ce3" office:value-type="string" calcext:value-type="string">
            <text:p>Hoje</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Desenho industrial com habilitação em Designer Grafico</text:p>
          </table:table-cell>
          <table:table-cell table:style-name="ce3" office:value-type="string" calcext:value-type="string">
            <text:p>Diretora de operações em uma plataforma de open talent</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Criação de conteúd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Incorporação de conhecimento especializado em áreas específicas., Integração de recursos multimídia/foto nas respostas., Fornecimento de referências e citações (reais)., Incorporação de recursos de voz para comunicação oral., Interação com outros aplicativos (word, excel)</text:p>
          </table:table-cell>
          <table:table-cell table:style-name="ce3" office:value-type="string" calcext:value-type="string">
            <text:p>Sim</text:p>
          </table:table-cell>
          <table:table-cell table:style-name="ce3" office:value-type="string" calcext:value-type="string">
            <text:p>Midjourney, Google Translate, Shazam, Outro ChatBot (seja em website e/ou WhatsApp), Leonardo.ai, copilot, Gemini, entre outras</text:p>
          </table:table-cell>
          <table:table-cell table:style-name="ce3" office:value-type="string" calcext:value-type="string">
            <text:p>Iguais</text:p>
          </table:table-cell>
          <table:table-cell table:style-name="ce3" office:value-type="string" calcext:value-type="string">
            <text:p>Cada ferramenta tem seu propósito, suas vantagens e desvantagens, não acho que precise ter uma só para tudo.</text:p>
          </table:table-cell>
          <table:table-cell table:style-name="ce3" office:value-type="string" calcext:value-type="string">
            <text:p>Aumento da produtividade, Redução de erros humanos, Melhoria da tomada de decisão, Otimização de tempo, Automatização de tarefas, Análise avançada de dados, Existem muitas aplicações </text:p>
          </table:table-cell>
          <table:table-cell table:style-name="ce3" office:value-type="string" calcext:value-type="string">
            <text:p>A nossa plataforma Crowd, chatbot etc</text:p>
          </table:table-cell>
          <table:table-cell table:style-name="ce3" office:value-type="string" calcext:value-type="string">
            <text:p>Já existem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3" office:value-type="string" calcext:value-type="string">
            <text:p>Atendimento ao cliente entre outros</text:p>
          </table:table-cell>
          <table:table-cell table:number-columns-repeated="994"/>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Design</text:p>
          </table:table-cell>
          <table:table-cell table:style-name="ce3" office:value-type="string" calcext:value-type="string">
            <text:p>Pesquisadora/Designe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Revisão de textos, Orientação de viagens</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Melhoria na compreensão de textos, Aumento da exatidão nas respostas., Identificação de informações incorretas ou falsas., Aumento da capacidade de compreender e gerar conteúdo multilíngue., Detecção e correção de erros gramaticais e ortográficos.,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Alexa (Amazon), Speech Text, Google Translate</text:p>
          </table:table-cell>
          <table:table-cell table:style-name="ce3" office:value-type="string" calcext:value-type="string">
            <text:p>Iguais</text:p>
          </table:table-cell>
          <table:table-cell/>
          <table:table-cell table:style-name="ce3" office:value-type="string" calcext:value-type="string">
            <text:p>Otimização de tempo, Análise avançada de dados</text:p>
          </table:table-cell>
          <table:table-cell table:style-name="ce3" office:value-type="string" calcext:value-type="string">
            <text:p>Não</text:p>
          </table:table-cell>
          <table:table-cell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Design</text:p>
          </table:table-cell>
          <table:table-cell table:style-name="ce3" office:value-type="string" calcext:value-type="string">
            <text:p>Doutoranda em Design, mas atuo freelancer.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Revisão de textos, Geração de ideias, Criação de conteúdo, Tradução, Ajuda com resolução de problema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Incorporação de conhecimento especializado em áreas específicas., Aumento da capacidade de compreender e gerar conteúdo multilíngue.,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Google Assistant, Alexa (Amazon), Cortana (Microsoft), Midjourney, DALL-E, Google Translate, Outro ChatBot (seja em website e/ou WhatsApp), Adobe Firefly, Microsoft Design, tome.app, Chat with any PDF, google Bard.</text:p>
          </table:table-cell>
          <table:table-cell table:style-name="ce3" office:value-type="string" calcext:value-type="string">
            <text:p>Iguais</text:p>
          </table:table-cell>
          <table:table-cell table:style-name="ce3" office:value-type="string" calcext:value-type="string">
            <text:p>Eu acho que a reposta é bem relativa por que cada uma das outras IAs que eu usei tem <text:s/>funcionalidades diferentes, então seria como comparar word e excel. Mas respondendo a pergunta acho que uma desvantagem do chat GPT e ele ser somente textual, ele tem uma boa capacidade de analise que poderia ser aplicado na leitura de arquivos em PDF, planilha, imagem e etc... No entanto não é possível fazer upload de arquivos.</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Midjourney, Adobe Firefly, Runway, Adobe Podcast, Movio, Crayon, Uizard.</text:p>
          </table:table-cell>
          <table:table-cell table:style-name="ce3" office:value-type="string" calcext:value-type="string">
            <text:p>Geração de ativos de imagens, fontes e vídeos que poderiam ser usados para mockup, em vez de procurar isso em banco de dado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Copywriting, já usei o chatgpt e dependendo do comando ele pode gerar bons textos para fins publicitário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TETECNOLOGIA PROCESSOS DE PRODUÇÃO </text:p>
          </table:table-cell>
          <table:table-cell table:style-name="ce3" office:value-type="string" calcext:value-type="string">
            <text:p>Inovacao e Tecnologia </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Curiosidades e fatos triviais, Orientação de viagen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Não sei dizer</text:p>
          </table:table-cell>
          <table:table-cell table:style-name="ce3" office:value-type="string" calcext:value-type="string">
            <text:p>Sim</text:p>
          </table:table-cell>
          <table:table-cell table:style-name="ce3" office:value-type="string" calcext:value-type="string">
            <text:p>Cortana (Microsoft)</text:p>
          </table:table-cell>
          <table:table-cell table:style-name="ce3" office:value-type="string" calcext:value-type="string">
            <text:p>Iguais</text:p>
          </table:table-cell>
          <table:table-cell/>
          <table:table-cell table:style-name="ce3" office:value-type="string" calcext:value-type="string">
            <text:p>Redução de erros humanos, Otimização de tempo, Automatização de tarefas</text:p>
          </table:table-cell>
          <table:table-cell table:style-name="ce3" office:value-type="string" calcext:value-type="string">
            <text:p>Nao</text:p>
          </table:table-cell>
          <table:table-cell table:style-name="ce3" office:value-type="string" calcext:value-type="string">
            <text:p>Não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text:p>
          </table:table-cell>
          <table:table-cell table:style-name="ce3" office:value-type="string" calcext:value-type="string">
            <text:p>Gestão de Projeto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Criação de conteúdo, Tradução, Ajuda com resolução de problemas</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Trazer informações atualizadas e recentes., Incorporação de conhecimento especializado em áreas específicas., Integração de recursos multimídia/foto nas respostas., Fornecimento de referências e citações (reais)., Reconhecimento e resposta a comandos de voz.,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Alexa (Amazon), Outro ChatBot (seja em website e/ou WhatsApp)</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ÂO</text:p>
          </table:table-cell>
          <table:table-cell table:style-name="ce3" office:value-type="string" calcext:value-type="string">
            <text:p>automação</text:p>
          </table:table-cell>
          <table:table-cell table:style-name="ce3" office:value-type="float" office:value="5" calcext:value-type="float">
            <text:p>5</text:p>
          </table:table-cell>
          <table:table-cell table:style-name="ce3" office:value-type="string" calcext:value-type="string">
            <text:p>Hoje</text:p>
          </table:table-cell>
          <table:table-cell table:style-name="ce6" office:value-type="string" calcext:value-type="string">
            <text:p>Medico, através de algoritmos baseado em conhecimento</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Tecnólogo em informática </text:p>
          </table:table-cell>
          <table:table-cell table:style-name="ce3" office:value-type="string" calcext:value-type="string">
            <text:p>TI</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Geração de idei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Habilidade de identificar sarcasmo e ironia., Integração de recursos multimídia/foto nas respostas., Detecção e correção de erros gramaticais e ortográficos., Fornecimento de referências e citações (reais)., Reconhecimento e resposta a comandos de voz., Interação com outros aplicativos (word, excel)</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Automação </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Restart de setvidore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Química </text:p>
          </table:table-cell>
          <table:table-cell table:style-name="ce3" office:value-type="string" calcext:value-type="string">
            <text:p>Pesquisador</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Alexa (Amazon), Cortana (Microsoft), Google Translate, Shazam</text:p>
          </table:table-cell>
          <table:table-cell table:style-name="ce3" office:value-type="string" calcext:value-type="string">
            <text:p>Iguais</text:p>
          </table:table-cell>
          <table:table-cell/>
          <table:table-cell table:style-name="ce3" office:value-type="string" calcext:value-type="string">
            <text:p>Melhoria da tomada de decisão, Otimização de tempo, Automatização de tarefas, Análise avançada de dados</text:p>
          </table:table-cell>
          <table:table-cell table:style-name="ce3" office:value-type="string" calcext:value-type="string">
            <text:p>Nao</text:p>
          </table:table-cell>
          <table:table-cell table:style-name="ce3" office:value-type="string" calcext:value-type="string">
            <text:p>Nd</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office:value-type="string" calcext:value-type="string">
            <text:p>Nd</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da computação </text:p>
          </table:table-cell>
          <table:table-cell table:style-name="ce3" office:value-type="string" calcext:value-type="string">
            <text:p>Tecnologia da informação </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Esclarecimento de dúvidas gerais, Curiosidades e fatos triviais, Ajuda com resolução de problemas</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style-name="ce3" office:value-type="string" calcext:value-type="string">
            <text:p>Aumento da exatidão nas respostas.</text:p>
          </table:table-cell>
          <table:table-cell table:style-name="ce3" office:value-type="string" calcext:value-type="string">
            <text:p>Não</text:p>
          </table:table-cell>
          <table:table-cell table:number-columns-repeated="3"/>
          <table:table-cell table:style-name="ce3" office:value-type="string" calcext:value-type="string">
            <text:p>Melhoria da tomada de decisão, Otimização de tempo</text:p>
          </table:table-cell>
          <table:table-cell table:style-name="ce3" office:value-type="string" calcext:value-type="string">
            <text:p>Não</text:p>
          </table:table-cell>
          <table:table-cell table:style-name="ce3" office:value-type="string" calcext:value-type="string">
            <text:p>Automação de recursos</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Graduação</text:p>
          </table:table-cell>
          <table:table-cell table:style-name="ce3" office:value-type="string" calcext:value-type="string">
            <text:p>Consultori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text:p>
          </table:table-cell>
          <table:table-cell table:style-name="ce3" office:value-type="string" calcext:value-type="string">
            <text:p>Nunca utilizei outras ferramentas.</text:p>
          </table:table-cell>
          <table:table-cell table:style-name="ce3" office:value-type="string" calcext:value-type="string">
            <text:p>Não usei ainda</text:p>
          </table:table-cell>
          <table:table-cell table:style-name="ce3" office:value-type="string" calcext:value-type="string">
            <text:p>Aumento da produtividade, Melhoria da tomada de decisão, Otimização de tempo, Automatização de tarefas, </text:p>
          </table:table-cell>
          <table:table-cell table:style-name="ce3" office:value-type="string" calcext:value-type="string">
            <text:p>Não</text:p>
          </table:table-cell>
          <table:table-cell table:style-name="ce3" office:value-type="string" calcext:value-type="string">
            <text:p>Fazer relatório de Consultoria</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Desenvolver os relatórios</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Engenheiro </text:p>
          </table:table-cell>
          <table:table-cell table:style-name="ce3" office:value-type="string" calcext:value-type="string">
            <text:p>Inovação </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Suporte técnico, Geração de ideias, Criação de conteúdo</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Melhoria na compreensão de textos, Explicações mais detalhadas e justificativas., Habilidade de identificar sarcasmo e ironia., Fornecimento de suporte emocional e empatia durante as conversas.,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Cortana (Microsoft), DALL-E, Google Translate</text:p>
          </table:table-cell>
          <table:table-cell table:style-name="ce3" office:value-type="string" calcext:value-type="string">
            <text:p>Melhores</text:p>
          </table:table-cell>
          <table:table-cell table:style-name="ce3" office:value-type="string" calcext:value-type="string">
            <text:p>Interação linguagem naturais </text:p>
          </table:table-cell>
          <table:table-cell table:style-name="ce3" office:value-type="string" calcext:value-type="string">
            <text:p>Aumento da produtividade, Otimização de tempo, Automatização de tarefas</text:p>
          </table:table-cell>
          <table:table-cell table:style-name="ce3" office:value-type="string" calcext:value-type="string">
            <text:p>RPA e Analytics BI</text:p>
          </table:table-cell>
          <table:table-cell table:style-name="ce3" office:value-type="string" calcext:value-type="string">
            <text:p>Otimização das tarefas cotidianas e coleta informações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Back-office, ADM, RH</text:p>
          </table:table-cell>
          <table:table-cell table:style-name="ce6" office:value-type="string" calcext:value-type="string">
            <text:p>Obrigado </text:p>
          </table:table-cell>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eiro Eletricista</text:p>
          </table:table-cell>
          <table:table-cell table:style-name="ce3" office:value-type="string" calcext:value-type="string">
            <text:p>Instalações Elétricas Industriai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Suporte técnico, Curiosidades e fatos triviais, Ajuda com resolução de problemas</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string" calcext:value-type="string">
            <text:p>Melhoria na compreensão de textos, Aumento da exatidão nas respostas., Trazer informações atualizadas e recentes., Identificação de informações incorretas ou falsas., Incorporação de conhecimento especializado em áreas específicas., Habilidade de identificar sarcasmo e ironia., Fornecimento de suporte emocional e empatia durante as conversa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Uma ferramenta que facilite...</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Design</text:p>
          </table:table-cell>
          <table:table-cell table:style-name="ce3" office:value-type="string" calcext:value-type="string">
            <text:p>Designer. Mestrando em midia e tecnologia</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Revisão de textos, Geração de ideias, Tradução, Ajuda com resolução de problemas</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Melhoria na compreensão de textos, Aumento da exatidão nas respostas., Trazer informações atualizadas e recentes., Identificação de informações incorretas ou falsas., Integração de recursos multimídia/foto nas respost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Cortana (Microsoft), Midjourney, DALL-E, Google Translate, Shazam</text:p>
          </table:table-cell>
          <table:table-cell table:style-name="ce3" office:value-type="string" calcext:value-type="string">
            <text:p>Iguais</text:p>
          </table:table-cell>
          <table:table-cell table:style-name="ce3" office:value-type="string" calcext:value-type="string">
            <text:p>As de imagens sao bem interssantes, mídia que o chat gpt nao trabalha</text:p>
          </table:table-cell>
          <table:table-cell table:style-name="ce3" office:value-type="string" calcext:value-type="string">
            <text:p>Otimização de tempo, Automatização de tarefas</text:p>
          </table:table-cell>
          <table:table-cell table:style-name="ce3" office:value-type="string" calcext:value-type="string">
            <text:p>Nao</text:p>
          </table:table-cell>
          <table:table-cell table:style-name="ce3" office:value-type="string" calcext:value-type="string">
            <text:p>Leitura mais exata de dados e informacoes mais precisas de citacoes</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Publicidade</text:p>
          </table:table-cell>
          <table:table-cell table:style-name="ce3" office:value-type="string" calcext:value-type="string">
            <text:p>Fotógrafo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Suporte técnico, Revisão de texto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string" calcext:value-type="string">
            <text:p>Explicações mais detalhadas e justificativas., Disponibilidade da fonte de dados e referências caso necessário </text:p>
          </table:table-cell>
          <table:table-cell table:style-name="ce3" office:value-type="string" calcext:value-type="string">
            <text:p>Sim</text:p>
          </table:table-cell>
          <table:table-cell table:style-name="ce3" office:value-type="string" calcext:value-type="string">
            <text:p>Siri (Apple), Alexa (Amazon), Midjourney, Bard </text:p>
          </table:table-cell>
          <table:table-cell table:style-name="ce3" office:value-type="string" calcext:value-type="string">
            <text:p>Iguais</text:p>
          </table:table-cell>
          <table:table-cell table:style-name="ce3" office:value-type="string" calcext:value-type="string">
            <text:p>Geração de Imagens </text:p>
          </table:table-cell>
          <table:table-cell table:style-name="ce3" office:value-type="string" calcext:value-type="string">
            <text:p>Otimização de tempo, Automatização de tarefas</text:p>
          </table:table-cell>
          <table:table-cell table:style-name="ce3" office:value-type="string" calcext:value-type="string">
            <text:p>Desenvolvimento de texto e revisão </text:p>
          </table:table-cell>
          <table:table-cell table:style-name="ce3" office:value-type="string" calcext:value-type="string">
            <text:p>Sugestões de organizaçã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Redatores publicitários, uma redução drástica na quantidade de designer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economia </text:p>
          </table:table-cell>
          <table:table-cell table:style-name="ce3" office:value-type="string" calcext:value-type="string">
            <text:p>projetos</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Buscar clientes e suas persona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TRL de projetos </text:p>
          </table:table-cell>
          <table:table-cell table:style-name="ce6" office:value-type="string" calcext:value-type="string">
            <text:p>encontrar o nível de maturidade de um projeto é muito importante </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Design</text:p>
          </table:table-cell>
          <table:table-cell table:style-name="ce3" office:value-type="string" calcext:value-type="string">
            <text:p>Product designe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Ajuda com resolução de problemas, aplicação em vagas de emprego</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Fornecimento de suporte emocional e empatia durante as conversas., Integração de recursos multimídia/foto nas respostas.,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Synthesia, DALL-E, Google Translate, Shazam, Bold360 (chatbot), Outro ChatBot (seja em website e/ou WhatsApp), looka</text:p>
          </table:table-cell>
          <table:table-cell table:style-name="ce3" office:value-type="string" calcext:value-type="string">
            <text:p>Iguais</text:p>
          </table:table-cell>
          <table:table-cell/>
          <table:table-cell table:style-name="ce3" office:value-type="string" calcext:value-type="string">
            <text:p>Aumento da produtividade, Melhoria da tomada de decisão, Otimização de tempo</text:p>
          </table:table-cell>
          <table:table-cell table:style-name="ce3" office:value-type="string" calcext:value-type="string">
            <text:p>looka, dall-e</text:p>
          </table:table-cell>
          <table:table-cell table:style-name="ce3" office:value-type="string" calcext:value-type="string">
            <text:p>Existem</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Nenhuma, apenas a facilitação de problemas simples e otimização de trabalhos maçantes. Complexidades cognitivas, emocionais, subjetividades e especificidades humanas (ex: levar em conta experiências culturais) não são replicáveis por inteligência artificial.</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Design</text:p>
          </table:table-cell>
          <table:table-cell table:style-name="ce3" office:value-type="string" calcext:value-type="string">
            <text:p>Estudante de doutorad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Midjourney, Google Translate, Outro ChatBot (seja em website e/ou WhatsApp)</text:p>
          </table:table-cell>
          <table:table-cell table:style-name="ce3" office:value-type="string" calcext:value-type="string">
            <text:p>Muito melhores (que o Chat GPT)</text:p>
          </table:table-cell>
          <table:table-cell/>
          <table:table-cell table:style-name="ce3" office:value-type="string" calcext:value-type="string">
            <text:p>Aumento da produtividade, Redução de erros humanos, Otimização de tempo</text:p>
          </table:table-cell>
          <table:table-cell table:style-name="ce3" office:value-type="string" calcext:value-type="string">
            <text:p>Não </text:p>
          </table:table-cell>
          <table:table-cell table:style-name="ce3" office:value-type="string" calcext:value-type="string">
            <text:p>Maior qualidade </text:p>
          </table:table-cell>
          <table:table-cell table:style-name="ce3" office:value-type="float" office:value="2" calcext:value-type="float">
            <text:p>2</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Ciências Econômicas</text:p>
          </table:table-cell>
          <table:table-cell table:style-name="ce3" office:value-type="string" calcext:value-type="string">
            <text:p>Designer</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Otimização de tempo</text:p>
          </table:table-cell>
          <table:table-cell table:style-name="ce3" office:value-type="string" calcext:value-type="string">
            <text:p>Não</text:p>
          </table:table-cell>
          <table:table-cell table:style-name="ce3" office:value-type="string" calcext:value-type="string">
            <text:p>Melhoria na pesquisa</text:p>
          </table:table-cell>
          <table:table-cell table:style-name="ce3" office:value-type="float" office:value="3" calcext:value-type="float">
            <text:p>3</text:p>
          </table:table-cell>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Design (Bacharel)</text:p>
          </table:table-cell>
          <table:table-cell table:style-name="ce3" office:value-type="string" calcext:value-type="string">
            <text:p>Docência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Suporte técnico, Revisão de textos, Geração de ideias, Curiosidades e fatos triviais, Tradução, Ajuda com resolução de problema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Fornecimento de suporte emocional e empatia durante as conversas., Integração de recursos multimídia/foto nas respostas., Detecção e correção de erros gramaticais e ortográficos., Geração de respostas mais criativas e inovadoras., Fornecimento de referências e citações (reais).,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Alexa (Amazon), Cortana (Microsoft)</text:p>
          </table:table-cell>
          <table:table-cell table:style-name="ce3" office:value-type="string" calcext:value-type="string">
            <text:p>Piores</text:p>
          </table:table-cell>
          <table:table-cell table:style-name="ce3" office:value-type="string" calcext:value-type="string">
            <text:p>Não vejo vantagens, mas gosto de utilizar AI que geram imagens. As "criações" são bem interessantes, contudo não consigo pensar em muitas utilidades para as criações (a não ser talvez, as aulternativas criads para ilustração de "fanfics")</text:p>
          </table:table-cell>
          <table:table-cell table:style-name="ce3" office:value-type="string" calcext:value-type="string">
            <text:p>Aumento da produtividade, Redução de erros humanos, Melhoria da tomada de decisão, Otimização de tempo, Automatização de tarefas</text:p>
          </table:table-cell>
          <table:table-cell table:style-name="ce3" office:value-type="string" calcext:value-type="string">
            <text:p>Não </text:p>
          </table:table-cell>
          <table:table-cell table:style-name="ce3" office:value-type="string" calcext:value-type="string">
            <text:p>Penso que análise de imagens poderia ajudar </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office:value-type="string" calcext:value-type="string">
            <text:p>acho que será difícil a IA substituir um professor.</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Direito</text:p>
          </table:table-cell>
          <table:table-cell table:style-name="ce3" office:value-type="string" calcext:value-type="string">
            <text:p>Estudante de arquitetura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Ajuda com tarefas escolares, Geração de idei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Identificação de informações incorretas ou falsas., Incorporação de conhecimento especializado em áreas específicas., Integração de recursos multimídia/foto nas respostas., Detecção e correção de erros gramaticais e ortográficos., Incorporação de recursos de voz para comunicação oral., Reconhecimento e resposta a comandos de voz., Interação em caso de dúvida em relação à pergunta., Integração de recursos de tradução em tempo real para conversas multilíngue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Respostas mais específicas da minha área de estud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Na área de design de interiores, a IA consegue montar diferentes ambientes como opção para o cliente</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Design de <text:s/>Moda </text:p>
          </table:table-cell>
          <table:table-cell table:style-name="ce3" office:value-type="string" calcext:value-type="string">
            <text:p>Especialista em Tecnologia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 Para ajudar na correção da ortografia</text:p>
          </table:table-cell>
          <table:table-cell table:style-name="ce3" office:value-type="string" calcext:value-type="string">
            <text:p>Esclarecimento de dúvidas gerais, Ajuda com tarefas escolares, Revisão de textos, Curiosidades e fatos triviais</text:p>
          </table:table-cell>
          <table:table-cell table:number-columns-repeated="4"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Aumento da exatidão nas respostas., Explicações mais detalhadas e justificativas., Capacidade de entender palavras correlatas profissionalmente (exemplo: planilha x tabela), Detecção e correção de erros gramaticais e ortográficos., Geração de respostas mais criativas e inovadoras., Reconhecimento e resposta a comandos de voz.,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Speech Text, Google Translate</text:p>
          </table:table-cell>
          <table:table-cell table:style-name="ce3" office:value-type="string" calcext:value-type="string">
            <text:p>Muito piores (que o Chat GPT)</text:p>
          </table:table-cell>
          <table:table-cell table:style-name="ce3" office:value-type="string" calcext:value-type="string">
            <text:p>As outras ferramentas são mais simples! </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Otimização de tempo </text:p>
          </table:table-cell>
          <table:table-cell table:style-name="ce3" office:value-type="float" office:value="2" calcext:value-type="float">
            <text:p>2</text:p>
          </table:table-cell>
          <table:table-cell table:style-name="ce3" office:value-type="string" calcext:value-type="string">
            <text:p>Em um futuro próximo</text:p>
          </table:table-cell>
          <table:table-cell table:style-name="ce6" office:value-type="string" calcext:value-type="string">
            <text:p>Secretaria </text:p>
            <text:p>Telefonista</text:p>
            <text:p>Cobradores </text:p>
            <text:p>Recepcionista </text:p>
            <text:p>Taxista </text:p>
            <text:p>Bibliotecário </text:p>
            <text:p>Estoquista</text:p>
            <text:p/>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eiro Eletricista </text:p>
          </table:table-cell>
          <table:table-cell table:style-name="ce3" office:value-type="string" calcext:value-type="string">
            <text:p>Outro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Aumento da exatidão nas respostas., Trazer informações atualizadas e recentes., Aumento da capacidade de compreender e gerar conteúdo multilíngue., Interação em caso de dúvida em relação à pergunta.</text:p>
          </table:table-cell>
          <table:table-cell table:style-name="ce3" office:value-type="string" calcext:value-type="string">
            <text:p>Não</text:p>
          </table:table-cell>
          <table:table-cell table:number-columns-repeated="3"/>
          <table:table-cell table:style-name="ce3" office:value-type="string" calcext:value-type="string">
            <text:p>Redução de erros humanos, Melhoria da tomada de decisão, Otimização de tempo, Análise avançada de dados</text:p>
          </table:table-cell>
          <table:table-cell table:style-name="ce3" office:value-type="string" calcext:value-type="string">
            <text:p>Não </text:p>
          </table:table-cell>
          <table:table-cell table:style-name="ce3" office:value-type="string" calcext:value-type="string">
            <text:p>Agilidade na tomada de decisõe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Na tomada de decisões.</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Turismo</text:p>
          </table:table-cell>
          <table:table-cell table:style-name="ce3" office:value-type="string" calcext:value-type="string">
            <text:p>Corretora de Seguros</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Ajuda com tarefas escolares</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Melhoria na compreensão de textos, Habilidade de identificar sarcasmo e ironia., Integração de recursos multimídia/foto nas resposta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Google Translate, Outro ChatBot (seja em website e/ou WhatsApp)</text:p>
          </table:table-cell>
          <table:table-cell table:style-name="ce3" office:value-type="string" calcext:value-type="string">
            <text:p>Melhores</text:p>
          </table:table-cell>
          <table:table-cell table:style-name="ce3" office:value-type="string" calcext:value-type="string">
            <text:p>algumas ferramentas tem funções especificas por ex google tradutor foco em traduzir textos e afins, deixa a ferramenta mais objetiva e eficiente no que tem a oferecer. Ferramentas que oferece o "mundo" de informações acabam diminuindo na assertividade do que se busca, porém não há resposta que não se encontre basta saber fazer a "pergunta" certa e da forma certa ... </text:p>
          </table:table-cell>
          <table:table-cell table:style-name="ce3" office:value-type="string" calcext:value-type="string">
            <text:p>Redução de erros humanos, Melhoria da tomada de decisão, Otimização de tempo, Análise avançada de dados</text:p>
          </table:table-cell>
          <table:table-cell table:style-name="ce3" office:value-type="string" calcext:value-type="string">
            <text:p>sistemas CRM - Power BI </text:p>
          </table:table-cell>
          <table:table-cell table:style-name="ce3" office:value-type="string" calcext:value-type="string">
            <text:p>não se aplica</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ssistente comercial - Fa levantamento de relatórios, análise de dados, cria material de apresentação de resultados, são atividades que poderão facilmente ser realizados por uma IA.</text:p>
          </table:table-cell>
          <table:table-cell table:style-name="ce6" office:value-type="string" calcext:value-type="string">
            <text:p>IA irá trazer muitos benefícios para o dia a dia te todos, porém não irá substituir a percepção humana das coisas e irá criar novas profissões e necessidades de mercado, porque a IA não se "alimenta de novos conhecimento" sem o humano.</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Design grafico </text:p>
          </table:table-cell>
          <table:table-cell table:style-name="ce3" office:value-type="string" calcext:value-type="string">
            <text:p>Doutoranda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Criação de conteúdo, Curiosidades e fatos triviais, Tradução, Orientação de viagens, Ajuda com resolução de problemas</text:p>
          </table:table-cell>
          <table:table-cell table:number-columns-repeated="5"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Melhoria na compreensão de textos, Aumento da exatidão nas respostas., Trazer informações atualizadas e recentes., Identificação de informações incorretas ou falsas., Capacidade de entender palavras correlatas profissionalmente (exemplo: planilha x tabela), Habilidade de identificar sarcasmo e ironia., Interação com outros aplicativos (word, excel)</text:p>
          </table:table-cell>
          <table:table-cell table:style-name="ce3" office:value-type="string" calcext:value-type="string">
            <text:p>Sim</text:p>
          </table:table-cell>
          <table:table-cell table:style-name="ce3" office:value-type="string" calcext:value-type="string">
            <text:p>Siri (Apple), Alexa (Amazon), Midjourney, Synthesia, Speech Text, Google Translate, Shazam</text:p>
          </table:table-cell>
          <table:table-cell table:style-name="ce3" office:value-type="string" calcext:value-type="string">
            <text:p>Piores</text:p>
          </table:table-cell>
          <table:table-cell table:style-name="ce3" office:value-type="string" calcext:value-type="string">
            <text:p>Chatgpt consegue oferecer mais gama de respostas para várias coisas</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IA para gerar imagens e videos</text:p>
          </table:table-cell>
          <table:table-cell table:style-name="ce3" office:value-type="string" calcext:value-type="string">
            <text:p>Um app de Ps que faça tudo sozinho</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Clientes tem muita dificuldade em saber o que querem <text:s/>e como querem no que tange ao design em geral. Para usar IA, isso é um requisito mínimo. Estamos salvos</text:p>
          </table:table-cell>
          <table:table-cell table:style-name="ce6" office:value-type="string" calcext:value-type="string">
            <text:p>Boa sorte Livia! Bjss</text:p>
          </table:table-cell>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Direito</text:p>
          </table:table-cell>
          <table:table-cell table:style-name="ce3" office:value-type="string" calcext:value-type="string">
            <text:p>Vendas externas</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Translate, Outro ChatBot (seja em website e/ou WhatsApp)</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Técnicas de venda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Consultor de vendas. Atuando em respostas rápidas e direcionadas, com maior precisão a conclusão da matrícula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Ciência da computação </text:p>
          </table:table-cell>
          <table:table-cell table:style-name="ce3" office:value-type="string" calcext:value-type="string">
            <text:p>Empreendedora</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Suporte técnico, Revisão de textos, Geração de ideias, Criação de conteúdo, Orientação de viagen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3"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Trazer informações atualizadas e recentes., Integração de recursos multimídia/foto nas respostas., Incorporação de recursos de voz para comunicação oral., Reconhecimento e resposta a comandos de voz.,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Midjourney, Synthesia, Speech Text, DALL-E, Google Translate, Shazam</text:p>
          </table:table-cell>
          <table:table-cell table:style-name="ce3" office:value-type="string" calcext:value-type="string">
            <text:p>Melhores</text:p>
          </table:table-cell>
          <table:table-cell table:style-name="ce3" office:value-type="string" calcext:value-type="string">
            <text:p>Gpt para ter a versão mais nova precisa pagar. Bing and Bard não </text:p>
          </table:table-cell>
          <table:table-cell table:style-name="ce3" office:value-type="string" calcext:value-type="string">
            <text:p>Aumento da produtividade, Redução de erros humanos, Otimização de tempo, Automatização de tarefas, Análise avançada de dados</text:p>
          </table:table-cell>
          <table:table-cell table:style-name="ce3" office:value-type="string" calcext:value-type="string">
            <text:p>Synthesia, wave.video, copy.aí</text:p>
          </table:table-cell>
          <table:table-cell table:style-name="ce3" office:value-type="string" calcext:value-type="string">
            <text:p>Nada. Ja existe</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Economista</text:p>
          </table:table-cell>
          <table:table-cell table:style-name="ce3" office:value-type="string" calcext:value-type="string">
            <text:p>Consultor de Negócio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Suporte técnico, Criação de conteúdo, Ajuda com resolução de problemas</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Identificação de informações incorretas ou falsas.</text:p>
          </table:table-cell>
          <table:table-cell table:style-name="ce3" office:value-type="string" calcext:value-type="string">
            <text:p>Sim</text:p>
          </table:table-cell>
          <table:table-cell table:style-name="ce3" office:value-type="string" calcext:value-type="string">
            <text:p>Cortana (Microsoft), Midjourney, Google Translate</text:p>
          </table:table-cell>
          <table:table-cell table:style-name="ce3" office:value-type="string" calcext:value-type="string">
            <text:p>Iguais</text:p>
          </table:table-cell>
          <table:table-cell table:style-name="ce3" office:value-type="string" calcext:value-type="string">
            <text:p>Algumas são mais específicas</text:p>
          </table:table-cell>
          <table:table-cell table:style-name="ce3" office:value-type="string" calcext:value-type="string">
            <text:p>Aumento da produtividade, Melhoria da tomada de decisão, Automatização de tarefas, Análise avançada de dados</text:p>
          </table:table-cell>
          <table:table-cell table:style-name="ce3" office:value-type="string" calcext:value-type="string">
            <text:p>Bard</text:p>
          </table:table-cell>
          <table:table-cell table:style-name="ce3" office:value-type="string" calcext:value-type="string">
            <text:p>NSA</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Ranking de alternativas para tomada de decisão</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de Produção</text:p>
          </table:table-cell>
          <table:table-cell table:style-name="ce3" office:value-type="string" calcext:value-type="string">
            <text:p>Varejo alimenta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Geração de ideias, Criação de conteúdo, Ajuda com resolução de problemas</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1" calcext:value-type="float">
            <text:p>1</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Google Translate, Shazam</text:p>
          </table:table-cell>
          <table:table-cell table:style-name="ce3" office:value-type="string" calcext:value-type="string">
            <text:p>Melhores</text:p>
          </table:table-cell>
          <table:table-cell table:style-name="ce3" office:value-type="string" calcext:value-type="string">
            <text:p>Chat GPT parece uma criança de 5 anos respondendo a perguntas tecnicas de adultos. (Tentando exemplificar)</text:p>
          </table:table-cell>
          <table:table-cell table:style-name="ce3" office:value-type="string" calcext:value-type="string">
            <text:p>Aumento da produtividade, Melhoria da tomada de decisão, Otimização de tempo, Análise avançada de dados</text:p>
          </table:table-cell>
          <table:table-cell table:style-name="ce3" office:value-type="string" calcext:value-type="string">
            <text:p>Nao</text:p>
          </table:table-cell>
          <table:table-cell table:style-name="ce3" office:value-type="string" calcext:value-type="string">
            <text:p>Analises de dados com mais especificações, respostas especificas para perguntas especificas, funcionalidades que eu ainda não sei que preciso, essa é a chave, criar coisas que as pessoas nem sabem que precisam ainda.</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Analises de imagens (com toda certeza do mundo, inclusive estou atrás disso e com certeza pagaria por isso)</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Engenharia ambiental e sanitária </text:p>
          </table:table-cell>
          <table:table-cell table:style-name="ce3" office:value-type="string" calcext:value-type="string">
            <text:p>Engenheir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Translate</text:p>
          </table:table-cell>
          <table:table-cell table:style-name="ce3" office:value-type="string" calcext:value-type="string">
            <text:p>Iguais</text:p>
          </table:table-cell>
          <table:table-cell/>
          <table:table-cell table:style-name="ce3" office:value-type="string" calcext:value-type="string">
            <text:p>Otimização de tempo, Análise avançada de dados</text:p>
          </table:table-cell>
          <table:table-cell table:style-name="ce3" office:value-type="string" calcext:value-type="string">
            <text:p>Não </text:p>
          </table:table-cell>
          <table:table-cell table:style-name="ce3" office:value-type="string" calcext:value-type="string">
            <text:p>Gerenciamento de resíduos </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Comunicação Social</text:p>
          </table:table-cell>
          <table:table-cell table:style-name="ce3" office:value-type="string" calcext:value-type="string">
            <text:p>Professora no Ensino Superior e consultora autônoma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Geração de ideias, Criação de conteúdo, Ajuda com resolução de problemas</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Incorporação de conhecimento especializado em áreas específicas., Integração de recursos multimídia/foto nas respostas., Detecção e correção de erros gramaticais e ortográficos., Geração de respostas mais criativas e inovadoras., Fornecimento de referências e citações (reais)., Interação em caso de dúvida em relação à pergunta.</text:p>
          </table:table-cell>
          <table:table-cell table:style-name="ce3" office:value-type="string" calcext:value-type="string">
            <text:p>Sim</text:p>
          </table:table-cell>
          <table:table-cell table:style-name="ce3" office:value-type="string" calcext:value-type="string">
            <text:p>Alexa (Amazon), Google Translate, Outro ChatBot (seja em website e/ou WhatsApp)</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Não consigo dizer no momento </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Direito</text:p>
          </table:table-cell>
          <table:table-cell table:style-name="ce3" office:value-type="string" calcext:value-type="string">
            <text:p>Desempregada</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Alexa (Amazon), Shazam</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Auxílio na praticidade do trabalho, aumento da produtividade e agilidade nas produçõe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dvogados e auxiliares/estagiários, com as ferramentas da IA, ela conseguiria analisar e dar o devido andamento aos processos de forma correta.</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Biomedicina</text:p>
          </table:table-cell>
          <table:table-cell table:style-name="ce3" office:value-type="string" calcext:value-type="string">
            <text:p>Biomédica esteta especialista em Harmonização facial</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Alexa (Amazon), Google Translate</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Otimização de tempo</text:p>
          </table:table-cell>
          <table:table-cell table:style-name="ce3" office:value-type="string" calcext:value-type="string">
            <text:p>Não</text:p>
          </table:table-cell>
          <table:table-cell table:style-name="ce3" office:value-type="string" calcext:value-type="string">
            <text:p>Na minha área é muito mais prática </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Na parte do atendimento ao cliente a IA pode ser muito bom</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Design Industrial</text:p>
          </table:table-cell>
          <table:table-cell table:style-name="ce3" office:value-type="string" calcext:value-type="string">
            <text:p>pesquisadora</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Ajuda com tarefas escolares, Revisão de textos, Geração de ideias, Criação de conteúdo, Curiosidades e fatos triviais, Tradução,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Incorporação de conhecimento especializado em áreas específicas., Integração de recursos multimídia/foto nas respostas., Fornecimento de referências e citações (reais)., Incorporação de recursos de voz para comunicação oral., Reconhecimento e resposta a comandos de voz.,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Google Assistant, Midjourney, DALL-E, Google Translat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number-columns-repeated="2" table:style-name="ce3" office:value-type="string" calcext:value-type="string">
            <text:p>NA</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identificação de tendências (tecnologias e atores), melhor fit/match entre atores de ecossistema e áreas corporativas, melhores abordagens, seguimento de projetos, PMO function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Letras português, letras inglês e Filosofia</text:p>
          </table:table-cell>
          <table:table-cell table:style-name="ce3" office:value-type="string" calcext:value-type="string">
            <text:p>Professo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Suporte técnico, Geração de ideias, Tradução, Ajuda com resolução de problemas</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number-columns-repeated="3" table:style-name="ce3" office:value-type="float" office:value="5" calcext:value-type="float">
            <text:p>5</text:p>
          </table:table-cell>
          <table:table-cell table:style-name="ce3" office:value-type="string" calcext:value-type="string">
            <text:p>Melhoria na compreensão de textos, Trazer informações atualizadas e recentes., Identificação de informações incorretas ou falsas., Geração de respostas mais criativas e inovador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Cortana (Microsoft)</text:p>
          </table:table-cell>
          <table:table-cell table:style-name="ce3" office:value-type="string" calcext:value-type="string">
            <text:p>Piores</text:p>
          </table:table-cell>
          <table:table-cell/>
          <table:table-cell table:style-name="ce3" office:value-type="string" calcext:value-type="string">
            <text:p>Aumento da produtividade</text:p>
          </table:table-cell>
          <table:table-cell table:style-name="ce3" office:value-type="string" calcext:value-type="string">
            <text:p>Nao</text:p>
          </table:table-cell>
          <table:table-cell table:style-name="ce3" office:value-type="string" calcext:value-type="string">
            <text:p>Referências exatas e em tempos reai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Comunicação Social- Public e Propag</text:p>
          </table:table-cell>
          <table:table-cell table:style-name="ce3" office:value-type="string" calcext:value-type="string">
            <text:p>Gerente de vendas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Geração de ideias,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Integração de recursos multimídia/foto nas respost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Midjourney, Synthesia, DALL-E, Outro ChatBot (seja em website e/ou WhatsApp)</text:p>
          </table:table-cell>
          <table:table-cell table:style-name="ce3" office:value-type="string" calcext:value-type="string">
            <text:p>Iguais</text:p>
          </table:table-cell>
          <table:table-cell table:style-name="ce3" office:value-type="string" calcext:value-type="string">
            <text:p>Não vejo muitas vantagens X gpt</text:p>
          </table:table-cell>
          <table:table-cell table:style-name="ce3" office:value-type="string" calcext:value-type="string">
            <text:p>Aumento da produtividade, Otimização de tempo, Automatização de tarefas, Impacto no processo de aprendizado. [estranho não terem colocado essa opção]</text:p>
          </table:table-cell>
          <table:table-cell table:style-name="ce3" office:value-type="string" calcext:value-type="string">
            <text:p>Em vendas ainda há pouca influência da IA (nos processos comerciais)</text:p>
          </table:table-cell>
          <table:table-cell table:style-name="ce3" office:value-type="string" calcext:value-type="string">
            <text:p>Ex. IA sugerir x quantidade de pedido se um produto após analisar dados. Sorvete, poderia buscar info se cima vai esquentar e sugerir o pedid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Em vendas a função do vendedor será feita usando a IA. Quem for analfabeto digital estará fora.</text:p>
          </table:table-cell>
          <table:table-cell table:style-name="ce6" office:value-type="string" calcext:value-type="string">
            <text:p>Acredito que funções não vão desaparecer 100% mas vão permanecer pessoas que consigam usar a IA em seu trabalho.</text:p>
          </table:table-cell>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text:p>
          </table:table-cell>
          <table:table-cell table:style-name="ce3" office:value-type="string" calcext:value-type="string">
            <text:p>Estudante de bacharelado de engenharia química</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Ajuda com tarefas escolares, Revisão de textos, Curiosidades e fatos triviais, Ajuda com resolução de problemas</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Aumento da exatidão nas respostas., Trazer informações atualizadas e recentes., Identificação de informações incorretas ou falsas., Incorporação de conhecimento especializado em áreas específicas., Integração de recursos multimídia/foto nas respostas.,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Cortana (Microsoft), Bixby (Samsung), Midjourney, DALL-E, Google Translate, Outro ChatBot (seja em website e/ou WhatsApp)</text:p>
          </table:table-cell>
          <table:table-cell table:style-name="ce3" office:value-type="string" calcext:value-type="string">
            <text:p>Piores</text:p>
          </table:table-cell>
          <table:table-cell table:style-name="ce3" office:value-type="string" calcext:value-type="string">
            <text:p>Vantagem ser rápida, desvantagem tornar o ser humano preguiçoso </text:p>
          </table:table-cell>
          <table:table-cell table:style-name="ce3" office:value-type="string" calcext:value-type="string">
            <text:p>Aumento da produtividade, Otimização de tempo, Análise avançada de dados</text:p>
          </table:table-cell>
          <table:table-cell table:style-name="ce3" office:value-type="string" calcext:value-type="string">
            <text:p>Não</text:p>
          </table:table-cell>
          <table:table-cell table:style-name="ce3" office:value-type="string" calcext:value-type="string">
            <text:p>Dados e cálculos mais exatos e precisos, algo que o chat gpt erra muito.</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Medicina </text:p>
          </table:table-cell>
          <table:table-cell table:style-name="ce3" office:value-type="string" calcext:value-type="string">
            <text:p>Cirurgiã Plástica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Geração de ideias, Criação de conteúdo, Curiosidades e fatos triviai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Identificação de informações incorretas ou falsas., Incorporação de conhecimento especializado em áreas específicas., Integração de recursos multimídia/foto nas respostas., Fornecimento de referências e citações (reais).,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Bixby (Samsung), Hound, Google Translate, Shazam, Outro ChatBot (seja em website e/ou WhatsApp)</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Conteúdo científico com referências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Diagnósticos diferenciais baseados em sinais e sintoma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 Produção</text:p>
          </table:table-cell>
          <table:table-cell table:style-name="ce3" office:value-type="string" calcext:value-type="string">
            <text:p>Programado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Criação de conteúdo, Curiosidades e fatos triviais, Traduçã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string" calcext:value-type="string">
            <text:p>Não sei dizer</text:p>
          </table:table-cell>
          <table:table-cell table:style-name="ce3" office:value-type="string" calcext:value-type="string">
            <text:p>Sim</text:p>
          </table:table-cell>
          <table:table-cell table:style-name="ce3" office:value-type="string" calcext:value-type="string">
            <text:p>Siri (Apple), Google Assistant, Alexa (Amazon), Cortana (Microsoft), Midjourney, Synthesia, DALL-E, Google Translate, Outro ChatBot (seja em website e/ou WhatsApp)</text:p>
          </table:table-cell>
          <table:table-cell table:style-name="ce3" office:value-type="string" calcext:value-type="string">
            <text:p>Iguais</text:p>
          </table:table-cell>
          <table:table-cell table:style-name="ce3" office:value-type="string" calcext:value-type="string">
            <text:p>Cada uma tem seu valor, depende de quem está usando, normalmente funciona dessa forma.</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Diversas</text:p>
          </table:table-cell>
          <table:table-cell table:style-name="ce3" office:value-type="string" calcext:value-type="string">
            <text:p>Existe</text:p>
          </table:table-cell>
          <table:table-cell table:style-name="ce3" office:value-type="float" office:value="5" calcext:value-type="float">
            <text:p>5</text:p>
          </table:table-cell>
          <table:table-cell table:style-name="ce3" office:value-type="string" calcext:value-type="string">
            <text:p>Em um futuro próximo</text:p>
          </table:table-cell>
          <table:table-cell table:style-name="ce6" office:value-type="string" calcext:value-type="string">
            <text:p>Programadores, resolução de problemas de redução de custos, etc.</text:p>
          </table:table-cell>
          <table:table-cell table:style-name="ce6" office:value-type="string" calcext:value-type="string">
            <text:p>As perguntas não foram elaboradas para tenha uma resposta adequada, senti em algumas que não foi suficiente então respondi a que mais se aproximava, hoje em dia ja tem algumas profissões sendo substituidas, em futuro proximo tera outras, e em um distante outras, uma das coisas que acho interessantes da IA, são como elas fazem analise em um banco de dados procurando padrões, podemos usar de exemplo o LHC que gera quantidades massivas de dados.</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Administração</text:p>
          </table:table-cell>
          <table:table-cell table:style-name="ce3" office:value-type="string" calcext:value-type="string">
            <text:p>Jornalista</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Ajuda com tarefas escolares, Revisão de textos, Geração de ideias, Criação de conteúdo</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Trazer informações atualizadas e recentes., Identificação de informações incorretas ou falsas., Capacidade de entender palavras correlatas profissionalmente (exemplo: planilha x tabela), Incorporação de conhecimento especializado em áreas específicas., Habilidade de identificar sarcasmo e ironia., Detecção e correção de erros gramaticais e ortográficos., Fornecimento de referências e citações (reais).,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Google Translate, Outro ChatBot (seja em website e/ou WhatsApp)</text:p>
          </table:table-cell>
          <table:table-cell table:style-name="ce3" office:value-type="string" calcext:value-type="string">
            <text:p>Iguais</text:p>
          </table:table-cell>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GerAI, Perplexity, Bing e Google Bard.</text:p>
          </table:table-cell>
          <table:table-cell table:style-name="ce3" office:value-type="string" calcext:value-type="string">
            <text:p>Existe.</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Gestão de Empresas e Relações Internacionais </text:p>
          </table:table-cell>
          <table:table-cell table:style-name="ce3" office:value-type="string" calcext:value-type="string">
            <text:p>Defesa</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 Suporte técnico, Curiosidades e fatos triviais, Orientação de viagens</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4" table:style-name="ce3" office:value-type="float" office:value="2" calcext:value-type="float">
            <text:p>2</text:p>
          </table:table-cell>
          <table:table-cell table:style-name="ce3" office:value-type="string" calcext:value-type="string">
            <text:p>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Bardt</text:p>
          </table:table-cell>
          <table:table-cell table:style-name="ce3" office:value-type="string" calcext:value-type="string">
            <text:p>Melhores</text:p>
          </table:table-cell>
          <table:table-cell table:style-name="ce3" office:value-type="string" calcext:value-type="string">
            <text:p>Respostas mais confiáveis </text:p>
          </table:table-cell>
          <table:table-cell table:style-name="ce3" office:value-type="string" calcext:value-type="string">
            <text:p>Automatização de tarefas</text:p>
          </table:table-cell>
          <table:table-cell table:style-name="ce3" office:value-type="string" calcext:value-type="string">
            <text:p>Não </text:p>
          </table:table-cell>
          <table:table-cell table:style-name="ce3" office:value-type="string" calcext:value-type="string">
            <text:p>Confidencialidade e confiabilidade </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Não sei </text:p>
          </table:table-cell>
          <table:table-cell table:style-name="ce6" office:value-type="string" calcext:value-type="string">
            <text:p>A IA tende a aumentar o abismo entre o mundo desenvolvido e o resto</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BA Matemática</text:p>
          </table:table-cell>
          <table:table-cell table:style-name="ce3" office:value-type="string" calcext:value-type="string">
            <text:p>Pesquisador de IA.</text:p>
          </table:table-cell>
          <table:table-cell table:number-columns-repeated="2" table:style-name="ce3" office:value-type="string" calcext:value-type="string">
            <text:p>Sim</text:p>
          </table:table-cell>
          <table:table-cell table:style-name="ce3" office:value-type="string" calcext:value-type="string">
            <text:p>Interesse Profissional</text:p>
          </table:table-cell>
          <table:table-cell table:style-name="ce3" office:value-type="string" calcext:value-type="string">
            <text:p>Esclarecimento de dúvidas gerais, Suporte técnico, Revisão de textos, Criação de conteúdo, Traduçã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style-name="ce3" office:value-type="string" calcext:value-type="string">
            <text:p>Identificação de informações incorretas ou falsas., Habilidade de identificar sarcasmo e ironia., Fornecimento de referências e citações (reais).</text:p>
          </table:table-cell>
          <table:table-cell table:style-name="ce3" office:value-type="string" calcext:value-type="string">
            <text:p>Sim</text:p>
          </table:table-cell>
          <table:table-cell table:style-name="ce3" office:value-type="string" calcext:value-type="string">
            <text:p>Siri (Apple), Alexa (Amazon), Watson Assistant (IBM), Midjourney, DALL-E, Google Translate, Outro ChatBot (seja em website e/ou WhatsApp)</text:p>
          </table:table-cell>
          <table:table-cell table:style-name="ce3" office:value-type="string" calcext:value-type="string">
            <text:p>Iguais</text:p>
          </table:table-cell>
          <table:table-cell table:style-name="ce3" office:value-type="string" calcext:value-type="string">
            <text:p>Ferramentas mais específicas e integradas com ChatGPT dão maior produtividade.</text:p>
          </table:table-cell>
          <table:table-cell table:style-name="ce3" office:value-type="string" calcext:value-type="string">
            <text:p>Aumento da produtividade, Melhoria da tomada de decisão, Otimização de tempo, Análise avançada de dados</text:p>
          </table:table-cell>
          <table:table-cell table:style-name="ce3" office:value-type="string" calcext:value-type="string">
            <text:p>Tem surgido várias outras mais específicas para a área científica e de pesquisa como a Perplexity, SciSpace, Elicit.</text:p>
          </table:table-cell>
          <table:table-cell table:style-name="ce3" office:value-type="string" calcext:value-type="string">
            <text:p>Novas aplicações trarão maior integração e mais facilidade por nicho e áreas do mercado.</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Todas as áreas de produção de conteúdo terão grande impacto, mas não dá ainda para dizer quem será substituido. Novas profissões estão sendo criadas.</text:p>
          </table:table-cell>
          <table:table-cell table:style-name="ce6" office:value-type="string" calcext:value-type="string">
            <text:p>A IA Generativa terá impacto relevante na sociedade, mas é preciso ir com calma. Erros podem ocorrer e desestabilizar empresas e profissionais. Cuidados éticos, segurança, entre outros devem ser tomados. Vamos aguardar e ver se as regulamentações chegam e melhorem o quadro atual.</text:p>
          </table:table-cell>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Tecnologia em Redes de computadores </text:p>
          </table:table-cell>
          <table:table-cell table:style-name="ce3" office:value-type="string" calcext:value-type="string">
            <text:p>Costureira criativa em artigos de casa.</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Geração de ideias, Criação de conteúdo</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Aumento da exatidão nas respostas., Trazer informações atualizadas e recentes., Incorporação de conhecimento especializado em áreas específicas., Geração de respostas mais criativas e inovadoras., Incorporação de recursos de voz para comunicação oral.</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Agilidade no dia a dia</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Não acredito que possa substituir na costura criativa.</text:p>
          </table:table-cell>
          <table:table-cell table:style-name="ce6" office:value-type="string" calcext:value-type="string">
            <text:p>Sim já tem maquinas que trabalham com Aí e fazem muitos tipos de costura sozinha mais de toda forma tem que ter um ser humano para verificar se o trabalho está correto.</text:p>
          </table:table-cell>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Administração </text:p>
          </table:table-cell>
          <table:table-cell table:style-name="ce3" office:value-type="string" calcext:value-type="string">
            <text:p>Marketing </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Criação de conteúdo, Orientação de viagens, Diferenciar conceitos tecnicos; comparar empresas</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Explicações mais detalhadas e justificativas., Trazer informações atualizadas e recentes., Capacidade de entender palavras correlatas profissionalmente (exemplo: planilha x tabela), Fornecimento de referências e citações (reais).</text:p>
          </table:table-cell>
          <table:table-cell table:style-name="ce3" office:value-type="string" calcext:value-type="string">
            <text:p>Sim</text:p>
          </table:table-cell>
          <table:table-cell table:style-name="ce3" office:value-type="string" calcext:value-type="string">
            <text:p>Não utilizei nenhuma das anteriores</text:p>
          </table:table-cell>
          <table:table-cell table:style-name="ce3" office:value-type="string" calcext:value-type="string">
            <text:p>Piores</text:p>
          </table:table-cell>
          <table:table-cell table:style-name="ce3" office:value-type="string" calcext:value-type="string">
            <text:p>Usabilidade ruim</text:p>
          </table:table-cell>
          <table:table-cell table:style-name="ce3" office:value-type="string" calcext:value-type="string">
            <text:p>Otimização de tempo</text:p>
          </table:table-cell>
          <table:table-cell table:style-name="ce3" office:value-type="string" calcext:value-type="string">
            <text:p>Não </text:p>
          </table:table-cell>
          <table:table-cell table:style-name="ce3" office:value-type="string" calcext:value-type="string">
            <text:p>Não sei </text:p>
          </table:table-cell>
          <table:table-cell table:style-name="ce3" office:value-type="float" office:value="4" calcext:value-type="float">
            <text:p>4</text:p>
          </table:table-cell>
          <table:table-cell table:style-name="ce3" office:value-type="string" calcext:value-type="string">
            <text:p>Não sei dizer</text:p>
          </table:table-cell>
          <table:table-cell table:style-name="ce6"/>
          <table:table-cell table:style-name="ce6" office:value-type="string" calcext:value-type="string">
            <text:p>Tenho apenas 3 semanas de uso diário de chatgpt. Não consigo avaliar o impacto em tão pouco tempo de uso. Mas ele me ajuda a encontrar frameworks e abordagens para o momento que <text:s/>estou hoje: planejamento de programa de marketing. Para escrever texto, não é <text:s/>possível simplesmente <text:s/>copiar e colar mas é <text:s/>melhor escrever com base em algo do que do zero. Isso me dá a impressão que exige maior senioridade do profissional para conseguir avaliar a resposta. <text:s/>Ou seja um texto que pediria pada um analista Junior escrever para eu revisar posso pedir para o chat gpt</text:p>
          </table:table-cell>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Pós Graduação (MBA)</text:p>
          </table:table-cell>
          <table:table-cell table:number-columns-repeated="2" table:style-name="ce3" office:value-type="string" calcext:value-type="string">
            <text:p>RH</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Alexa (Amazon)</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Otimização de tempo, Automatização de tarefas, Análise avançada de dados</text:p>
          </table:table-cell>
          <table:table-cell table:number-columns-repeated="2" table:style-name="ce3" office:value-type="string" calcext:value-type="string">
            <text:p>não</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Pedagogia</text:p>
          </table:table-cell>
          <table:table-cell table:style-name="ce3" office:value-type="string" calcext:value-type="string">
            <text:p>Professo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Revisão de textos, Geração de ideias, Criação de conteúdo</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Melhoria na compreensão de textos, Aumento da exatidão nas respostas., Explicações mais detalhadas e justificativas., Trazer informações atualizadas e recentes.</text:p>
          </table:table-cell>
          <table:table-cell table:style-name="ce3" office:value-type="string" calcext:value-type="string">
            <text:p>Sim</text:p>
          </table:table-cell>
          <table:table-cell table:style-name="ce3" office:value-type="string" calcext:value-type="string">
            <text:p>Google Assistant, Alexa (Amazon), Midjourney, DALL-E</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O que o chatGPT não propicia.</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Engenharia Mecânica</text:p>
          </table:table-cell>
          <table:table-cell table:style-name="ce3" office:value-type="string" calcext:value-type="string">
            <text:p>Docente</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Geração de ideias, Curiosidades e fatos triviais</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Explicações mais detalhadas e justificativas., Trazer informações atualizadas e recentes., Incorporação de conhecimento especializado em áreas específicas., Integração de recursos multimídia/foto nas respostas., Fornecimento de referências e citações (reais)., Interação com outros aplicativos (word, excel), Interação em caso de dúvida em relação à pergunta.</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 Análise avançada de dados</text:p>
          </table:table-cell>
          <table:table-cell table:style-name="ce3" office:value-type="string" calcext:value-type="string">
            <text:p>Não</text:p>
          </table:table-cell>
          <table:table-cell table:style-name="ce3" office:value-type="string" calcext:value-type="string">
            <text:p>Referencia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Bibliotecário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Jornalismo</text:p>
          </table:table-cell>
          <table:table-cell table:style-name="ce3" office:value-type="string" calcext:value-type="string">
            <text:p>Marketing</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Geração de ideias, Criação de conteúdo, Curiosidades e fatos triviais</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Trazer informações atualizadas e recentes., Integração de recursos multimídia/foto nas respostas., Fornecimento de referências e citações (reai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Habilidade de ler conteúdo escrito em imagens. </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Análise de Dados, Produção de Conteúdo Escrito, pois são áreas que a IA já domina. </text:p>
          </table:table-cell>
          <table:table-cell table:style-name="ce6"/>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Cursando Eng Controle e Automação </text:p>
          </table:table-cell>
          <table:table-cell table:style-name="ce3" office:value-type="string" calcext:value-type="string">
            <text:p>Estudante</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Ajuda com tarefas escolares, Revisão de textos, Geração de ideias, Criação de conteúdo, Tradução, Orientação de viagens, Ajuda com resolução de problemas</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Habilidade de identificar sarcasmo e ironia., Fornecimento de suporte emocional e empatia durante as conversas., Integração de recursos multimídia/foto nas respostas., Detecção e correção de erros gramaticais e ortográfico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Midjourney, DALL-E, Shazam</text:p>
          </table:table-cell>
          <table:table-cell table:style-name="ce3" office:value-type="string" calcext:value-type="string">
            <text:p>Piores</text:p>
          </table:table-cell>
          <table:table-cell/>
          <table:table-cell table:style-name="ce3" office:value-type="string" calcext:value-type="string">
            <text:p>Aumento da produtividade, Melhoria da tomada de decisão, Otimização de tempo, Automatização de tarefas, Análise avançada de dados</text:p>
          </table:table-cell>
          <table:table-cell table:number-columns-repeated="2"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Administração </text:p>
          </table:table-cell>
          <table:table-cell table:style-name="ce3" office:value-type="string" calcext:value-type="string">
            <text:p>Compliance </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Geração de ideias, Curiosidades e fatos triviais</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Google Translate, Shazam</text:p>
          </table:table-cell>
          <table:table-cell table:style-name="ce3" office:value-type="string" calcext:value-type="string">
            <text:p>Iguais</text:p>
          </table:table-cell>
          <table:table-cell/>
          <table:table-cell table:style-name="ce3" office:value-type="string" calcext:value-type="string">
            <text:p>Aumento da produtividade</text:p>
          </table:table-cell>
          <table:table-cell table:style-name="ce3" office:value-type="string" calcext:value-type="string">
            <text:p>NÃO</text:p>
          </table:table-cell>
          <table:table-cell table:style-name="ce3" office:value-type="string" calcext:value-type="string">
            <text:p>Otimização de tempo e recurso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Operativo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Ciência da computação</text:p>
          </table:table-cell>
          <table:table-cell table:style-name="ce3" office:value-type="string" calcext:value-type="string">
            <text:p>Docente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 Ajuda com resolução de problemas</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Habilidade de identificar sarcasmo e ironia.</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Midjourney, Speech Text, DALL-E, Google Translate, Ada (chatbot)</text:p>
          </table:table-cell>
          <table:table-cell table:style-name="ce3" office:value-type="string" calcext:value-type="string">
            <text:p>Iguais</text:p>
          </table:table-cell>
          <table:table-cell/>
          <table:table-cell table:style-name="ce3" office:value-type="string" calcext:value-type="string">
            <text:p>Aumento da produtividade, Automatização de tarefas</text:p>
          </table:table-cell>
          <table:table-cell table:style-name="ce3" office:value-type="string" calcext:value-type="string">
            <text:p>GitHub Copilot</text:p>
          </table:table-cell>
          <table:table-cell table:style-name="ce3" office:value-type="string" calcext:value-type="string">
            <text:p>Verificação de erros semânticos em códigos de programação</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Impossível determinar, uma vez que não temos uma teoria estatística do conhecimento consolidada, nem uma teoria forte sobre a captura de padrões intermediários em topologias profundas de redes neurais, de forma que não é possível prever de forma segura o avanço da IA</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Engenharia da Computação (Finalizando)</text:p>
          </table:table-cell>
          <table:table-cell table:style-name="ce3" office:value-type="string" calcext:value-type="string">
            <text:p>estudante de graduação e chefe de departamento de licitações</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 Revisão de textos, Geração de ideias, Ajuda com resolução de problemas</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Integração de recursos multimídia/foto nas respostas., Geração de respostas mais criativas e inovadoras., Fornecimento de referências e citações (reais)., Interação com outros aplicativos (word, excel)</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Geração de documentos sequenciais, com preenchimento de informações a serem ensinadas ou carregas via base de dado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Uma pessoa vai conseguir utilizando IAs fazer o serviço de varias pessoas, assim não substituindo diretamente, mas fazendo com que seja necessário menos pessoal para mesma capacidade operacional.</text:p>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Civil</text:p>
          </table:table-cell>
          <table:table-cell table:style-name="ce3" office:value-type="string" calcext:value-type="string">
            <text:p>Serviço Público - Gestão do Trecho Paulista da Hidrovia Tietê-Paraná</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Melhoria da tomada de decisão, Análise avançada de dados</text:p>
          </table:table-cell>
          <table:table-cell table:style-name="ce3" office:value-type="string" calcext:value-type="string">
            <text:p>NÃO</text:p>
          </table:table-cell>
          <table:table-cell table:style-name="ce3" office:value-type="string" calcext:value-type="string">
            <text:p>Informações de alternativas de solução para problemas e projetos técnicos na área de infraestruturas hidroviárias </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Ciências Econômica</text:p>
          </table:table-cell>
          <table:table-cell table:style-name="ce3" office:value-type="string" calcext:value-type="string">
            <text:p>Aposentado</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Otimização de tempo, Automatização de tarefas</text:p>
          </table:table-cell>
          <table:table-cell table:style-name="ce3" office:value-type="string" calcext:value-type="string">
            <text:p>Não</text:p>
          </table:table-cell>
          <table:table-cell table:style-name="ce3" office:value-type="string" calcext:value-type="string">
            <text:p>Ja existe</text:p>
          </table:table-cell>
          <table:table-cell table:style-name="ce3" office:value-type="float" office:value="4" calcext:value-type="float">
            <text:p>4</text:p>
          </table:table-cell>
          <table:table-cell table:style-name="ce3" office:value-type="string" calcext:value-type="string">
            <text:p>Hoje</text:p>
          </table:table-cell>
          <table:table-cell table:style-name="ce6" office:value-type="string" calcext:value-type="string">
            <text:p>Quase toda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Elétrica &amp; Eletrônica</text:p>
          </table:table-cell>
          <table:table-cell table:style-name="ce3" office:value-type="string" calcext:value-type="string">
            <text:p>Profissional Liberal Consultor Comercial</text:p>
          </table:table-cell>
          <table:table-cell table:number-columns-repeated="2" table:style-name="ce3" office:value-type="string" calcext:value-type="string">
            <text:p>Sim</text:p>
          </table:table-cell>
          <table:table-cell table:style-name="ce3" office:value-type="string" calcext:value-type="string">
            <text:p>Pesquisa/redação</text:p>
          </table:table-cell>
          <table:table-cell table:style-name="ce3" office:value-type="string" calcext:value-type="string">
            <text:p>Revisão de textos, Geração de ideias, Descrição de Cargos e Vag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Identificação de informações incorretas ou falsas., Fornecimento de referências e citações (reai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Não sinto necessidade</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style-name="ce6" office:value-type="string" calcext:value-type="string">
            <text:p>Correlação de informações para tomadas de decisões mais rápidas</text:p>
          </table:table-cell>
          <table:table-cell table:style-name="ce6" office:value-type="string" calcext:value-type="string">
            <text:p>Uso p/ complementar meu trabalho</text:p>
          </table:table-cell>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Fundamental e/ou médio</text:p>
          </table:table-cell>
          <table:table-cell table:style-name="ce3" office:value-type="string" calcext:value-type="string">
            <text:p>Ensino médio </text:p>
          </table:table-cell>
          <table:table-cell table:style-name="ce3" office:value-type="string" calcext:value-type="string">
            <text:p>Representação Comercial </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Esclarecimento de dúvidas gerais, Revisão de textos, Geração de ideias, Criação de conteúdo, Curiosidades e fatos triviais</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Explicações mais detalhadas e justificativas., Capacidade de entender palavras correlatas profissionalmente (exemplo: planilha x tabela), Detecção e correção de erros gramaticais e ortográficos.</text:p>
          </table:table-cell>
          <table:table-cell table:style-name="ce3" office:value-type="string" calcext:value-type="string">
            <text:p>Sim</text:p>
          </table:table-cell>
          <table:table-cell table:style-name="ce3" office:value-type="string" calcext:value-type="string">
            <text:p>Siri (Apple), Google Assistant, Google Translate, Shazam</text:p>
          </table:table-cell>
          <table:table-cell table:style-name="ce3" office:value-type="string" calcext:value-type="string">
            <text:p>Piores</text:p>
          </table:table-cell>
          <table:table-cell table:style-name="ce3" office:value-type="string" calcext:value-type="string">
            <text:p>Não vi vantagem </text:p>
          </table:table-cell>
          <table:table-cell table:style-name="ce3" office:value-type="string" calcext:value-type="string">
            <text:p>Redução de erros humanos,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Busca de clientes específico na minha área de atuação </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Atendimento </text:p>
          </table:table-cell>
          <table:table-cell table:style-name="ce6"/>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Designer Gráfico</text:p>
          </table:table-cell>
          <table:table-cell table:style-name="ce3" office:value-type="string" calcext:value-type="string">
            <text:p>Marketing e Publicidade</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 Ajuda com resolução de problemas, Escrever um ebook, apresentações, estruturar um evento, criar pautas para um programa</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Melhoria na compreensão de textos, Habilidade de identificar sarcasmo e ironia., Integração de recursos multimídia/foto nas respostas., Reconhecimento e resposta a comandos de voz., Interação com outros aplicativos (word, excel), Um modo de criação de prompts ou auxilio sem depender de plugins externos</text:p>
          </table:table-cell>
          <table:table-cell table:style-name="ce3" office:value-type="string" calcext:value-type="string">
            <text:p>Sim</text:p>
          </table:table-cell>
          <table:table-cell table:style-name="ce3" office:value-type="string" calcext:value-type="string">
            <text:p>Google Assistant, Alexa (Amazon), Cortana (Microsoft), Midjourney, Synthesia, Speech Text, DALL-E, Leonardo, Runway Gen 2, Pika Labs</text:p>
          </table:table-cell>
          <table:table-cell table:style-name="ce3" office:value-type="string" calcext:value-type="string">
            <text:p>Melhores</text:p>
          </table:table-cell>
          <table:table-cell/>
          <table:table-cell table:style-name="ce3" office:value-type="string" calcext:value-type="string">
            <text:p>Aumento da produtividade, Redução de erros humanos, Melhoria da tomada de decisão, Automatização de tarefas</text:p>
          </table:table-cell>
          <table:table-cell table:style-name="ce3" office:value-type="string" calcext:value-type="string">
            <text:p>Midjourney, Adobe firefly, leonardo, e runway 2</text:p>
          </table:table-cell>
          <table:table-cell table:style-name="ce3" office:value-type="string" calcext:value-type="string">
            <text:p>Sinto falta de ferramentas que se integrem melhor com as ferramentas da Adobe</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Moda </text:p>
          </table:table-cell>
          <table:table-cell table:style-name="ce3" office:value-type="string" calcext:value-type="string">
            <text:p>Consultoria </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 Criação de conteúdo</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string" calcext:value-type="string">
            <text:p>Capacidade de entender palavras correlatas profissionalmente (exemplo: planilha x tabela), Incorporação de conhecimento especializado em áreas específicas., Aumento da capacidade de compreender e gerar conteúdo multilíngue., Fornecimento de referências e citações (reais)., Interação com outros aplicativos (word, excel)</text:p>
          </table:table-cell>
          <table:table-cell table:style-name="ce3" office:value-type="string" calcext:value-type="string">
            <text:p>Não</text:p>
          </table:table-cell>
          <table:table-cell table:number-columns-repeated="3"/>
          <table:table-cell table:style-name="ce3" office:value-type="string" calcext:value-type="string">
            <text:p>Melhoria da tomada de decisão, Otimização de tempo, Automatização de tarefas</text:p>
          </table:table-cell>
          <table:table-cell table:style-name="ce3" office:value-type="string" calcext:value-type="string">
            <text:p>Nao</text:p>
          </table:table-cell>
          <table:table-cell table:style-name="ce3" office:value-type="string" calcext:value-type="string">
            <text:p>Planilhas </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Textos introdutórios , relatórios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Fundamental e/ou médio</text:p>
          </table:table-cell>
          <table:table-cell table:style-name="ce3" office:value-type="string" calcext:value-type="string">
            <text:p>Nível médio </text:p>
          </table:table-cell>
          <table:table-cell table:style-name="ce3" office:value-type="string" calcext:value-type="string">
            <text:p>Aposentado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Cortana (Microsoft), Google Translate</text:p>
          </table:table-cell>
          <table:table-cell table:style-name="ce3" office:value-type="string" calcext:value-type="string">
            <text:p>Nunca utilizei outras ferramentas.</text:p>
          </table:table-cell>
          <table:table-cell table:style-name="ce3" office:value-type="string" calcext:value-type="string">
            <text:p>Ainda não tenho opinião.</text:p>
          </table:table-cell>
          <table:table-cell table:style-name="ce3" office:value-type="string" calcext:value-type="string">
            <text:p>Aumento da produtividade, Otimização de tempo, Automatização de tarefas</text:p>
          </table:table-cell>
          <table:table-cell table:style-name="ce3" office:value-type="string" calcext:value-type="string">
            <text:p>Nao</text:p>
          </table:table-cell>
          <table:table-cell table:style-name="ce3" office:value-type="string" calcext:value-type="string">
            <text:p>Interação e negócios </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office:value-type="string" calcext:value-type="string">
            <text:p>Menos o braçal, todo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Direito </text:p>
          </table:table-cell>
          <table:table-cell table:style-name="ce3" office:value-type="string" calcext:value-type="string">
            <text:p>Advocacia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Alexa (Amazon), Google Translate</text:p>
          </table:table-cell>
          <table:table-cell table:style-name="ce3" office:value-type="string" calcext:value-type="string">
            <text:p>Iguais</text:p>
          </table:table-cell>
          <table:table-cell table:style-name="ce3" office:value-type="string" calcext:value-type="string">
            <text:p>Desconheço essa ferramenta </text:p>
          </table:table-cell>
          <table:table-cell table:style-name="ce3" office:value-type="string" calcext:value-type="string">
            <text:p>Aumento da produtividade, Redução de erros humanos, Otimização de tempo, Automatização de tarefas, Análise avançada de dados</text:p>
          </table:table-cell>
          <table:table-cell table:style-name="ce3" office:value-type="string" calcext:value-type="string">
            <text:p>No momento não faço uso de ferramentas IA</text:p>
          </table:table-cell>
          <table:table-cell table:style-name="ce3" office:value-type="string" calcext:value-type="string">
            <text:p>Como respondido anteriormente aumento da produtividade com redução de erros humannos, com otimização de utilização do temp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Um bibliotecário para localizar doutrinas e jurisprudências adequadas a cada caso, entre outras.</text:p>
          </table:table-cell>
          <table:table-cell table:style-name="ce6" office:value-type="string" calcext:value-type="string">
            <text:p>A inteligência artificial utilizada de forma adequada trará muitos benefícios, no entanto, respeitando-se o princípio da dualidade, caso destinada a fins escusos será totalmente contraproducente ou prejudicial.</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Civil e Ambiental</text:p>
          </table:table-cell>
          <table:table-cell table:style-name="ce3" office:value-type="string" calcext:value-type="string">
            <text:p>Projetos e Gestão</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Suporte técnico, Revisão de textos, Criação de conteúdo</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string" calcext:value-type="string">
            <text:p>Melhoria na compreensão de textos, Aumento da exatidão nas respostas., Explicações mais detalhadas e justificativas., Capacidade de entender palavras correlatas profissionalmente (exemplo: planilha x tabela), Incorporação de conhecimento especializado em áreas específicas., Fornecimento de referências e citações (reais).,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Google Assistant, Alexa (Amazon), Midjourney, Synthesia, Shazam</text:p>
          </table:table-cell>
          <table:table-cell table:style-name="ce3" office:value-type="string" calcext:value-type="string">
            <text:p>Iguais</text:p>
          </table:table-cell>
          <table:table-cell/>
          <table:table-cell table:style-name="ce3" office:value-type="string" calcext:value-type="string">
            <text:p>Redução de erros humanos, Otimização de tempo, Automatização de tarefas</text:p>
          </table:table-cell>
          <table:table-cell table:number-columns-repeated="2" table:style-name="ce3" office:value-type="string" calcext:value-type="string">
            <text:p>desconheco</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Tecnologia em Processamento de Dados</text:p>
          </table:table-cell>
          <table:table-cell table:style-name="ce3" office:value-type="string" calcext:value-type="string">
            <text:p>área técnica, negocios e estratégia de gestã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Suporte técnic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Identificação de informações incorretas ou falsas., Interação em caso de dúvida em relação à pergunta.</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não</text:p>
          </table:table-cell>
          <table:table-cell table:style-name="ce3" office:value-type="string" calcext:value-type="string">
            <text:p>conseguir distinguir diferentes versões do mesmo software, exemplo sql server 2010, 2012, 2015 etc</text:p>
          </table:table-cell>
          <table:table-cell table:style-name="ce3" office:value-type="float" office:value="5" calcext:value-type="float">
            <text:p>5</text:p>
          </table:table-cell>
          <table:table-cell table:style-name="ce3" office:value-type="string" calcext:value-type="string">
            <text:p>Em um futuro próximo</text:p>
          </table:table-cell>
          <table:table-cell table:style-name="ce6" office:value-type="string" calcext:value-type="string">
            <text:p>tarefas rotineis de um DBA poderiam ser facilmente substituidos para uma IA</text:p>
          </table:table-cell>
          <table:table-cell table:style-name="ce6" office:value-type="string" calcext:value-type="string">
            <text:p>existem tarefas do dia a dia, que são repetições, apenas as decisoes baseadas nestas coletas precisam ser direcionadas, inclusive com varias delas onde a IA poderia completar a tarefa e resolver a situação</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Civil </text:p>
          </table:table-cell>
          <table:table-cell table:style-name="ce3" office:value-type="string" calcext:value-type="string">
            <text:p>Marketing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Criação de conteúdo, Tradução, Ajuda com resolução de problemas</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 Capacidade de entender palavras correlatas profissionalmente (exemplo: planilha x tabela), Habilidade de identificar sarcasmo e ironia., Incorporação de recursos de voz para comunicação oral.</text:p>
          </table:table-cell>
          <table:table-cell table:style-name="ce3" office:value-type="string" calcext:value-type="string">
            <text:p>Sim</text:p>
          </table:table-cell>
          <table:table-cell table:style-name="ce3" office:value-type="string" calcext:value-type="string">
            <text:p>Siri (Apple), Google Assistant, Alexa (Amazon), Google Translate</text:p>
          </table:table-cell>
          <table:table-cell table:style-name="ce3" office:value-type="string" calcext:value-type="string">
            <text:p>Piores</text:p>
          </table:table-cell>
          <table:table-cell table:style-name="ce3" office:value-type="string" calcext:value-type="string">
            <text:p>Não tenho nada a declarar</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Google Marketing Platform, HubSpot</text:p>
          </table:table-cell>
          <table:table-cell table:style-name="ce3" office:value-type="string" calcext:value-type="string">
            <text:p>Não tenho resposta no momento </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Atendimento telemarketing </text:p>
          </table:table-cell>
          <table:table-cell table:style-name="ce6" office:value-type="string" calcext:value-type="string">
            <text:p>Não tenho nenhuma resposta no momento </text:p>
          </table:table-cell>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Farmácia </text:p>
          </table:table-cell>
          <table:table-cell table:style-name="ce3" office:value-type="string" calcext:value-type="string">
            <text:p>Farmácia UBS</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Ajuda com tarefas escolares, Suporte técnic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Integração de recursos multimídia/foto nas respostas., Detecção e correção de erros gramaticais e ortográficos., Fornecimento de referências e citações (reais)., Interação com outros aplicativos (word, excel), Interação em caso de dúvida em relação à pergunta.</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Informações específicas sobre dados médicos e pesquisas clínicas fundamentada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A área referente ao SAC, já que caso uma IA fosse treinada para responder e passar as devidas informações referentes aos produtos de forma clara e explicativa, o serviço humano seria diminuído, focando os esforços humanos em outros quesitos da indústria.</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Medicina</text:p>
          </table:table-cell>
          <table:table-cell table:style-name="ce3" office:value-type="string" calcext:value-type="string">
            <text:p>Medica</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Revisão de textos, Geração de ideias, Criação de conteúdo</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Explicações mais detalhadas e justificativas., Detecção e correção de erros gramaticais e ortográficos., Geração de respostas mais criativas e inovadora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Otimização de tempo, Automatização de tarefas</text:p>
          </table:table-cell>
          <table:table-cell table:style-name="ce3" office:value-type="string" calcext:value-type="string">
            <text:p>Nao</text:p>
          </table:table-cell>
          <table:table-cell table:style-name="ce3" office:value-type="string" calcext:value-type="string">
            <text:p>Diagnosticos a partir da insercao de dados</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style-name="ce6" office:value-type="string" calcext:value-type="string">
            <text:p>Medicina diagnóstica, de imagem e análise. Um programa poderia facilmente fazer trabalhos desse tipo</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Mecânica </text:p>
          </table:table-cell>
          <table:table-cell table:style-name="ce3" office:value-type="string" calcext:value-type="string">
            <text:p>Aposentado </text:p>
          </table:table-cell>
          <table:table-cell table:style-name="ce3" office:value-type="string" calcext:value-type="string">
            <text:p>Talvez</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 Google Translat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text:p>
          </table:table-cell>
          <table:table-cell table:style-name="ce3" office:value-type="string" calcext:value-type="string">
            <text:p>Não </text:p>
          </table:table-cell>
          <table:table-cell table:style-name="ce3" office:value-type="string" calcext:value-type="string">
            <text:p>Otimização de tarefas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Ciências sociais e jurídicas </text:p>
          </table:table-cell>
          <table:table-cell table:style-name="ce3" office:value-type="string" calcext:value-type="string">
            <text:p>Analista de investimento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Revisão de textos, Geração de ideias, Criação de conteúdo, Tradução,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Trazer informações atualizadas e recentes., Identificação de informações incorretas ou falsas., Incorporação de conhecimento especializado em áreas específicas.</text:p>
          </table:table-cell>
          <table:table-cell table:style-name="ce3" office:value-type="string" calcext:value-type="string">
            <text:p>Sim</text:p>
          </table:table-cell>
          <table:table-cell table:style-name="ce3" office:value-type="string" calcext:value-type="string">
            <text:p>Google Assistant, Midjourney, Synthesia, Speech Text, DALL-E, Google Translate, Claude </text:p>
          </table:table-cell>
          <table:table-cell table:style-name="ce3" office:value-type="string" calcext:value-type="string">
            <text:p>Piores</text:p>
          </table:table-cell>
          <table:table-cell table:style-name="ce3" office:value-type="string" calcext:value-type="string">
            <text:p>Claude analisa anexos </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Leitura de fatos relevantes </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Analista </text:p>
          </table:table-cell>
          <table:table-cell table:style-name="ce6" office:value-type="string" calcext:value-type="string">
            <text:p>Pessoas que saibam usar vão substituir quem não sabe. </text:p>
          </table:table-cell>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conomia </text:p>
          </table:table-cell>
          <table:table-cell table:style-name="ce3" office:value-type="string" calcext:value-type="string">
            <text:p>Agropecuária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Orientação de viagens, Ajuda com resolução de problemas</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 Capacidade de entender palavras correlatas profissionalmente (exemplo: planilha x tabela), Aumento da capacidade de compreender e gerar conteúdo multilíngue., Fornecimento de suporte emocional e empatia durante as conversas., Incorporação de recursos de voz para comunicação oral., Interação com outros aplicativos (word, excel),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Google Translat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Análise valores terras por região / estados / cidades </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Área contábil </text:p>
          </table:table-cell>
          <table:table-cell table:style-name="ce6" office:value-type="string" calcext:value-type="string">
            <text:p>Facilitaria movimentação de notas fiscais</text:p>
          </table:table-cell>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float" office:value="2027" calcext:value-type="float">
            <text:p>2027</text:p>
          </table:table-cell>
          <table:table-cell table:style-name="ce3" office:value-type="string" calcext:value-type="string">
            <text:p>ESTUDANTE DE GRADUAÇÃ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Ajuda com tarefas escolares, Revisão de textos, Geração de ideias, Tradução</text:p>
          </table:table-cell>
          <table:table-cell table:number-columns-repeated="3"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Fornecimento de referências e citações (reai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RESUMIR TEXTOS DE FORMA EFICAZ E COMPREENDER ASSUNTOS ESPECIFICO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ACHO QUE TODA A FUNÇÃO DE COMPACTAR E DESCOMPACTAR DADOS E ACHAR PADRÕES E ERROS EM CÓDIGOS OU CÁLCULOS</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text:p>
          </table:table-cell>
          <table:table-cell table:style-name="ce3" office:value-type="string" calcext:value-type="string">
            <text:p>Consultor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Alexa (Amazon), Google Translate</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Interação com mercado</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Estudante de direito</text:p>
          </table:table-cell>
          <table:table-cell table:style-name="ce3" office:value-type="string" calcext:value-type="string">
            <text:p>Direito/Procon</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Reformulação de textos em linguagem jurídica e estritamente formal.</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string" calcext:value-type="string">
            <text:p>Melhoria na compreensão de textos, Trazer informações atualizadas e recentes., Capacidade de entender palavras correlatas profissionalmente (exemplo: planilha x tabela), Incorporação de conhecimento especializado em áreas específica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Textos corretos e bem trabalhados passam um tom maior de profissionalismo, após o uso notei uma quantidade maior de processos administrativos concluídos com êxito.</text:p>
          </table:table-cell>
          <table:table-cell table:style-name="ce3" office:value-type="string" calcext:value-type="string">
            <text:p>Não </text:p>
          </table:table-cell>
          <table:table-cell table:style-name="ce3" office:value-type="string" calcext:value-type="string">
            <text:p>Preenchimento simplificado e eficaz de documentos. </text:p>
          </table:table-cell>
          <table:table-cell table:style-name="ce3" office:value-type="float" office:value="4" calcext:value-type="float">
            <text:p>4</text:p>
          </table:table-cell>
          <table:table-cell table:style-name="ce3" office:value-type="string" calcext:value-type="string">
            <text:p>Não sei dizer</text:p>
          </table:table-cell>
          <table:table-cell table:style-name="ce6" office:value-type="string" calcext:value-type="string">
            <text:p>Toda a função de atendimento inicial, simples mas burocracia e a escritura de textos.</text:p>
          </table:table-cell>
          <table:table-cell table:style-name="ce6" office:value-type="string" calcext:value-type="string">
            <text:p>É difícil acreditar em uma real substituição pela IA na área jurídica pois o processo é muito interpretativo mas a tendência é o uso para aprimorar o trabalho de um bom profissional elevando toda uma área. </text:p>
          </table:table-cell>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Pedagogia (cursando)</text:p>
          </table:table-cell>
          <table:table-cell table:style-name="ce3" office:value-type="string" calcext:value-type="string">
            <text:p>Estudante de graduaçã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Traduçã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Habilidade de identificar sarcasmo e ironia., Integração de recursos multimídia/foto nas respostas., Detecção e correção de erros gramaticais e ortográfico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Google Assistant, Google Translate, bing da microsoft</text:p>
          </table:table-cell>
          <table:table-cell table:style-name="ce3" office:value-type="string" calcext:value-type="string">
            <text:p>Piore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Nutrição </text:p>
          </table:table-cell>
          <table:table-cell table:style-name="ce3" office:value-type="string" calcext:value-type="string">
            <text:p>Nutricionista Clínica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 Bixby (Samsung), Google Translate, Shazam</text:p>
          </table:table-cell>
          <table:table-cell table:style-name="ce3" office:value-type="string" calcext:value-type="string">
            <text:p>Melhores</text:p>
          </table:table-cell>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Não</text:p>
          </table:table-cell>
          <table:table-cell table:style-name="ce3" office:value-type="string" calcext:value-type="string">
            <text:p>Montagem de cardápio automática, porém personalizada para cada pessoas, através dos dados que forem colhidos nas consultas nutricionai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Montagem de cardápios.</text:p>
          </table:table-cell>
          <table:table-cell table:style-name="ce6"/>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Cursando engenharia de computação</text:p>
          </table:table-cell>
          <table:table-cell table:style-name="ce3" office:value-type="string" calcext:value-type="string">
            <text:p>Auxiliar de escritóri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 Assistência em esclarecimento de conteúdo acadêmica</text:p>
          </table:table-cell>
          <table:table-cell table:style-name="ce3" office:value-type="string" calcext:value-type="string">
            <text:p>Esclarecimento de dúvidas gerais, Ajuda com tarefas escolares, Revisão de textos, Geração de ideias, Curiosidades e fatos triviais, Traduçã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Aumento da exatidão nas respostas., Trazer informações atualizadas e recentes., Identificação de informações incorretas ou falsas., Incorporação de conhecimento especializado em áreas específicas., Habilidade de identificar sarcasmo e ironia., Fornecimento de suporte emocional e empatia durante as conversa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Midjourney, DALL-E, Google Translate, Shazam</text:p>
          </table:table-cell>
          <table:table-cell table:style-name="ce3" office:value-type="string" calcext:value-type="string">
            <text:p>Piores</text:p>
          </table:table-cell>
          <table:table-cell table:style-name="ce3" office:value-type="string" calcext:value-type="string">
            <text:p>Muitas delas não possuem a mesma habilidade de gerar respostas coerentes e que estejam relacionadas ao que é perguntado, mas claro que isso não diz respeito à todas.</text:p>
          </table:table-cell>
          <table:table-cell table:style-name="ce3" office:value-type="string" calcext:value-type="string">
            <text:p>Aumento da produtividade, Redução de erros humanos, Melhoria da tomada de decisão, Otimização de tempo, Automatização de tarefas, Análise avançada de dados, Treinamento profissional</text:p>
          </table:table-cell>
          <table:table-cell table:style-name="ce3" office:value-type="string" calcext:value-type="string">
            <text:p>Não conheço</text:p>
          </table:table-cell>
          <table:table-cell table:style-name="ce3" office:value-type="string" calcext:value-type="string">
            <text:p>Ia com respostas dinâmicas e que forneçam soluções para problemas adversos e que muitas vezes imprevisíveis, causando problemas e atraso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Desenvolvimento de projetos, ferramentas de produção de apps e sistemas de forma simples, assistência técnica para problemas de software.</text:p>
          </table:table-cell>
          <table:table-cell table:style-name="ce6" office:value-type="string" calcext:value-type="string">
            <text:p>Acredito que as IAs vieram para contribuir muito de maneira profissional e pessoal, para diversas áreas de atuação. E também, por ser algo recente e ainda em desenvolvimento, já vem cumprindo muito bem aquilo que é proposto.</text:p>
          </table:table-cell>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Direito </text:p>
          </table:table-cell>
          <table:table-cell table:style-name="ce3" office:value-type="string" calcext:value-type="string">
            <text:p>Audito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Revisão de textos, Geração de ideias, Tradução,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Trazer informações atualizadas e recentes., Detecção e correção de erros gramaticais e ortográficos., Fornecimento de referências e citações (reais)., Incorporação de recursos de voz para comunicação oral.,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Siri (Apple), Alexa (Amazon), DALL-E, Google Translate, Shazam, Bard </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text:p>
          </table:table-cell>
          <table:table-cell table:number-columns-repeated="2" table:style-name="ce3" office:value-type="string" calcext:value-type="string">
            <text:p>Na</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table:table-cell table:style-name="ce6" office:value-type="string" calcext:value-type="string">
            <text:p>Respondi considerando a minha experiência na versão paga do ChatGPT. </text:p>
          </table:table-cell>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Não tenho</text:p>
          </table:table-cell>
          <table:table-cell table:style-name="ce3" office:value-type="string" calcext:value-type="string">
            <text:p>desempregad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 Ajuda com resolução de problemas</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Trazer informações atualizadas e recentes., Identificação de informações incorretas ou falsas., Capacidade de entender palavras correlatas profissionalmente (exemplo: planilha x tabela), Habilidade de identificar sarcasmo e ironia., Detecção e correção de erros gramaticais e ortográficos., Incorporação de recursos de voz para comunicação oral.,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Google Assistant, Cortana (Microsoft), Midjourney, Speech Text, DALL-E, Google Translate</text:p>
          </table:table-cell>
          <table:table-cell table:style-name="ce3" office:value-type="string" calcext:value-type="string">
            <text:p>Melhore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Farmácia e Bioquímica</text:p>
          </table:table-cell>
          <table:table-cell table:style-name="ce3" office:value-type="string" calcext:value-type="string">
            <text:p>Farmacêutic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Geração de ideias, Criação de conteúdo, Curiosidades e fatos triviais, Tradução</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Geração de imagens.</text:p>
          </table:table-cell>
          <table:table-cell table:style-name="ce3" office:value-type="string" calcext:value-type="string">
            <text:p>Sim</text:p>
          </table:table-cell>
          <table:table-cell table:style-name="ce3" office:value-type="string" calcext:value-type="string">
            <text:p>Siri (Apple), Google Assistant, Alexa (Amazon), Bixby (Samsung), Midjourney, Synthesia, DALL-E, Google Translate, Shazam, Leonardo, Bing, Bard, Dream</text:p>
          </table:table-cell>
          <table:table-cell table:style-name="ce3" office:value-type="string" calcext:value-type="string">
            <text:p>Iguais</text:p>
          </table:table-cell>
          <table:table-cell table:style-name="ce3" office:value-type="string" calcext:value-type="string">
            <text:p>Geração de imagens, geração de slides, etc...</text:p>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Gamma APP e Leonardo</text:p>
          </table:table-cell>
          <table:table-cell table:style-name="ce3" office:value-type="string" calcext:value-type="string">
            <text:p>Animaçao de imagens</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Realização de exames laboratoriais e de imagem.</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Servico social</text:p>
          </table:table-cell>
          <table:table-cell table:style-name="ce3" office:value-type="string" calcext:value-type="string">
            <text:p>Call cente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Curiosidades e fatos triviais</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Incorporação de conhecimento especializado em áreas específicas., Aumento da capacidade de compreender e gerar conteúdo multilíngue., Geração de respostas mais criativas e inovadoras., Fornecimento de referências e citações (reais)., Reconhecimento e resposta a comandos de voz.</text:p>
          </table:table-cell>
          <table:table-cell table:style-name="ce3" office:value-type="string" calcext:value-type="string">
            <text:p>Não</text:p>
          </table:table-cell>
          <table:table-cell/>
          <table:table-cell table:style-name="ce3"/>
          <table:table-cell/>
          <table:table-cell table:style-name="ce3" office:value-type="string" calcext:value-type="string">
            <text:p>Redução de erros humanos, Otimização de tempo, Análise avançada de dados</text:p>
          </table:table-cell>
          <table:table-cell table:style-name="ce3" office:value-type="string" calcext:value-type="string">
            <text:p>Nao</text:p>
          </table:table-cell>
          <table:table-cell table:style-name="ce3" office:value-type="string" calcext:value-type="string">
            <text:p>Maior agilidade nas ligacoes e calculo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tendente call center</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Administração</text:p>
          </table:table-cell>
          <table:table-cell table:style-name="ce3" office:value-type="string" calcext:value-type="string">
            <text:p>Marketing</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Geração de ideias, Criação de conteúdo, Ajuda com resolução de problemas, Ajuda com tarefas profissionai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Trazer informações atualizadas e recentes., Identificação de informações incorretas ou falsas., Detecção e correção de erros gramaticais e ortográficos.,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DALL-E, Google Translate, Shazam</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Não</text:p>
          </table:table-cell>
          <table:table-cell table:style-name="ce3" office:value-type="string" calcext:value-type="string">
            <text:p>Melhorar o gerenciamento de tarefas, times e prazo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Funções operacionais e repetitivas.</text:p>
          </table:table-cell>
          <table:table-cell table:style-name="ce6"/>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Engenharia de Controle e Automação</text:p>
          </table:table-cell>
          <table:table-cell table:style-name="ce3" office:value-type="string" calcext:value-type="string">
            <text:p>Estudante de graduação - Estagiário de Melhoria Contínua</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Criação de conteúdo, Curiosidades e fatos triviais, Tradução, Ajuda com resolução de problemas, Ajuda com ideias e geração de códigos (programação - Python, JS, VBA, ferramentas da Microsoft como Power Apps e Power Automate)</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Geração de respostas mais criativas e inovadoras., Reconhecimento e resposta a comandos de voz., Interação com outros aplicativos (word, excel), Integração de recursos de tradução em tempo real para conversas multilíngue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Otimização de tempo, Automatização de tarefas</text:p>
          </table:table-cell>
          <table:table-cell table:number-columns-repeated="2" table:style-name="ce3" office:value-type="string" calcext:value-type="string">
            <text:p>NÃO</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Extração manual de relatórios, criação de apresentações de slides que seguem um determinado padrão (a partir de critérios que se estabelecem), função analítica (a partir de base de dados conseguir tomar decisões que incidem sobre grandes movimentações nas empresas), dentre outras funções correlatas.</text:p>
          </table:table-cell>
          <table:table-cell table:style-name="ce6" office:value-type="string" calcext:value-type="string">
            <text:p>Outro ponto polêmico a respeito do uso do CHAT GPT é a privacidade e a segurança dos dados. Uma vez que a IA utiliza as entradas dos usuários para aperfeiçoar seu "nível de aprendizado", ao expor informações pessoais/confidenciais, abre-se a possibilidade do programa armazená-las e as apresentar para outros usuários posteriormente.</text:p>
          </table:table-cell>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Pós Graduação (MBA)</text:p>
          </table:table-cell>
          <table:table-cell table:number-columns-repeated="2" table:style-name="ce3" office:value-type="string" calcext:value-type="string">
            <text:p>Marketing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Criação de conteúdo, Tradução, Orientação de viagens, Ajuda com resolução de problemas</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Não usei outras </text:p>
          </table:table-cell>
          <table:table-cell table:style-name="ce3" office:value-type="float" office:value="5" calcext:value-type="float">
            <text:p>5</text:p>
          </table:table-cell>
          <table:table-cell table:style-name="ce3" office:value-type="string" calcext:value-type="string">
            <text:p>Em um futuro distante</text:p>
          </table:table-cell>
          <table:table-cell table:style-name="ce6" office:value-type="string" calcext:value-type="string">
            <text:p>Criação de textos, press-release , ideias para campanhas , resolução de problemas de negócios etc </text:p>
          </table:table-cell>
          <table:table-cell table:style-name="ce6"/>
          <table:table-cell table:number-columns-repeated="993"/>
        </table:table-row>
        <table:table-row table:style-name="ro2">
          <table:table-cell table:style-name="ce3" office:value-type="string" calcext:value-type="string">
            <text:p>18 -24</text:p>
          </table:table-cell>
          <table:table-cell table:style-name="ce3" office:value-type="string" calcext:value-type="string">
            <text:p>Feminino</text:p>
          </table:table-cell>
          <table:table-cell table:style-name="ce3" office:value-type="string" calcext:value-type="string">
            <text:p>Fundamental e/ou médio</text:p>
          </table:table-cell>
          <table:table-cell table:style-name="ce3" office:value-type="string" calcext:value-type="string">
            <text:p>Não </text:p>
          </table:table-cell>
          <table:table-cell table:style-name="ce3" office:value-type="string" calcext:value-type="string">
            <text:p>Estudante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Redução de erros humanos</text:p>
          </table:table-cell>
          <table:table-cell table:style-name="ce3" office:value-type="string" calcext:value-type="string">
            <text:p>Não </text:p>
          </table:table-cell>
          <table:table-cell table:style-name="ce3" office:value-type="string" calcext:value-type="string">
            <text:p>Ajudar-me </text:p>
          </table:table-cell>
          <table:table-cell table:style-name="ce3" office:value-type="float" office:value="2" calcext:value-type="float">
            <text:p>2</text:p>
          </table:table-cell>
          <table:table-cell table:style-name="ce3" office:value-type="string" calcext:value-type="string">
            <text:p>Em um futuro próximo</text:p>
          </table:table-cell>
          <table:table-cell table:style-name="ce6" office:value-type="string" calcext:value-type="string">
            <text:p>Informática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Engenharia mecânica </text:p>
          </table:table-cell>
          <table:table-cell table:style-name="ce3" office:value-type="string" calcext:value-type="string">
            <text:p>Aposentada</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Google Assistant, Alexa (Amazon), Google Translate</text:p>
          </table:table-cell>
          <table:table-cell table:style-name="ce3" office:value-type="string" calcext:value-type="string">
            <text:p>Iguais</text:p>
          </table:table-cell>
          <table:table-cell/>
          <table:table-cell table:style-name="ce3" office:value-type="string" calcext:value-type="string">
            <text:p>Automatização de tarefas</text:p>
          </table:table-cell>
          <table:table-cell table:style-name="ce3" office:value-type="string" calcext:value-type="string">
            <text:p>Não </text:p>
          </table:table-cell>
          <table:table-cell table:style-name="ce3" office:value-type="string" calcext:value-type="string">
            <text:p>Não uso IA</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Comunicação Social - Jornalismo</text:p>
          </table:table-cell>
          <table:table-cell table:style-name="ce3" office:value-type="string" calcext:value-type="string">
            <text:p>Marketing - Consultoria</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Geração de ideias, Criação de conteúdo, Tradução</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Detecção e correção de erros gramaticais e ortográficos., Geração de respostas mais criativas e inovadoras., Fornecimento de referências e citações (reais).</text:p>
          </table:table-cell>
          <table:table-cell table:style-name="ce3" office:value-type="string" calcext:value-type="string">
            <text:p>Sim</text:p>
          </table:table-cell>
          <table:table-cell table:style-name="ce3" office:value-type="string" calcext:value-type="string">
            <text:p>Siri (Apple), Alexa (Amazon), Google Translate, Bard</text:p>
          </table:table-cell>
          <table:table-cell table:style-name="ce3" office:value-type="string" calcext:value-type="string">
            <text:p>Iguais</text:p>
          </table:table-cell>
          <table:table-cell table:style-name="ce3" office:value-type="string" calcext:value-type="string">
            <text:p>São propostas muito diferentes para que haja uma comparação justa. </text:p>
          </table:table-cell>
          <table:table-cell table:style-name="ce3" office:value-type="string" calcext:value-type="string">
            <text:p>Aumento da produtividade, Melhoria da tomada de decisão</text:p>
          </table:table-cell>
          <table:table-cell table:style-name="ce3" office:value-type="string" calcext:value-type="string">
            <text:p>Bard, Supernormal</text:p>
          </table:table-cell>
          <table:table-cell table:style-name="ce3" office:value-type="string" calcext:value-type="string">
            <text:p>Existe</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Eventualmente, a produção de conteúdo de marketing pode vir a ser feita mais por programas do que por humanos. </text:p>
          </table:table-cell>
          <table:table-cell table:style-name="ce6" office:value-type="string" calcext:value-type="string">
            <text:p>A IA não tem a capacidade de substituir muitas características humanas e é besteira acreditar que sim. Ao mesmo tempo, seu uso facilita algumas tarefas e pode tornar profissionais mais produtivos e até criativos. É preciso conhecê-la e usá-la como ferramenta. <text:s/></text:p>
          </table:table-cell>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Administração</text:p>
          </table:table-cell>
          <table:table-cell table:style-name="ce3" office:value-type="string" calcext:value-type="string">
            <text:p>Gestora de tráfego pago</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Suporte técnico, Revisão de textos, Geração de ideias, Criação de conteúdo, Tradução, Orientação de viagen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Trazer informações atualizadas e recentes., Identificação de informações incorretas ou falsas., Capacidade de entender palavras correlatas profissionalmente (exemplo: planilha x tabela), Detecção e correção de erros gramaticais e ortográficos.</text:p>
          </table:table-cell>
          <table:table-cell table:style-name="ce3" office:value-type="string" calcext:value-type="string">
            <text:p>Sim</text:p>
          </table:table-cell>
          <table:table-cell table:style-name="ce3" office:value-type="string" calcext:value-type="string">
            <text:p>Google Assistant, Midjourney, Google Translat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 Automatização de tarefas</text:p>
          </table:table-cell>
          <table:table-cell table:style-name="ce5" office:value-type="string" calcext:value-type="string">
            <text:p><text:a xlink:href="http://copy.ai/" xlink:type="simple">Copy.AI</text:a></text:p>
          </table:table-cell>
          <table:table-cell table:style-name="ce3" office:value-type="string" calcext:value-type="string">
            <text:p>Seria interessante uma ferramenta atualizada quanto às políticas do Google e Facebook, para consultar e verificar se um anúncio poderia violar alguma política das ferramentas e evitar suspensões e bloqueios nas contas de anúncio.</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Acredito que a inteligência artificial será capaz que auxiliar em várias tarefas diferentes, mas sempre será necessário o olhar técnico de um profissional.</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Mestrado</text:p>
          </table:table-cell>
          <table:table-cell table:number-columns-repeated="2" table:style-name="ce3" office:value-type="string" calcext:value-type="string">
            <text:p>Médica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Cortana (Microsoft), Google Translate</text:p>
          </table:table-cell>
          <table:table-cell table:style-name="ce3" office:value-type="string" calcext:value-type="string">
            <text:p>Iguais</text:p>
          </table:table-cell>
          <table:table-cell/>
          <table:table-cell table:style-name="ce3" office:value-type="string" calcext:value-type="string">
            <text:p>Análise avançada de dados</text:p>
          </table:table-cell>
          <table:table-cell table:style-name="ce3" office:value-type="string" calcext:value-type="string">
            <text:p>Não </text:p>
          </table:table-cell>
          <table:table-cell table:style-name="ce3" office:value-type="string" calcext:value-type="string">
            <text:p>Segurança </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Anamnese em curto espaço de tempo, mais detalhada . Cruzando os dados</text:p>
            <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Comunicação Social</text:p>
          </table:table-cell>
          <table:table-cell table:style-name="ce3" office:value-type="string" calcext:value-type="string">
            <text:p>Jornalismo - Redator</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 Otimização de rotinas de revisão de texto, sugestão de redação e pesquisa (com verificação de fontes e referências)</text:p>
          </table:table-cell>
          <table:table-cell table:style-name="ce3" office:value-type="string" calcext:value-type="string">
            <text:p>Revisão de textos, Geração de ideias, Criação de conteúdo</text:p>
          </table:table-cell>
          <table:table-cell table:style-name="ce3" office:value-type="float" office:value="3" calcext:value-type="float">
            <text:p>3</text:p>
          </table:table-cell>
          <table:table-cell table:number-columns-repeated="5"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Incorporação de conhecimento especializado em áreas específicas., Integração de recursos multimídia/foto nas respost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Alexa (Amazon), Cortana (Microsoft), Google Translate</text:p>
          </table:table-cell>
          <table:table-cell table:style-name="ce3" office:value-type="string" calcext:value-type="string">
            <text:p>Iguais</text:p>
          </table:table-cell>
          <table:table-cell/>
          <table:table-cell table:style-name="ce3" office:value-type="string" calcext:value-type="string">
            <text:p>Aumento da produtividade, Melhoria da tomada de decisão, Otimização de tempo, Automatização de tarefas</text:p>
          </table:table-cell>
          <table:table-cell table:style-name="ce3" office:value-type="string" calcext:value-type="string">
            <text:p>NÃO</text:p>
          </table:table-cell>
          <table:table-cell table:style-name="ce3" office:value-type="string" calcext:value-type="string">
            <text:p>Entrega de conteúdo fidedigno ao pertguntado ou próximo do real, menos elaborações ou criações de modelos para respostas e sem referências reais. Acesso à conteúdos reais e que fossem verificados. Auxilio no trabalho do jornalismo.</text:p>
          </table:table-cell>
          <table:table-cell table:style-name="ce3" office:value-type="float" office:value="5" calcext:value-type="float">
            <text:p>5</text:p>
          </table:table-cell>
          <table:table-cell table:style-name="ce3" office:value-type="string" calcext:value-type="string">
            <text:p>Não sei dizer</text:p>
          </table:table-cell>
          <table:table-cell table:style-name="ce6" office:value-type="string" calcext:value-type="string">
            <text:p>Redator, revisor, pauteiro, roteirista.</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text:p>
          </table:table-cell>
          <table:table-cell table:style-name="ce3" office:value-type="string" calcext:value-type="string">
            <text:p>Sw</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text:p>
          </table:table-cell>
          <table:table-cell table:number-columns-repeated="6" table:style-name="ce3" office:value-type="float" office:value="3" calcext:value-type="float">
            <text:p>3</text:p>
          </table:table-cell>
          <table:table-cell table:style-name="ce3" office:value-type="string" calcext:value-type="string">
            <text:p>Melhoria na compreensão de texto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text:p>
          </table:table-cell>
          <table:table-cell table:number-columns-repeated="2"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UNIFEI - ENG. ELETRÔNICA </text:p>
          </table:table-cell>
          <table:table-cell table:style-name="ce3" office:value-type="string" calcext:value-type="string">
            <text:p>Desenvolvimento de software de IA para plataformas web de educação a distância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Otimização de programas fonte buscando melhores alternativas</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Melhoria na compreensão de textos, Explicações mais detalhadas e justificativas., Trazer informações atualizadas e recentes., Capacidade de entender palavras correlatas profissionalmente (exemplo: planilha x tabela), Incorporação de conhecimento especializado em áreas específicas., Integração de recursos multimídia/foto nas respostas., Detecção e correção de erros gramaticais e ortográficos., Fornecimento de referências e citações (reais)., Reconhecimento e resposta a comandos de voz., Interação em caso de dúvida em relação à pergunta.</text:p>
          </table:table-cell>
          <table:table-cell table:style-name="ce3" office:value-type="string" calcext:value-type="string">
            <text:p>Sim</text:p>
          </table:table-cell>
          <table:table-cell table:style-name="ce3" office:value-type="string" calcext:value-type="string">
            <text:p>Google BARD</text:p>
          </table:table-cell>
          <table:table-cell table:style-name="ce3" office:value-type="string" calcext:value-type="string">
            <text:p>Melhores</text:p>
          </table:table-cell>
          <table:table-cell table:style-name="ce3" office:value-type="string" calcext:value-type="string">
            <text:p>Referência real, inter relação entre as perguntas , não chutar quando não sabe</text:p>
          </table:table-cell>
          <table:table-cell table:style-name="ce3" office:value-type="string" calcext:value-type="string">
            <text:p>Aumento da produtividade, Melhoria da tomada de decisão, Otimização de tempo, Busca de referencia para um conjunto de palavras relacionadas</text:p>
          </table:table-cell>
          <table:table-cell table:style-name="ce3" office:value-type="string" calcext:value-type="string">
            <text:p>Não </text:p>
          </table:table-cell>
          <table:table-cell table:style-name="ce3" office:value-type="string" calcext:value-type="string">
            <text:p>Aumento de conhecimentos especificos em TI</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office:value-type="string" calcext:value-type="string">
            <text:p>Suporte tecnico as funcionalidades do produto / plataforma, desde que treinada adequadamente</text:p>
          </table:table-cell>
          <table:table-cell table:style-name="ce6" office:value-type="string" calcext:value-type="string">
            <text:p>Nenhum comentario</text:p>
          </table:table-cell>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Tecnólogo em mecânica de precisão e mecatrônica </text:p>
          </table:table-cell>
          <table:table-cell table:style-name="ce3" office:value-type="string" calcext:value-type="string">
            <text:p>Especialista em segurança industrial de máquinas, tanto Componenetes quanto servicios associados, ênfase em treinamento EAD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Revisão de textos, Geração de ideias, Criação de conteúdo, Tradução, Orientação de viagen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Integração de recursos multimídia/foto nas respostas., Interação com outros aplicativos (word, excel)</text:p>
          </table:table-cell>
          <table:table-cell table:style-name="ce3" office:value-type="string" calcext:value-type="string">
            <text:p>Sim</text:p>
          </table:table-cell>
          <table:table-cell table:style-name="ce3" office:value-type="string" calcext:value-type="string">
            <text:p>Siri (Apple), Alexa (Amazon), Cortana (Microsoft), Synthesia, Speechelo</text:p>
          </table:table-cell>
          <table:table-cell table:style-name="ce3" office:value-type="string" calcext:value-type="string">
            <text:p>Iguais</text:p>
          </table:table-cell>
          <table:table-cell table:style-name="ce3" office:value-type="string" calcext:value-type="string">
            <text:p>Fato é que as diversas ferramentas IA que tem utilizado são para propósitos distintos ao proposto pelo site do G PT portanto amanhã justo a comparação da minha parte.</text:p>
          </table:table-cell>
          <table:table-cell table:style-name="ce3" office:value-type="string" calcext:value-type="string">
            <text:p>Aumento da produtividade, Redução de erros humanos, Otimização de tempo</text:p>
          </table:table-cell>
          <table:table-cell table:style-name="ce3" office:value-type="string" calcext:value-type="string">
            <text:p>Speechelo, Adobe Creative e Articulate</text:p>
          </table:table-cell>
          <table:table-cell table:style-name="ce3" office:value-type="string" calcext:value-type="string">
            <text:p>Produção completa de EAD à partir de contexto e caderno de encargos completo trazendo vídeo aulas, interações e a gamificação num único entregável. </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Interações com clientes para filtrar dores e já converter em processo de DT na oferta de soluções ágeis </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Banco de Dados</text:p>
          </table:table-cell>
          <table:table-cell table:style-name="ce3" office:value-type="string" calcext:value-type="string">
            <text:p>Tecnologia</text:p>
          </table:table-cell>
          <table:table-cell table:number-columns-repeated="2" table:style-name="ce3" office:value-type="string" calcext:value-type="string">
            <text:p>Sim</text:p>
          </table:table-cell>
          <table:table-cell table:style-name="ce3" office:value-type="string" calcext:value-type="string">
            <text:p>Assistência pessoal</text:p>
          </table:table-cell>
          <table:table-cell table:style-name="ce3" office:value-type="string" calcext:value-type="string">
            <text:p>Esclarecimento de dúvidas gerais, Revisão de textos, Geração de ideias, Criação de conteúdo</text:p>
          </table:table-cell>
          <table:table-cell table:number-columns-repeated="2"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Habilidade de identificar sarcasmo e ironia., Detecção e correção de erros gramaticais e ortográficos., Geração de respostas mais criativas e inovadoras., Fornecimento de referências e citações (reais)., Incorporação de recursos de voz para comunicação oral., Reconhecimento e resposta a comandos de voz.</text:p>
          </table:table-cell>
          <table:table-cell table:style-name="ce3" office:value-type="string" calcext:value-type="string">
            <text:p>Sim</text:p>
          </table:table-cell>
          <table:table-cell table:style-name="ce3" office:value-type="string" calcext:value-type="string">
            <text:p>Google Assistant, Alexa (Amazon), Cortana (Microsoft), Watson Assistant (IBM), Midjourney, Speech Text, DALL-E, Google Translate</text:p>
          </table:table-cell>
          <table:table-cell table:style-name="ce3" office:value-type="string" calcext:value-type="string">
            <text:p>Melhores</text:p>
          </table:table-cell>
          <table:table-cell table:style-name="ce3" office:value-type="string" calcext:value-type="string">
            <text:p>imagem, interação com arquivos, mais assertivo em algumas vezes</text:p>
          </table:table-cell>
          <table:table-cell table:style-name="ce3" office:value-type="string" calcext:value-type="string">
            <text:p>Aumento da produtividade, Redução de erros humanos, Melhoria da tomada de decisão, Otimização de tempo, Automatização de tarefas</text:p>
          </table:table-cell>
          <table:table-cell table:style-name="ce3" office:value-type="string" calcext:value-type="string">
            <text:p>NÃO</text:p>
          </table:table-cell>
          <table:table-cell table:style-name="ce3" office:value-type="string" calcext:value-type="string">
            <text:p>Exatidão</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revisão de código, a ia poderia demostrar de maneira mais assertiva e integrada aos verssionadores de código</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Engenharia Mecânica</text:p>
          </table:table-cell>
          <table:table-cell table:style-name="ce3" office:value-type="string" calcext:value-type="string">
            <text:p>Professor universitário</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Cortana (Microsoft), Google Translate</text:p>
          </table:table-cell>
          <table:table-cell table:style-name="ce3" office:value-type="string" calcext:value-type="string">
            <text:p>Iguais</text:p>
          </table:table-cell>
          <table:table-cell table:style-name="ce3" office:value-type="string" calcext:value-type="string">
            <text:p>Nas ferramentas utilizadas não é possível prever todas as respostas</text:p>
          </table:table-cell>
          <table:table-cell table:style-name="ce3" office:value-type="string" calcext:value-type="string">
            <text:p>Automatização de tarefas, Análise avançada de dados</text:p>
          </table:table-cell>
          <table:table-cell table:style-name="ce3" office:value-type="string" calcext:value-type="string">
            <text:p>Não </text:p>
          </table:table-cell>
          <table:table-cell table:style-name="ce3" office:value-type="string" calcext:value-type="string">
            <text:p>Preciso de algo que localize nas memórias eletronicas temas, aulas, bibliografia e figura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Não há como substituir integralmente todas as funções de ensino e aprendizagem</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de Produção</text:p>
          </table:table-cell>
          <table:table-cell table:style-name="ce3" office:value-type="string" calcext:value-type="string">
            <text:p>Marketing digital</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Geração de idei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Capacidade de entender palavras correlatas profissionalmente (exemplo: planilha x tabela), Incorporação de conhecimento especializado em áreas específicas., Fornecimento de referências e citações (reai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Melhoria da tomada de decisão, Otimização de tempo</text:p>
          </table:table-cell>
          <table:table-cell table:style-name="ce3" office:value-type="string" calcext:value-type="string">
            <text:p>Todas as plataformas de mídia paga possuem algum nível de IA para otimização das campanhas de mídia.</text:p>
          </table:table-cell>
          <table:table-cell table:style-name="ce3" office:value-type="string" calcext:value-type="string">
            <text:p>NDA</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Mecânica</text:p>
          </table:table-cell>
          <table:table-cell table:style-name="ce3" office:value-type="string" calcext:value-type="string">
            <text:p>Autonomo</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Google Translate</text:p>
          </table:table-cell>
          <table:table-cell table:style-name="ce3" office:value-type="string" calcext:value-type="string">
            <text:p>Nunca utilizei outras ferramentas.</text:p>
          </table:table-cell>
          <table:table-cell/>
          <table:table-cell table:style-name="ce3" office:value-type="string" calcext:value-type="string">
            <text:p>Melhoria da tomada de decisão, Análise avançada de dados</text:p>
          </table:table-cell>
          <table:table-cell table:style-name="ce3" office:value-type="string" calcext:value-type="string">
            <text:p>não</text:p>
          </table:table-cell>
          <table:table-cell table:style-name="ce3" office:value-type="string" calcext:value-type="string">
            <text:p>Interatividade </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Analise de Dados - interatividade dos dados </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Letras - psicopedagoga </text:p>
          </table:table-cell>
          <table:table-cell table:style-name="ce3" office:value-type="string" calcext:value-type="string">
            <text:p>Professora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Google Translate, Shazam</text:p>
          </table:table-cell>
          <table:table-cell table:style-name="ce3" office:value-type="string" calcext:value-type="string">
            <text:p>Nunca utilizei outras ferramentas.</text:p>
          </table:table-cell>
          <table:table-cell/>
          <table:table-cell table:style-name="ce3" office:value-type="string" calcext:value-type="string">
            <text:p>Otimização de tempo, Automatização de tarefas, Análise avançada de dados</text:p>
          </table:table-cell>
          <table:table-cell table:style-name="ce3" office:value-type="string" calcext:value-type="string">
            <text:p>Google Tradutor e similares </text:p>
          </table:table-cell>
          <table:table-cell table:style-name="ce3" office:value-type="string" calcext:value-type="string">
            <text:p>Otimização de tempo</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Assistente de sala quando responder perguntas, <text:s/>feedback sobre os trabalhos entregues, identificar e explicar erros. </text:p>
          </table:table-cell>
          <table:table-cell table:style-name="ce6" office:value-type="string" calcext:value-type="string">
            <text:p>O tempo de interação, professor e aluno, seria significativo.</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Elétricas </text:p>
          </table:table-cell>
          <table:table-cell table:style-name="ce3" office:value-type="string" calcext:value-type="string">
            <text:p>Aposentad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Alexa (Amazon), Bixby (Samsung), Speech Text, Google Translate</text:p>
          </table:table-cell>
          <table:table-cell table:style-name="ce3" office:value-type="string" calcext:value-type="string">
            <text:p>Muito piores (que o Chat GPT)</text:p>
          </table:table-cell>
          <table:table-cell/>
          <table:table-cell table:style-name="ce3" office:value-type="string" calcext:value-type="string">
            <text:p>Aumento da produtividade, Redução de erros humanos, Otimização de tempo, Automatização de tarefas</text:p>
          </table:table-cell>
          <table:table-cell table:style-name="ce3" office:value-type="string" calcext:value-type="string">
            <text:p>Não se aplica</text:p>
          </table:table-cell>
          <table:table-cell table:style-name="ce3" office:value-type="string" calcext:value-type="string">
            <text:p>APP específicos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TI</text:p>
          </table:table-cell>
          <table:table-cell table:style-name="ce6" office:value-type="string" calcext:value-type="string">
            <text:p>Não </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eiro Eletricista</text:p>
          </table:table-cell>
          <table:table-cell table:style-name="ce3" office:value-type="string" calcext:value-type="string">
            <text:p>Consultoria Engenharia de Sistemas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text:p>
          </table:table-cell>
          <table:table-cell table:style-name="ce3" office:value-type="string" calcext:value-type="string">
            <text:p>Iguais</text:p>
          </table:table-cell>
          <table:table-cell table:style-name="ce3" office:value-type="string" calcext:value-type="string">
            <text:p>Nenhuma relevante.</text:p>
          </table:table-cell>
          <table:table-cell table:style-name="ce3" office:value-type="string" calcext:value-type="string">
            <text:p>Redução de erros humanos, Otimização de tempo, Automatização de tarefas</text:p>
          </table:table-cell>
          <table:table-cell table:style-name="ce3" office:value-type="string" calcext:value-type="string">
            <text:p>Não </text:p>
          </table:table-cell>
          <table:table-cell table:style-name="ce3" office:value-type="string" calcext:value-type="string">
            <text:p>Capacidade de reduzir erros em processos repetitivos.</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Reduzir tempo de preparar rotinas comuns.</text:p>
          </table:table-cell>
          <table:table-cell table:style-name="ce6"/>
          <table:table-cell table:number-columns-repeated="993"/>
        </table:table-row>
        <table:table-row table:style-name="ro2">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Jornalismo</text:p>
          </table:table-cell>
          <table:table-cell table:style-name="ce3" office:value-type="string" calcext:value-type="string">
            <text:p>Publicidade</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Geração de ideias, Criação de conteúdo</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Trazer informações atualizadas e recentes., Identificação de informações incorretas ou falsas., Integração de recursos multimídia/foto nas respost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Midjourney, Google Translate, Shazam, Bard</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Otimização de tempo</text:p>
          </table:table-cell>
          <table:table-cell table:style-name="ce3" office:value-type="string" calcext:value-type="string">
            <text:p>NÃO</text:p>
          </table:table-cell>
          <table:table-cell table:style-name="ce3" office:value-type="string" calcext:value-type="string">
            <text:p>Criação de peças e copy com base no melhor desempenho</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Criação de textos para anúncios e redes sociais</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Jornalismo</text:p>
          </table:table-cell>
          <table:table-cell table:style-name="ce3" office:value-type="string" calcext:value-type="string">
            <text:p>Estudante de doutorado</text:p>
          </table:table-cell>
          <table:table-cell table:number-columns-repeated="2" table:style-name="ce3" office:value-type="string" calcext:value-type="string">
            <text:p>Sim</text:p>
          </table:table-cell>
          <table:table-cell table:style-name="ce3" office:value-type="string" calcext:value-type="string">
            <text:p>Pesquisa acadêmica</text:p>
          </table:table-cell>
          <table:table-cell table:style-name="ce3" office:value-type="string" calcext:value-type="string">
            <text:p>Geração de idei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Incorporação de conhecimento especializado em áreas específicas., Aumento da capacidade de compreender e gerar conteúdo multilíngue., Integração de recursos multimídia/foto nas respostas., Detecção e correção de erros gramaticais e ortográficos., Geração de respostas mais criativas e inovadoras., Fornecimento de referências e citações (reais).,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Google Assistant, Alexa (Amazon), Cortana (Microsoft), Bixby (Samsung), Google Translate</text:p>
          </table:table-cell>
          <table:table-cell table:style-name="ce3" office:value-type="string" calcext:value-type="string">
            <text:p>Iguais</text:p>
          </table:table-cell>
          <table:table-cell table:style-name="ce3" office:value-type="string" calcext:value-type="string">
            <text:p>O ChatGPT representa um salto evolutivo em relação aos assistentes de IA que já eram conhecidos nos últimos anos, como é o caso da Amazon Alexa. A ferramenta da OpenAI, embora ainda tenha limitações e cometa alguns erros ou imprecisões, oferece condições para ser treinado ao longo do tempo a fim de ser aprimorado, ao passo que outras IAs parecem já ter atingido seus níveis máximos de capacidade.</text:p>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Newspack</text:p>
          </table:table-cell>
          <table:table-cell table:style-name="ce3" office:value-type="string" calcext:value-type="string">
            <text:p>Integração dos fluxos de trabalho de equipe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lgumas das atribuições de repórteres e editores já vêm sendo gradualmente transferidas a ferramentas automatizadas que otimizam os processos de produção de notícias. Um exemplo é a capacidade de resumir grandes volumes de dados a ponto de facilitar a apuração de matérias. Contudo, não é possível garantir que ocorrerá em algum momento uma substituição integral de humanos por IA.</text:p>
          </table:table-cell>
          <table:table-cell table:style-name="ce6" office:value-type="string" calcext:value-type="string">
            <text:p>As boas práticas profissionais exigem que quaisquer produções de conteúdo geradas por IA devem ser submetidas ao crivo humano, seguindo parâmetros éticos gerais da profissão e políticas internas específicas de uso das próprias redações, no sentido de evitar erros e imprecisões que possam causar danos à credibilidade dos veículos jornalísticos.</text:p>
          </table:table-cell>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Elétrica</text:p>
          </table:table-cell>
          <table:table-cell table:style-name="ce3" office:value-type="string" calcext:value-type="string">
            <text:p>Consultor</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Geração de ideias, Criação de conteúdo, Ajuda com resolução de problemas</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4" table:style-name="ce3" office:value-type="float" office:value="4" calcext:value-type="float">
            <text:p>4</text:p>
          </table:table-cell>
          <table:table-cell table:style-name="ce3" office:value-type="string" calcext:value-type="string">
            <text:p>Melhoria na compreensão de textos</text:p>
          </table:table-cell>
          <table:table-cell table:style-name="ce3" office:value-type="string" calcext:value-type="string">
            <text:p>Sim</text:p>
          </table:table-cell>
          <table:table-cell table:style-name="ce3" office:value-type="string" calcext:value-type="string">
            <text:p>Google Assistant</text:p>
          </table:table-cell>
          <table:table-cell table:style-name="ce3" office:value-type="string" calcext:value-type="string">
            <text:p>Iguais</text:p>
          </table:table-cell>
          <table:table-cell/>
          <table:table-cell table:style-name="ce3" office:value-type="string" calcext:value-type="string">
            <text:p>Melhoria da tomada de decisão, Automatização de tarefas</text:p>
          </table:table-cell>
          <table:table-cell table:number-columns-repeated="2" table:style-name="ce3" office:value-type="string" calcext:value-type="string">
            <text:p>Não sei informar</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 Civil</text:p>
          </table:table-cell>
          <table:table-cell table:style-name="ce3" office:value-type="string" calcext:value-type="string">
            <text:p>Construção Civil</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Melhoria na compreensão de textos, Aumento da exatidão nas respostas., Identificação de informações incorretas ou falsas., Capacidade de entender palavras correlatas profissionalmente (exemplo: planilha x tabela)</text:p>
          </table:table-cell>
          <table:table-cell table:style-name="ce3" office:value-type="string" calcext:value-type="string">
            <text:p>Sim</text:p>
          </table:table-cell>
          <table:table-cell table:style-name="ce3" office:value-type="string" calcext:value-type="string">
            <text:p>Alexa (Amazon), Bixby (Samsung), Midjourney, DALL-E, bing</text:p>
          </table:table-cell>
          <table:table-cell table:style-name="ce3" office:value-type="string" calcext:value-type="string">
            <text:p>Iguais</text:p>
          </table:table-cell>
          <table:table-cell table:style-name="ce3" office:value-type="string" calcext:value-type="string">
            <text:p>Algumas possuem propostas diferentes, como a criação de imagens a partir de texto, funcionalidade o chat GPT não possui.</text:p>
          </table:table-cell>
          <table:table-cell table:style-name="ce3" office:value-type="string" calcext:value-type="string">
            <text:p>Aumento da produtividade, Redução de erros humanos, Melhoria da tomada de decisão, Otimização de tempo, Automatização de tarefas</text:p>
          </table:table-cell>
          <table:table-cell table:style-name="ce3" office:value-type="string" calcext:value-type="string">
            <text:p>nao</text:p>
          </table:table-cell>
          <table:table-cell table:style-name="ce3" office:value-type="string" calcext:value-type="string">
            <text:p>existe</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analista de dados.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Análise de Sistemas</text:p>
          </table:table-cell>
          <table:table-cell table:style-name="ce3" office:value-type="string" calcext:value-type="string">
            <text:p>Desenvolvimento de Negócios em PD&amp;I</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Pesquisa para o tema IA Generativa</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Melhoria na compreensão de textos, Trazer informações atualizadas e recentes., Incorporação de conhecimento especializado em áreas específicas., Habilidade de identificar sarcasmo e ironia.,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Google Assistant, Alexa (Amazon), Cortana (Microsoft), Watson Assistant (IBM), Bixby (Samsung), Midjourney, Google Translate, Bard</text:p>
          </table:table-cell>
          <table:table-cell table:style-name="ce3" office:value-type="string" calcext:value-type="string">
            <text:p>Piores</text:p>
          </table:table-cell>
          <table:table-cell table:style-name="ce3" office:value-type="string" calcext:value-type="string">
            <text:p>O Bard está no início, mas tem suporte multilingual. Não há melhor ou pior, são diferentes</text:p>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Estamos desenvolvendo um ambiente próprio para IA Generativa</text:p>
          </table:table-cell>
          <table:table-cell table:style-name="ce3" office:value-type="string" calcext:value-type="string">
            <text:p>Somos um centro de pesquisa que estuda o tema</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Qualquer tarefa repetitiva que exija pesquisa básica e pouca concatenação de ideias, como várias dos setores jurídico e administrativo.</text:p>
          </table:table-cell>
          <table:table-cell table:style-name="ce6" office:value-type="string" calcext:value-type="string">
            <text:p>Os modelos de LLM ainda são embrionários, sujeitos a fornecerem concatenação errada de informações, porém estão aprendendo e se aperfeiçoando</text:p>
          </table:table-cell>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Sistemas de Informação</text:p>
          </table:table-cell>
          <table:table-cell table:style-name="ce3" office:value-type="string" calcext:value-type="string">
            <text:p>Tecnologia</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Geração de ideias, Curiosidades e fatos triviais, Ajuda com resolução de problemas</text:p>
          </table:table-cell>
          <table:table-cell table:number-columns-repeated="4"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string" calcext:value-type="string">
            <text:p>Aumento da exatidão nas respostas., Explicações mais detalhadas e justificativas., Identificação de informações incorretas ou falsas., Geração de respostas mais criativas e inovadoras., Fornecimento de referências e citações (reais).,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Speech Text</text:p>
          </table:table-cell>
          <table:table-cell table:style-name="ce3" office:value-type="string" calcext:value-type="string">
            <text:p>Iguais</text:p>
          </table:table-cell>
          <table:table-cell/>
          <table:table-cell table:style-name="ce3" office:value-type="string" calcext:value-type="string">
            <text:p>Aumento da produtividade, Otimização de tempo</text:p>
          </table:table-cell>
          <table:table-cell table:style-name="ce3" office:value-type="string" calcext:value-type="string">
            <text:p>Existem plataformas fechadas como TOTVS Carol, da empresa onde atuo.</text:p>
          </table:table-cell>
          <table:table-cell table:style-name="ce3" office:value-type="string" calcext:value-type="string">
            <text:p>Não se aplica</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Gestor da Tecnologia de Informação</text:p>
          </table:table-cell>
          <table:table-cell table:style-name="ce3" office:value-type="string" calcext:value-type="string">
            <text:p>Realidade Aumentada</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 Dou aula de Engenharia de Prompt.</text:p>
          </table:table-cell>
          <table:table-cell table:style-name="ce3" office:value-type="string" calcext:value-type="string">
            <text:p>Esclarecimento de dúvidas gerais, Revisão de textos, Geração de ideias, Criação de conteúdo, Curiosidades e fatos triviais, Tradução, Orientação de viagens, Ajuda com resolução de problemas, Desenvolvimento de código</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Trazer informações atualizadas e recentes., Identificação de informações incorretas ou falsas., Capacidade de entender palavras correlatas profissionalmente (exemplo: planilha x tabela),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gração com o Dall-e</text:p>
          </table:table-cell>
          <table:table-cell table:style-name="ce3" office:value-type="string" calcext:value-type="string">
            <text:p>Sim</text:p>
          </table:table-cell>
          <table:table-cell table:style-name="ce3" office:value-type="string" calcext:value-type="string">
            <text:p>Siri (Apple), Google Assistant, Alexa (Amazon), Bixby (Samsung), Midjourney, DALL-E, Google Translate, Claude 2</text:p>
          </table:table-cell>
          <table:table-cell table:style-name="ce3" office:value-type="string" calcext:value-type="string">
            <text:p>Iguais</text:p>
          </table:table-cell>
          <table:table-cell table:style-name="ce3" office:value-type="string" calcext:value-type="string">
            <text:p>O ChatGPT entrega melhor.</text:p>
          </table:table-cell>
          <table:table-cell table:style-name="ce3" office:value-type="string" calcext:value-type="string">
            <text:p>Aumento da produtividade, Melhoria da tomada de decisão, Otimização de tempo, Automatização de tarefas, Análise avançada de dados, Assistente pessoal</text:p>
          </table:table-cell>
          <table:table-cell table:style-name="ce3" office:value-type="string" calcext:value-type="string">
            <text:p>Monica</text:p>
          </table:table-cell>
          <table:table-cell table:style-name="ce3" office:value-type="string" calcext:value-type="string">
            <text:p>Avatar em AR com IA.</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Modelagem 3D, desenvolvimento javascript e design de interface.</text:p>
          </table:table-cell>
          <table:table-cell table:style-name="ce6" office:value-type="string" calcext:value-type="string">
            <text:p>Parabéns pela pesquisa. Perguntas muito boas.</text:p>
          </table:table-cell>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Jornalismo</text:p>
          </table:table-cell>
          <table:table-cell table:style-name="ce3" office:value-type="string" calcext:value-type="string">
            <text:p>Especialista em marketing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Revisão de textos, Geração de ideias, Curiosidades e fatos triviais</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string" calcext:value-type="string">
            <text:p>Aumento da exatidão nas respostas., Trazer informações atualizadas e recentes., Identificação de informações incorretas ou falsas., Fornecimento de referências e citações (reais).,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Midjourney, DALL-E, Google Translate</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Assistente IA no Google docs, notion </text:p>
          </table:table-cell>
          <table:table-cell table:style-name="ce3" office:value-type="string" calcext:value-type="string">
            <text:p>Não se aplica</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Criação de slides de report e análises, pesquisas de mercado</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Engenharia Elétrica </text:p>
          </table:table-cell>
          <table:table-cell table:style-name="ce3" office:value-type="string" calcext:value-type="string">
            <text:p>Conselheiro Deliberativo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Google Assistant, Alexa (Amazon), Google Translate</text:p>
          </table:table-cell>
          <table:table-cell table:style-name="ce3" office:value-type="string" calcext:value-type="string">
            <text:p>Iguais</text:p>
          </table:table-cell>
          <table:table-cell table:style-name="ce3" office:value-type="string" calcext:value-type="string">
            <text:p>Não sei </text:p>
          </table:table-cell>
          <table:table-cell table:style-name="ce3" office:value-type="string" calcext:value-type="string">
            <text:p>Aumento da produtividade, Redução de erros humanos, Automatização de tarefas, Análise avançada de dados</text:p>
          </table:table-cell>
          <table:table-cell table:style-name="ce3" office:value-type="string" calcext:value-type="string">
            <text:p>Não sei </text:p>
          </table:table-cell>
          <table:table-cell table:style-name="ce3" office:value-type="string" calcext:value-type="string">
            <text:p>Facilidade de interação IHM</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Funções de atendimento telefônico e atividades administrativas repetitivas </text:p>
          </table:table-cell>
          <table:table-cell table:style-name="ce6"/>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Administração </text:p>
          </table:table-cell>
          <table:table-cell table:style-name="ce3" office:value-type="string" calcext:value-type="string">
            <text:p>Professora universitária </text:p>
          </table:table-cell>
          <table:table-cell table:style-name="ce3" office:value-type="string" calcext:value-type="string">
            <text:p>Não</text:p>
          </table:table-cell>
          <table:table-cell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Revisão de textos, Ajuda com resolução de problemas</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Trazer informações atualizadas e recentes., Capacidade de entender palavras correlatas profissionalmente (exemplo: planilha x tabela), Incorporação de conhecimento especializado em áreas específicas., Habilidade de identificar sarcasmo e ironia.,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 Análise avançada de dados</text:p>
          </table:table-cell>
          <table:table-cell table:style-name="ce3" office:value-type="string" calcext:value-type="string">
            <text:p>Não conheço mas deve ter</text:p>
          </table:table-cell>
          <table:table-cell table:style-name="ce3" office:value-type="string" calcext:value-type="string">
            <text:p>Encontrar melhores artigos com palavras muito específicaa</text:p>
          </table:table-cell>
          <table:table-cell table:style-name="ce3" office:value-type="float" office:value="2" calcext:value-type="float">
            <text:p>2</text:p>
          </table:table-cell>
          <table:table-cell table:style-name="ce3" office:value-type="string" calcext:value-type="string">
            <text:p>Em um futuro próximo</text:p>
          </table:table-cell>
          <table:table-cell table:style-name="ce6" office:value-type="string" calcext:value-type="string">
            <text:p>Atividades de secretaria, marcação de consulta, atendimento de forma geral</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Pedagogia </text:p>
          </table:table-cell>
          <table:table-cell table:style-name="ce3" office:value-type="string" calcext:value-type="string">
            <text:p>Servidora Pública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Alexa (Amazon)</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text:p>
          </table:table-cell>
          <table:table-cell table:style-name="ce3" office:value-type="string" calcext:value-type="string">
            <text:p>Não conheço as ferramentas para ajudar na minha profissão </text:p>
          </table:table-cell>
          <table:table-cell table:style-name="ce3" office:value-type="string" calcext:value-type="string">
            <text:p>Uma que unisse mais as crianças e ajudasse no seu desenvolvimento intelectual e social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Superior Completo</text:p>
          </table:table-cell>
          <table:table-cell table:number-columns-repeated="2" table:style-name="ce3" office:value-type="string" calcext:value-type="string">
            <text:p>Propaganda</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Suporte técnico, Revisão de textos, Geração de ideias, Criação de conteúdo, Curiosidades e fatos triviais, Tradução, Ajuda com resolução de problemas, passo a passo "faça você mesmo"</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Integração de recursos multimídia/foto nas respostas., Detecção e correção de erros gramaticais e ortográficos., Geração de respostas mais criativas e inovadoras., Fornecimento de referências e citações (reais)., Incorporação de recursos de voz para comunicação oral.,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Bixby (Samsung), Midjourney, Speech Text, DALL-E, Google Translate, Shazam, Ada (chatbot)</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Moises</text:p>
          </table:table-cell>
          <table:table-cell table:style-name="ce3" office:value-type="string" calcext:value-type="string">
            <text:p>Acompanhamento e análise de redes sociais / listening</text:p>
          </table:table-cell>
          <table:table-cell table:style-name="ce3" office:value-type="float" office:value="4" calcext:value-type="float">
            <text:p>4</text:p>
          </table:table-cell>
          <table:table-cell table:style-name="ce3" office:value-type="string" calcext:value-type="string">
            <text:p>Hoje</text:p>
          </table:table-cell>
          <table:table-cell table:style-name="ce6" table:number-columns-repeated="2"/>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eiro</text:p>
          </table:table-cell>
          <table:table-cell table:style-name="ce3" office:value-type="string" calcext:value-type="string">
            <text:p>Engenheiro de produt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Suporte técnico, Revisão de textos, Geração de ideias, Criação de conteúd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Interação com outros aplicativos (word, excel)</text:p>
          </table:table-cell>
          <table:table-cell table:style-name="ce3" office:value-type="string" calcext:value-type="string">
            <text:p>Sim</text:p>
          </table:table-cell>
          <table:table-cell table:style-name="ce3" office:value-type="string" calcext:value-type="string">
            <text:p>Siri (Apple), Alexa (Amazon), Cortana (Microsoft), Watson Assistant (IBM), Midjourney, Synthesia, Speech Text, DALL-E, Google Translate, Ada (chatbot)</text:p>
          </table:table-cell>
          <table:table-cell table:style-name="ce3" office:value-type="string" calcext:value-type="string">
            <text:p>Piores</text:p>
          </table:table-cell>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Não tem</text:p>
          </table:table-cell>
          <table:table-cell table:style-name="ce3" office:value-type="string" calcext:value-type="string">
            <text:p>Geração de uma imagem 2D para 3D de forma simples</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Designer </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TI</text:p>
          </table:table-cell>
          <table:table-cell table:style-name="ce3" office:value-type="string" calcext:value-type="string">
            <text:p>CO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Suporte técnico, Geração de ideias, Criação de conteúd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Habilidade de identificar sarcasmo e ironia., Geração de respostas mais criativas e inovadoras., Fornecimento de referências e citações (reais)., Reconhecimento e resposta a comandos de voz.</text:p>
          </table:table-cell>
          <table:table-cell table:style-name="ce3" office:value-type="string" calcext:value-type="string">
            <text:p>Sim</text:p>
          </table:table-cell>
          <table:table-cell table:style-name="ce3" office:value-type="string" calcext:value-type="string">
            <text:p>Alexa (Amazon), Watson Assistant (IBM), Midjourney, Synthesia, DALL-E, Google Translate</text:p>
          </table:table-cell>
          <table:table-cell table:style-name="ce3" office:value-type="string" calcext:value-type="string">
            <text:p>Iguais</text:p>
          </table:table-cell>
          <table:table-cell table:style-name="ce3" office:value-type="string" calcext:value-type="string">
            <text:p>Respostas atualizadas </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Midjourney </text:p>
          </table:table-cell>
          <table:table-cell table:style-name="ce3" office:value-type="string" calcext:value-type="string">
            <text:p>Edição de vídeos </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text:p>
          </table:table-cell>
          <table:table-cell table:style-name="ce3" office:value-type="string" calcext:value-type="string">
            <text:p>Aposentado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Criação de conteúdo, Ajuda com resolução de problemas</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Trazer informações atualizadas e recentes., Incorporação de conhecimento especializado em áreas específicas., Integração de recursos multimídia/foto nas respostas.</text:p>
          </table:table-cell>
          <table:table-cell table:style-name="ce3" office:value-type="string" calcext:value-type="string">
            <text:p>Sim</text:p>
          </table:table-cell>
          <table:table-cell table:style-name="ce3" office:value-type="string" calcext:value-type="string">
            <text:p>Siri (Apple), Google Assistant, Alexa (Amazon), Cortana (Microsoft), Google Translate</text:p>
          </table:table-cell>
          <table:table-cell table:style-name="ce3" office:value-type="string" calcext:value-type="string">
            <text:p>Iguais</text:p>
          </table:table-cell>
          <table:table-cell table:style-name="ce3" office:value-type="string" calcext:value-type="string">
            <text:p>Vantagem: facilidade de uso, Desvantagem: interação </text:p>
          </table:table-cell>
          <table:table-cell table:style-name="ce3" office:value-type="string" calcext:value-type="string">
            <text:p>Aumento da produtividade, Melhoria da tomada de decisão, Otimização de tempo</text:p>
          </table:table-cell>
          <table:table-cell table:style-name="ce3" office:value-type="string" calcext:value-type="string">
            <text:p>Bard</text:p>
          </table:table-cell>
          <table:table-cell table:style-name="ce3" office:value-type="string" calcext:value-type="string">
            <text:p>Respondido acima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Direito e Arquitetura </text:p>
          </table:table-cell>
          <table:table-cell table:style-name="ce3" office:value-type="string" calcext:value-type="string">
            <text:p>Funcionária pública estadual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Google Translate</text:p>
          </table:table-cell>
          <table:table-cell table:style-name="ce3" office:value-type="string" calcext:value-type="string">
            <text:p>Nunca utilizei outras ferramentas.</text:p>
          </table:table-cell>
          <table:table-cell/>
          <table:table-cell table:style-name="ce3" office:value-type="string" calcext:value-type="string">
            <text:p>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Automatização de tarefas</text:p>
          </table:table-cell>
          <table:table-cell table:style-name="ce3" office:value-type="float" office:value="2" calcext:value-type="float">
            <text:p>2</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Elétrica </text:p>
          </table:table-cell>
          <table:table-cell table:style-name="ce3" office:value-type="string" calcext:value-type="string">
            <text:p>Vendas</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Alexa (Amazon), Google Translat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Google </text:p>
          </table:table-cell>
          <table:table-cell table:style-name="ce3" office:value-type="string" calcext:value-type="string">
            <text:p>Agilidade </text:p>
          </table:table-cell>
          <table:table-cell table:style-name="ce3" office:value-type="float" office:value="2" calcext:value-type="float">
            <text:p>2</text:p>
          </table:table-cell>
          <table:table-cell table:style-name="ce3" office:value-type="string" calcext:value-type="string">
            <text:p>Hoje</text:p>
          </table:table-cell>
          <table:table-cell table:style-name="ce6" office:value-type="string" calcext:value-type="string">
            <text:p>Mala direta</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 civil</text:p>
          </table:table-cell>
          <table:table-cell table:style-name="ce3" office:value-type="string" calcext:value-type="string">
            <text:p>projetos</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Análise avançada de dados</text:p>
          </table:table-cell>
          <table:table-cell table:style-name="ce3" office:value-type="string" calcext:value-type="string">
            <text:p>não conheço</text:p>
          </table:table-cell>
          <table:table-cell table:style-name="ce3" office:value-type="string" calcext:value-type="string">
            <text:p>segurança e agilidad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Engenharia Elétrica </text:p>
          </table:table-cell>
          <table:table-cell table:style-name="ce3" office:value-type="string" calcext:value-type="string">
            <text:p>Estagiário de engenharia de manufatura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Ajuda com tarefas escolares, Revisão de textos, Geração de ideias, Curiosidades e fatos triviais, Tradução</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 Integração de recursos multimídia/foto nas respostas., Fornecimento de referências e citações (reais).,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Cortana (Microsoft), Bixby (Samsung), Midjourney, DALL-E, Google Translate, Shazam</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text:p>
          </table:table-cell>
          <table:table-cell table:style-name="ce3" office:value-type="string" calcext:value-type="string">
            <text:p>Automatização de tarefas</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Direito</text:p>
          </table:table-cell>
          <table:table-cell table:style-name="ce3" office:value-type="string" calcext:value-type="string">
            <text:p>Bancaria</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 Google Translate</text:p>
          </table:table-cell>
          <table:table-cell table:style-name="ce3" office:value-type="string" calcext:value-type="string">
            <text:p>Piores</text:p>
          </table:table-cell>
          <table:table-cell/>
          <table:table-cell table:style-name="ce3" office:value-type="string" calcext:value-type="string">
            <text:p>Otimização de tempo, Automatização de tarefas</text:p>
          </table:table-cell>
          <table:table-cell table:style-name="ce3" office:value-type="string" calcext:value-type="string">
            <text:p>Não yem</text:p>
          </table:table-cell>
          <table:table-cell table:style-name="ce3" office:value-type="string" calcext:value-type="string">
            <text:p>Facilidade na busca de normativos, relatorios de gestao de clientes por tipo</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text:p>
          </table:table-cell>
          <table:table-cell table:style-name="ce3" office:value-type="string" calcext:value-type="string">
            <text:p>engenharia</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Geração de ideias</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Aumento da exatidão nas respostas., Interação em caso de dúvida em relação à pergunta.</text:p>
          </table:table-cell>
          <table:table-cell table:style-name="ce3" office:value-type="string" calcext:value-type="string">
            <text:p>Sim</text:p>
          </table:table-cell>
          <table:table-cell table:style-name="ce3" office:value-type="string" calcext:value-type="string">
            <text:p>Cortana (Microsoft), Google Translate</text:p>
          </table:table-cell>
          <table:table-cell table:style-name="ce3" office:value-type="string" calcext:value-type="string">
            <text:p>Iguais</text:p>
          </table:table-cell>
          <table:table-cell/>
          <table:table-cell table:style-name="ce3" office:value-type="string" calcext:value-type="string">
            <text:p>Aumento da produtividade, Otimização de tempo</text:p>
          </table:table-cell>
          <table:table-cell table:style-name="ce3" office:value-type="string" calcext:value-type="string">
            <text:p>programa de simulação mecânica Simulation.</text:p>
          </table:table-cell>
          <table:table-cell table:style-name="ce3" office:value-type="string" calcext:value-type="string">
            <text:p>Geração de informações de bibliografia sobre assuntos técnicos</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office:value-type="string" calcext:value-type="string">
            <text:p>operador de máquinas ferramenta e detalhista de desenhos. Comandos de execução podem ser diretos, máquina a máquina. Os desenhos não precisam mais ser organizados em 3 vistas no plano. O 3D já basta.</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Direito l, Arquitetura</text:p>
          </table:table-cell>
          <table:table-cell table:style-name="ce3" office:value-type="string" calcext:value-type="string">
            <text:p>Funcionário público estadual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Alexa (Amazon), Cortana (Microsoft), Bixby (Samsung), Google Translate, Shazam</text:p>
          </table:table-cell>
          <table:table-cell table:style-name="ce3" office:value-type="string" calcext:value-type="string">
            <text:p>Muito piores (que o Chat GPT)</text:p>
          </table:table-cell>
          <table:table-cell/>
          <table:table-cell table:style-name="ce3" office:value-type="string" calcext:value-type="string">
            <text:p>Aumento da produtividade, Otimização de tempo</text:p>
          </table:table-cell>
          <table:table-cell table:style-name="ce3" office:value-type="string" calcext:value-type="string">
            <text:p>Não</text:p>
          </table:table-cell>
          <table:table-cell table:style-name="ce3" office:value-type="string" calcext:value-type="string">
            <text:p>Otimizar tempo</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office:value-type="string" calcext:value-type="string">
            <text:p>Agente telecomunicações </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Marketing </text:p>
          </table:table-cell>
          <table:table-cell table:style-name="ce3" office:value-type="string" calcext:value-type="string">
            <text:p>Publicitário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Google Assistant, Shazam</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Banco de imagens </text:p>
          </table:table-cell>
          <table:table-cell table:style-name="ce3" office:value-type="string" calcext:value-type="string">
            <text:p>Não sei</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Não sei, a profissão de Marketing é complexa</text:p>
          </table:table-cell>
          <table:table-cell table:style-name="ce6"/>
          <table:table-cell table:number-columns-repeated="993"/>
        </table:table-row>
        <table:table-row table:style-name="ro2">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Comércio Exterior; e Administração</text:p>
          </table:table-cell>
          <table:table-cell table:style-name="ce3" office:value-type="string" calcext:value-type="string">
            <text:p>Professor</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Revisão de textos, Criação de conteúdo, Tradução</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Trazer informações atualizadas e recentes., Identificação de informações incorretas ou falsas., Integração de recursos multimídia/foto nas respost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Alexa (Amazon), Google Translate, Shazam</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Otimização de tempo, Análise avançada de dados</text:p>
          </table:table-cell>
          <table:table-cell table:style-name="ce3" office:value-type="string" calcext:value-type="string">
            <text:p>N existe</text:p>
          </table:table-cell>
          <table:table-cell table:style-name="ce3" office:value-type="string" calcext:value-type="string">
            <text:p>Os chatgpt ja proporciona o que eu preciso</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office:value-type="string" calcext:value-type="string">
            <text:p>Revisores de texto e tradutores</text:p>
          </table:table-cell>
          <table:table-cell table:style-name="ce6"/>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Jornalismo</text:p>
          </table:table-cell>
          <table:table-cell table:style-name="ce3" office:value-type="string" calcext:value-type="string">
            <text:p>Marketing</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Geração de ideias, Criação de conteúdo, Tradução</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Capacidade de entender palavras correlatas profissionalmente (exemplo: planilha x tabela), Geração de respostas mais criativas e inovadoras.,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Midjourney, Google Translate, Ada (chatbot)</text:p>
          </table:table-cell>
          <table:table-cell table:style-name="ce3" office:value-type="string" calcext:value-type="string">
            <text:p>Iguais</text:p>
          </table:table-cell>
          <table:table-cell table:style-name="ce3" office:value-type="string" calcext:value-type="string">
            <text:p>Vejo que muitas delas, puxam infos do ChatGPT</text:p>
          </table:table-cell>
          <table:table-cell table:style-name="ce3" office:value-type="string" calcext:value-type="string">
            <text:p>Aumento da produtividade, Otimização de tempo, Automatização de tarefas</text:p>
          </table:table-cell>
          <table:table-cell table:style-name="ce3" office:value-type="string" calcext:value-type="string">
            <text:p>CMO.ia</text:p>
          </table:table-cell>
          <table:table-cell table:style-name="ce3" office:value-type="string" calcext:value-type="string">
            <text:p>Traz ideias para criar estratégias, planos de comunicação, campanhas</text:p>
          </table:table-cell>
          <table:table-cell table:style-name="ce3" office:value-type="float" office:value="4" calcext:value-type="float">
            <text:p>4</text:p>
          </table:table-cell>
          <table:table-cell table:style-name="ce3" office:value-type="string" calcext:value-type="string">
            <text:p>Não sei dizer</text:p>
          </table:table-cell>
          <table:table-cell table:style-name="ce6" office:value-type="string" calcext:value-type="string">
            <text:p>Redator talvez</text:p>
          </table:table-cell>
          <table:table-cell table:style-name="ce6"/>
          <table:table-cell table:number-columns-repeated="993"/>
        </table:table-row>
        <table:table-row table:style-name="ro2">
          <table:table-cell table:style-name="ce3" office:value-type="string" calcext:value-type="string">
            <text:p>18 -25</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Ciência da Computação</text:p>
          </table:table-cell>
          <table:table-cell table:style-name="ce3" office:value-type="string" calcext:value-type="string">
            <text:p>Estudante de mestrad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Melhoria na compreensão de textos, Aumento da exatidão nas respostas., Explicações mais detalhadas e justificativas., Detecção e correção de erros gramaticais e ortográficos., Geração de respostas mais criativas e inovadoras.</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Bixby (Samsung), DALL-E, Google Translate</text:p>
          </table:table-cell>
          <table:table-cell table:style-name="ce3" office:value-type="string" calcext:value-type="string">
            <text:p>Iguais</text:p>
          </table:table-cell>
          <table:table-cell/>
          <table:table-cell table:style-name="ce3" office:value-type="string" calcext:value-type="string">
            <text:p>Otimização de tempo, Automatização de tarefas</text:p>
          </table:table-cell>
          <table:table-cell table:style-name="ce3" office:value-type="string" calcext:value-type="string">
            <text:p>Não</text:p>
          </table:table-cell>
          <table:table-cell table:style-name="ce3" office:value-type="string" calcext:value-type="string">
            <text:p>É o suficiente, uma vez que a corretude das "respostas" não pode ser 100% garantida, por ser uma ia</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Desenvolvedores de software</text:p>
          </table:table-cell>
          <table:table-cell table:style-name="ce6"/>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Psicologia </text:p>
          </table:table-cell>
          <table:table-cell table:style-name="ce3" office:value-type="string" calcext:value-type="string">
            <text:p>Clínica </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Suporte técnico, Geração de ideias, Criação de conteúdo,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Trazer informações atualizadas e recentes., Capacidade de entender palavras correlatas profissionalmente (exemplo: planilha x tabela), Incorporação de conhecimento especializado em áreas específica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Alexa (Amazon), Google Translate</text:p>
          </table:table-cell>
          <table:table-cell table:style-name="ce3" office:value-type="string" calcext:value-type="string">
            <text:p>Iguais</text:p>
          </table:table-cell>
          <table:table-cell/>
          <table:table-cell table:style-name="ce3" office:value-type="string" calcext:value-type="string">
            <text:p>Aumento da produtividade, Melhoria da tomada de decisão, Otimização de tempo, Automatização de tarefas</text:p>
          </table:table-cell>
          <table:table-cell table:style-name="ce3" office:value-type="string" calcext:value-type="string">
            <text:p>Não sei</text:p>
          </table:table-cell>
          <table:table-cell table:style-name="ce3" office:value-type="string" calcext:value-type="string">
            <text:p>Preenchimento de prontuário </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Direito e Jornalosmo</text:p>
          </table:table-cell>
          <table:table-cell table:style-name="ce3" office:value-type="string" calcext:value-type="string">
            <text:p>Oriendadora social</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Google Assistant, Alexa (Amazon)</text:p>
          </table:table-cell>
          <table:table-cell table:style-name="ce3" office:value-type="string" calcext:value-type="string">
            <text:p>Nunca utilizei outras ferramentas.</text:p>
          </table:table-cell>
          <table:table-cell table:style-name="ce3" office:value-type="string" calcext:value-type="string">
            <text:p>Não conheço o chat GPT</text:p>
          </table:table-cell>
          <table:table-cell table:style-name="ce3" office:value-type="string" calcext:value-type="string">
            <text:p>Ainda nao sei quais benficios</text:p>
          </table:table-cell>
          <table:table-cell table:style-name="ce3" office:value-type="string" calcext:value-type="string">
            <text:p>Não uso</text:p>
          </table:table-cell>
          <table:table-cell table:style-name="ce3" office:value-type="string" calcext:value-type="string">
            <text:p>Preciso conhecer mais para saber. O que conheco nao me convence da utilidade que se fala. Acho que ele é um caminho que nao tem volta, mas nao sei ate que ponto sera utilizada de forma etica e responsavel. Isso me faz pensar com preocupacao no futuro.da </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Não sei</text:p>
          </table:table-cell>
          <table:table-cell table:style-name="ce6" office:value-type="string" calcext:value-type="string">
            <text:p>Já comentei</text:p>
          </table:table-cell>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Análise e Desenvolvimento de Sistemas</text:p>
          </table:table-cell>
          <table:table-cell table:style-name="ce3" office:value-type="string" calcext:value-type="string">
            <text:p>Gestão de Projetos</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Revisão de textos, Geração de ideias, Curiosidades e fatos triviais, Ajuda com resolução de problemas</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5" calcext:value-type="float">
            <text:p>5</text:p>
          </table:table-cell>
          <table:table-cell table:style-name="ce3" office:value-type="string" calcext:value-type="string">
            <text:p>Melhoria na compreensão de textos, Aumento da exatidão nas respostas., Explicações mais detalhadas e justificativas., Trazer informações atualizadas e recentes., Integração de recursos multimídia/foto nas respostas., Reconhecimento e resposta a comandos de voz., Interação com outros aplicativos (word, excel)</text:p>
          </table:table-cell>
          <table:table-cell table:style-name="ce3" office:value-type="string" calcext:value-type="string">
            <text:p>Sim</text:p>
          </table:table-cell>
          <table:table-cell table:style-name="ce3" office:value-type="string" calcext:value-type="string">
            <text:p>Google Assistant, Alexa (Amazon), Cortana (Microsoft), Bixby (Samsung), DALL-E, Google Translate, Bing</text:p>
          </table:table-cell>
          <table:table-cell table:style-name="ce3" office:value-type="string" calcext:value-type="string">
            <text:p>Iguais</text:p>
          </table:table-cell>
          <table:table-cell table:style-name="ce3" office:value-type="string" calcext:value-type="string">
            <text:p>Na verdade eu percorro todas, sempre estou com pelo menos 3 abertas. O GPT é interessante para atividades simples, mas para algo mais específico ou elaborado eu preciso mesclar resultados. </text:p>
          </table:table-cell>
          <table:table-cell table:style-name="ce3" office:value-type="string" calcext:value-type="string">
            <text:p>Aumento da produtividade, Otimização de tempo, Automatização de tarefas, Análise avançada de dados</text:p>
          </table:table-cell>
          <table:table-cell table:style-name="ce3" office:value-type="string" calcext:value-type="string">
            <text:p>Aira, Bing, Bard, PM Otto (aguardando lançamento)</text:p>
          </table:table-cell>
          <table:table-cell table:style-name="ce3" office:value-type="string" calcext:value-type="string">
            <text:p>Sem dúvidas intrepratação de imagens. Hoje é a minha maior dor, ainda preciso usar três ferramentas diferentes para isso. </text:p>
          </table:table-cell>
          <table:table-cell table:style-name="ce3" office:value-type="float" office:value="5" calcext:value-type="float">
            <text:p>5</text:p>
          </table:table-cell>
          <table:table-cell table:style-name="ce3" office:value-type="string" calcext:value-type="string">
            <text:p>Em um futuro próximo</text:p>
          </table:table-cell>
          <table:table-cell table:style-name="ce6" office:value-type="string" calcext:value-type="string">
            <text:p>Gerente de projetos sem dúvidas e PMO como um todo. O que hoje faz um bom gerente de projetos é justamente seu histórico, experiência e capacidade de utilizar isso para tomada de decisões. Mas um ser humano precisa de tempo para assimilar e processar tudo isso, uma ia pode fazer em minutos e dar resultados muito mais precisos e imparciais. </text:p>
          </table:table-cell>
          <table:table-cell table:style-name="ce6" office:value-type="string" calcext:value-type="string">
            <text:p>Na verdade eu estou implantando novos produtos na consultoria justamente para formar líderes em tecnologias emergentes. Vejo que existe muito receio de ser substituído (o que é inevitável) mas pouca ação para prevenção ou mitigação disso. Ainda existem muitas pessoas em negação ao invés de usarem seu tempo livre para aprender ficam tentando sabotar a tecnologia. </text:p>
          </table:table-cell>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Engenharia e Direito</text:p>
          </table:table-cell>
          <table:table-cell table:style-name="ce3" office:value-type="string" calcext:value-type="string">
            <text:p>Doutorado em Administraçã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Ajuda com tarefas escolares, Revisão de textos, Criação de conteúdo, Curiosidades e fatos triviais, Tradução, Ajuda com resolução de problemas</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Aumento da exatidão nas respostas., Incorporação de conhecimento especializado em áreas específicas., Habilidade de identificar sarcasmo e ironia., Fornecimento de suporte emocional e empatia durante as conversas., Integração de recursos multimídia/foto nas respostas., Fornecimento de referências e citações (reai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Não</text:p>
          </table:table-cell>
          <table:table-cell/>
          <table:table-cell table:style-name="ce3"/>
          <table:table-cell/>
          <table:table-cell table:style-name="ce3" office:value-type="string" calcext:value-type="string">
            <text:p>Automatização de tarefas, Análise avançada de dados</text:p>
          </table:table-cell>
          <table:table-cell table:number-columns-repeated="2" table:style-name="ce3" office:value-type="string" calcext:value-type="string">
            <text:p>NA</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NA</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Direito</text:p>
          </table:table-cell>
          <table:table-cell table:style-name="ce3" office:value-type="string" calcext:value-type="string">
            <text:p>Funcionário públic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Translate, Shazam</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Automatização de tarefas</text:p>
          </table:table-cell>
          <table:table-cell table:style-name="ce3" office:value-type="string" calcext:value-type="string">
            <text:p>Não existe no momento</text:p>
          </table:table-cell>
          <table:table-cell table:style-name="ce3" office:value-type="string" calcext:value-type="string">
            <text:p>Auxilio na automação de tarefas </text:p>
          </table:table-cell>
          <table:table-cell table:style-name="ce3" office:value-type="float" office:value="5" calcext:value-type="float">
            <text:p>5</text:p>
          </table:table-cell>
          <table:table-cell table:style-name="ce3" office:value-type="string" calcext:value-type="string">
            <text:p>Em um futuro próximo</text:p>
          </table:table-cell>
          <table:table-cell table:style-name="ce6" office:value-type="string" calcext:value-type="string">
            <text:p>Minha área é análise de documentos. Uma ferramenta de IA pode analisar um volume muito maior.</text:p>
          </table:table-cell>
          <table:table-cell table:style-name="ce6"/>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Física </text:p>
          </table:table-cell>
          <table:table-cell table:style-name="ce3" office:value-type="string" calcext:value-type="string">
            <text:p>Empresario</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Geração de ideias</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number-columns-repeated="3" table:style-name="ce3" office:value-type="float" office:value="4" calcext:value-type="float">
            <text:p>4</text:p>
          </table:table-cell>
          <table:table-cell table:style-name="ce3" office:value-type="string" calcext:value-type="string">
            <text:p>Melhoria na compreensão de textos, Trazer informações atualizadas e recentes., Capacidade de entender palavras correlatas profissionalmente (exemplo: planilha x tabela), Detecção e correção de erros gramaticais e ortográfico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Bixby (Samsung), Shazam</text:p>
          </table:table-cell>
          <table:table-cell table:style-name="ce3" office:value-type="string" calcext:value-type="string">
            <text:p>Melhores</text:p>
          </table:table-cell>
          <table:table-cell/>
          <table:table-cell table:style-name="ce3" office:value-type="string" calcext:value-type="string">
            <text:p>Redução de erros humanos, Melhoria da tomada de decisão</text:p>
          </table:table-cell>
          <table:table-cell table:style-name="ce3" office:value-type="string" calcext:value-type="string">
            <text:p>Não conheço </text:p>
          </table:table-cell>
          <table:table-cell table:style-name="ce3" office:value-type="string" calcext:value-type="string">
            <text:p>BI e facilidade de relacionameto com clientes</text:p>
          </table:table-cell>
          <table:table-cell table:style-name="ce3" office:value-type="float" office:value="5" calcext:value-type="float">
            <text:p>5</text:p>
          </table:table-cell>
          <table:table-cell table:style-name="ce3" office:value-type="string" calcext:value-type="string">
            <text:p>Hoje</text:p>
          </table:table-cell>
          <table:table-cell table:style-name="ce6" office:value-type="string" calcext:value-type="string">
            <text:p>Todos com tarefas repetitivas </text:p>
          </table:table-cell>
          <table:table-cell table:style-name="ce6"/>
          <table:table-cell table:number-columns-repeated="993"/>
        </table:table-row>
        <table:table-row table:style-name="ro2">
          <table:table-cell table:style-name="ce3" office:value-type="string" calcext:value-type="string">
            <text:p>18 -25</text:p>
          </table:table-cell>
          <table:table-cell table:style-name="ce3" office:value-type="string" calcext:value-type="string">
            <text:p>Feminino</text:p>
          </table:table-cell>
          <table:table-cell table:style-name="ce3" office:value-type="string" calcext:value-type="string">
            <text:p>Superior <text:s/>Incompleto</text:p>
          </table:table-cell>
          <table:table-cell table:style-name="ce3" office:value-type="string" calcext:value-type="string">
            <text:p>que?</text:p>
          </table:table-cell>
          <table:table-cell table:style-name="ce3" office:value-type="string" calcext:value-type="string">
            <text:p>Designer de Ux/Ui</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Ajuda com tarefas escolares, Revisão de textos, Geração de ideias, Tradução</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Melhoria na compreensão de textos, Trazer informações atualizadas e recentes., Identificação de informações incorretas ou falsas., Capacidade de entender palavras correlatas profissionalmente (exemplo: planilha x tabela), Incorporação de conhecimento especializado em áreas específicas., Habilidade de identificar sarcasmo e ironia., Fornecimento de suporte emocional e empatia durante as conversas., Integração de recursos multimídia/foto nas respostas.</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Otimização de tempo, Automatização de tarefas</text:p>
          </table:table-cell>
          <table:table-cell table:style-name="ce3" office:value-type="string" calcext:value-type="string">
            <text:p>Notion</text:p>
          </table:table-cell>
          <table:table-cell table:style-name="ce3" office:value-type="string" calcext:value-type="string">
            <text:p>existe</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Ux writing</text:p>
          </table:table-cell>
          <table:table-cell table:style-name="ce6"/>
          <table:table-cell table:number-columns-repeated="993"/>
        </table:table-row>
        <table:table-row table:style-name="ro2">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TI</text:p>
          </table:table-cell>
          <table:table-cell table:style-name="ce3" office:value-type="string" calcext:value-type="string">
            <text:p>ADM</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 Google Translate, Shazam</text:p>
          </table:table-cell>
          <table:table-cell table:style-name="ce3" office:value-type="string" calcext:value-type="string">
            <text:p>Melhores</text:p>
          </table:table-cell>
          <table:table-cell/>
          <table:table-cell table:style-name="ce3" office:value-type="string" calcext:value-type="string">
            <text:p>Aumento da produtividade, Melhoria da tomada de decisão, Otimização de tempo, Automatização de tarefas</text:p>
          </table:table-cell>
          <table:table-cell table:style-name="ce3" office:value-type="string" calcext:value-type="string">
            <text:p>Mecanismos de autopreenchimento</text:p>
          </table:table-cell>
          <table:table-cell table:style-name="ce3" office:value-type="string" calcext:value-type="string">
            <text:p>Melhora na tomada de decisã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Ciências Contabeis e Administração de Empresas</text:p>
          </table:table-cell>
          <table:table-cell table:style-name="ce3" office:value-type="string" calcext:value-type="string">
            <text:p>Contabilidade e Finanças</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Geração de ideias, Criação de conteúdo</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4" calcext:value-type="float">
            <text:p>4</text:p>
          </table:table-cell>
          <table:table-cell table:style-name="ce3" office:value-type="string" calcext:value-type="string">
            <text:p>Aumento da exatidão nas respostas., Trazer informações atualizadas e recentes., Incorporação de conhecimento especializado em áreas específicas., Fornecimento de referências e citações (reais)., Reconhecimento e resposta a comandos de voz.,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Google Translate</text:p>
          </table:table-cell>
          <table:table-cell table:style-name="ce3" office:value-type="string" calcext:value-type="string">
            <text:p>Iguais</text:p>
          </table:table-cell>
          <table:table-cell/>
          <table:table-cell table:style-name="ce3" office:value-type="string" calcext:value-type="string">
            <text:p>Aumento da produtividade, Otimização de tempo, Automatização de tarefas</text:p>
          </table:table-cell>
          <table:table-cell table:style-name="ce3" office:value-type="string" calcext:value-type="string">
            <text:p>desconheço</text:p>
          </table:table-cell>
          <table:table-cell table:style-name="ce3" office:value-type="string" calcext:value-type="string">
            <text:p>funcionalidade por voz</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18 -25</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Comunicação Social - Publicidade e Propaganda</text:p>
          </table:table-cell>
          <table:table-cell table:style-name="ce3" office:value-type="string" calcext:value-type="string">
            <text:p>Assistente Comercial </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Geração de ideias, Criação de conteúdo, Ajuda com resolução de problemas</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4" table:style-name="ce3" office:value-type="float" office:value="5" calcext:value-type="float">
            <text:p>5</text:p>
          </table:table-cell>
          <table:table-cell table:style-name="ce3" office:value-type="string" calcext:value-type="string">
            <text:p>Explicações mais detalhadas e justificativas., Trazer informações atualizadas e recentes., Habilidade de identificar sarcasmo e ironia., Integração de recursos multimídia/foto nas respostas., Fornecimento de referências e citações (reais)., Incorporação de recursos de voz para comunicação oral., Reconhecimento e resposta a comandos de voz., Interação com outros aplicativos (word, excel), Integração de recursos de tradução em tempo real para conversas multilíngues.</text:p>
          </table:table-cell>
          <table:table-cell table:style-name="ce3" office:value-type="string" calcext:value-type="string">
            <text:p>Não</text:p>
          </table:table-cell>
          <table:table-cell/>
          <table:table-cell table:style-name="ce3"/>
          <table:table-cell/>
          <table:table-cell table:style-name="ce3" office:value-type="string" calcext:value-type="string">
            <text:p>Melhoria da tomada de decisão, Otimização de tempo, Análise avançada de dados</text:p>
          </table:table-cell>
          <table:table-cell table:number-columns-repeated="2" table:style-name="ce3" office:value-type="string" calcext:value-type="string">
            <text:p>Decktopus- usa IA para criar apresentações de PowerPoint em segundo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Criação de roteiros para exibição nos programas de televisão; Criação de roteiros para serem lidos pelo apresentador na hora do programa.</text:p>
          </table:table-cell>
          <table:table-cell table:style-name="ce6" office:value-type="string" calcext:value-type="string">
            <text:p>Um exemplo seria a criação de roteiros por via do cliente onde ele não precisaria pagar uma agência/responsável por essa criação. O site GPT ajudaria bem nessa situação.</text:p>
          </table:table-cell>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ADM e MKT </text:p>
          </table:table-cell>
          <table:table-cell table:style-name="ce3" office:value-type="string" calcext:value-type="string">
            <text:p>Gerente Regional America Latina</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Tradução, Ajuda com resolução de problemas</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4" table:style-name="ce3" office:value-type="float" office:value="3" calcext:value-type="float">
            <text:p>3</text:p>
          </table:table-cell>
          <table:table-cell table:style-name="ce3" office:value-type="string" calcext:value-type="string">
            <text:p>Melhoria na compreensão de textos, Capacidade de entender palavras correlatas profissionalmente (exemplo: planilha x tabela)</text:p>
          </table:table-cell>
          <table:table-cell table:style-name="ce3" office:value-type="string" calcext:value-type="string">
            <text:p>Sim</text:p>
          </table:table-cell>
          <table:table-cell table:style-name="ce3" office:value-type="string" calcext:value-type="string">
            <text:p>Siri (Apple), Google Assistant, Alexa (Amazon), Midjourney</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Não </text:p>
          </table:table-cell>
          <table:table-cell table:style-name="ce3" office:value-type="string" calcext:value-type="string">
            <text:p>Deveria trazer dados factíveis de vendas e comportamento do consumidor em geral</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Os que tem que ver com análise de dados ouros para tomada de decisão </text:p>
          </table:table-cell>
          <table:table-cell table:style-name="ce6"/>
          <table:table-cell table:number-columns-repeated="993"/>
        </table:table-row>
        <table:table-row table:style-name="ro2">
          <table:table-cell table:style-name="ce3" office:value-type="string" calcext:value-type="string">
            <text:p>50-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Direito</text:p>
          </table:table-cell>
          <table:table-cell table:style-name="ce3" office:value-type="string" calcext:value-type="string">
            <text:p>Advogado</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Não utilizo</text:p>
          </table:table-cell>
          <table:table-cell table:number-columns-repeated="2" table:style-name="ce3" office:value-type="string" calcext:value-type="string">
            <text:p>Sem resposta</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Enfermeira </text:p>
          </table:table-cell>
          <table:table-cell table:style-name="ce3" office:value-type="string" calcext:value-type="string">
            <text:p>Enfermeiras auditora</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Curiosidades e fatos triviais,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string" calcext:value-type="string">
            <text:p>Explicações mais detalhadas e justificativas., Identificação de informações incorretas ou falsas., Incorporação de conhecimento especializado em áreas específicas., Detecção e correção de erros gramaticais e ortográfico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Google Translate, Shazam</text:p>
          </table:table-cell>
          <table:table-cell table:style-name="ce3" office:value-type="string" calcext:value-type="string">
            <text:p>Melhores</text:p>
          </table:table-cell>
          <table:table-cell/>
          <table:table-cell table:style-name="ce3" office:value-type="string" calcext:value-type="string">
            <text:p>Aumento da produtividade, Redução de erros humanos, Otimização de tempo, Automatização de tarefas, Análise avançada de dados</text:p>
          </table:table-cell>
          <table:table-cell table:style-name="ce3" office:value-type="string" calcext:value-type="string">
            <text:p>Ferramenta de análise de dados técnicos</text:p>
          </table:table-cell>
          <table:table-cell table:style-name="ce3" office:value-type="string" calcext:value-type="string">
            <text:p>Aumento da produtividade e redução de erros</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Em minha área a IA não substituiria a função humana. Acredito que a IA vem para agregar e otimizar o trabalho, reduzir tempo de análise, mas a análise e a visão humana sempre será necessaria. Ao meu ver, a ideia de que a IA poderá substituir a função humana gera preconceito e medo com a nova tecnologia. Na maioria das áreas, a função humana sempre será necessaria, a IA vem apenas para auxiliar nos processos.</text:p>
          </table:table-cell>
          <table:table-cell table:style-name="ce6"/>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engenharia de alimentos</text:p>
          </table:table-cell>
          <table:table-cell table:style-name="ce3" office:value-type="string" calcext:value-type="string">
            <text:p>comercio exterior/compras e financeir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Curiosidades e fatos triviais, Orientação de viagens</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string" calcext:value-type="string">
            <text:p>Aumento da exatidão nas respostas., Trazer informações atualizadas e recentes., Identificação de informações incorretas ou fals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Translate</text:p>
          </table:table-cell>
          <table:table-cell table:style-name="ce3" office:value-type="string" calcext:value-type="string">
            <text:p>Melhores</text:p>
          </table:table-cell>
          <table:table-cell/>
          <table:table-cell table:style-name="ce3" office:value-type="string" calcext:value-type="string">
            <text:p>Aumento da produtividade, Otimização de tempo</text:p>
          </table:table-cell>
          <table:table-cell table:style-name="ce3" office:value-type="string" calcext:value-type="string">
            <text:p>desconheço</text:p>
          </table:table-cell>
          <table:table-cell table:style-name="ce3" office:value-type="string" calcext:value-type="string">
            <text:p>sem opniao</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style-name="ce6" office:value-type="string" calcext:value-type="string">
            <text:p>desconheço</text:p>
          </table:table-cell>
          <table:table-cell table:style-name="ce6"/>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Gestão financeira </text:p>
          </table:table-cell>
          <table:table-cell table:style-name="ce3" office:value-type="string" calcext:value-type="string">
            <text:p>Aposentado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text:p>
          </table:table-cell>
          <table:table-cell table:style-name="ce3" office:value-type="string" calcext:value-type="string">
            <text:p>Iguais</text:p>
          </table:table-cell>
          <table:table-cell/>
          <table:table-cell table:style-name="ce3" office:value-type="string" calcext:value-type="string">
            <text:p>Aumento da produtividade, Otimização de tempo, Análise avançada de dados</text:p>
          </table:table-cell>
          <table:table-cell table:style-name="ce3" office:value-type="string" calcext:value-type="string">
            <text:p>Não utilizo</text:p>
          </table:table-cell>
          <table:table-cell table:style-name="ce3" office:value-type="string" calcext:value-type="string">
            <text:p>Agiludad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Financeiro, RH, contábil </text:p>
          </table:table-cell>
          <table:table-cell table:style-name="ce6"/>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Masculino</text:p>
          </table:table-cell>
          <table:table-cell table:style-name="ce3" office:value-type="string" calcext:value-type="string">
            <text:p>Fundamental e/ou médio</text:p>
          </table:table-cell>
          <table:table-cell table:number-columns-repeated="2" table:style-name="ce3" office:value-type="string" calcext:value-type="string">
            <text:p>nã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Esclarecimento de dúvidas gerais, Suporte técnico, Revisão de textos, Geração de ideias, Curiosidades e fatos triviais, Tradução,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3"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Incorporação de conhecimento especializado em áreas específicas., Aumento da capacidade de compreender e gerar conteúdo multilíngue., Habilidade de identificar sarcasmo e ironia., Integração de recursos multimídia/foto nas respostas., Detecção e correção de erros gramaticais e ortográficos., Geração de respostas mais criativas e inovadoras., Incorporação de recursos de voz para comunicação oral., Reconhecimento e resposta a comandos de voz., Interação com outros aplicativos (word, excel), Interação em caso de dúvida em relação à pergunta., Integração de recursos de tradução em tempo real para conversas multilíngues., melhorias nas camada, como eu uso muito para evitar que o chat fique muito longo. deveria ter como deletar camadas indesejadas para assim o chat virar um arquivo de estudo ou um livro. <text:s/></text:p>
          </table:table-cell>
          <table:table-cell table:style-name="ce3" office:value-type="string" calcext:value-type="string">
            <text:p>Sim</text:p>
          </table:table-cell>
          <table:table-cell table:style-name="ce3" office:value-type="string" calcext:value-type="string">
            <text:p>Google Assistant, Cortana (Microsoft), DALL-E, Google Translate</text:p>
          </table:table-cell>
          <table:table-cell table:style-name="ce3" office:value-type="string" calcext:value-type="string">
            <text:p>Muito piores (que o Chat GPT)</text:p>
          </table:table-cell>
          <table:table-cell table:style-name="ce3" office:value-type="string" calcext:value-type="string">
            <text:p>Considero a facilidade de personalizar o ChatGPT. todos os outros já tem sua personalização e no ChatGPT eu tenho mais liberdade criativa.</text:p>
          </table:table-cell>
          <table:table-cell table:style-name="ce3" office:value-type="string" calcext:value-type="string">
            <text:p>Aumento da produtividade, Redução de erros humanos, Melhoria da tomada de decisão, Otimização de tempo, Análise avançada de dados</text:p>
          </table:table-cell>
          <table:table-cell table:style-name="ce3" office:value-type="string" calcext:value-type="string">
            <text:p>não tem</text:p>
          </table:table-cell>
          <table:table-cell table:style-name="ce3" office:value-type="string" calcext:value-type="string">
            <text:p>não sei</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office:value-type="string" calcext:value-type="string">
            <text:p>nem uma</text:p>
          </table:table-cell>
          <table:table-cell table:style-name="ce6" office:value-type="string" calcext:value-type="string">
            <text:p>no momento é só</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Feminino</text:p>
          </table:table-cell>
          <table:table-cell table:style-name="ce3" office:value-type="string" calcext:value-type="string">
            <text:p>Doutorado</text:p>
          </table:table-cell>
          <table:table-cell table:style-name="ce3" office:value-type="string" calcext:value-type="string">
            <text:p>Ph.D em Deisgn e Inovação</text:p>
          </table:table-cell>
          <table:table-cell table:style-name="ce3" office:value-type="string" calcext:value-type="string">
            <text:p>Inovação e. empreendedorismo</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Revisão de textos</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string" calcext:value-type="string">
            <text:p>Melhoria na compreensão de textos, Explicações mais detalhadas e justificativas., Trazer informações atualizadas e recentes., Incorporação de conhecimento especializado em áreas específicas., Detecção e correção de erros gramaticais e ortográficos., Geração de respostas mais criativas e inovadoras.</text:p>
          </table:table-cell>
          <table:table-cell table:style-name="ce3" office:value-type="string" calcext:value-type="string">
            <text:p>Sim</text:p>
          </table:table-cell>
          <table:table-cell table:style-name="ce3" office:value-type="string" calcext:value-type="string">
            <text:p>Google Assistant, Shazam</text:p>
          </table:table-cell>
          <table:table-cell table:style-name="ce3" office:value-type="string" calcext:value-type="string">
            <text:p>Nunca utilizei outras ferramentas.</text:p>
          </table:table-cell>
          <table:table-cell table:style-name="ce3" office:value-type="string" calcext:value-type="string">
            <text:p>desconheço</text:p>
          </table:table-cell>
          <table:table-cell table:style-name="ce3" office:value-type="string" calcext:value-type="string">
            <text:p>Aumento da produtividade, Automatização de tarefas</text:p>
          </table:table-cell>
          <table:table-cell table:style-name="ce3" office:value-type="string" calcext:value-type="string">
            <text:p>Nao</text:p>
          </table:table-cell>
          <table:table-cell table:style-name="ce3" office:value-type="string" calcext:value-type="string">
            <text:p>comandos por voz para tudo</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6" office:value-type="string" calcext:value-type="string">
            <text:p>Cargos operacionais</text:p>
          </table:table-cell>
          <table:table-cell table:style-name="ce6"/>
          <table:table-cell table:number-columns-repeated="993"/>
        </table:table-row>
        <table:table-row table:style-name="ro2">
          <table:table-cell table:style-name="ce3" office:value-type="string" calcext:value-type="string">
            <text:p>50-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Economia e Finanças</text:p>
          </table:table-cell>
          <table:table-cell table:style-name="ce3" office:value-type="string" calcext:value-type="string">
            <text:p>Financeiro</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Suporte técnico, Revisão de textos, Geração de ideias, Orientação de viagens, Ajuda com resolução de problemas</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Explicações mais detalhadas e justificativas., Incorporação de conhecimento especializado em áreas específicas., Aumento da capacidade de compreender e gerar conteúdo multilíngue., Detecção e correção de erros gramaticais e ortográficos., Interação com outros aplicativos (word, excel)</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Google</text:p>
          </table:table-cell>
          <table:table-cell table:style-name="ce3" office:value-type="string" calcext:value-type="string">
            <text:p>Respostas mais detalhadas aos questionamento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Operacional e de Research</text:p>
          </table:table-cell>
          <table:table-cell table:style-name="ce6" office:value-type="string" calcext:value-type="string">
            <text:p>Muito eloquente, tem que ter aprofundamento</text:p>
          </table:table-cell>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Direito </text:p>
          </table:table-cell>
          <table:table-cell table:style-name="ce3" office:value-type="string" calcext:value-type="string">
            <text:p>Advogada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style-name="ce3" office:value-type="string" calcext:value-type="string">
            <text:p>Nunca utilizei</text:p>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Não há</text:p>
          </table:table-cell>
          <table:table-cell table:style-name="ce3" office:value-type="string" calcext:value-type="string">
            <text:p>Otimização de tempo</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table:number-columns-repeated="2"/>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Oficial do Exército </text:p>
          </table:table-cell>
          <table:table-cell table:style-name="ce3" office:value-type="string" calcext:value-type="string">
            <text:p>Iniciando no mercado digital</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 Geração de ideias, Criação de conteúdo</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Trazer informações atualizadas e recentes., Aumento da capacidade de compreender e gerar conteúdo multilíngue., Integração de recursos multimídia/foto nas respostas., Fornecimento de referências e citações (reais)., Interação com outros aplicativos (word, excel),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Cortana (Microsoft), Midjourney, DALL-E</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 Otimização de tempo, Automatização de tarefas</text:p>
          </table:table-cell>
          <table:table-cell table:style-name="ce3" office:value-type="string" calcext:value-type="string">
            <text:p>Cada IA está se especializando em uma atividade.</text:p>
          </table:table-cell>
          <table:table-cell table:style-name="ce3" office:value-type="string" calcext:value-type="string">
            <text:p>Ainda não defini isso.</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60</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Jornalismo</text:p>
          </table:table-cell>
          <table:table-cell table:style-name="ce3" office:value-type="string" calcext:value-type="string">
            <text:p>Comunicação corporativa </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text:p>
          </table:table-cell>
          <table:table-cell table:style-name="ce3" office:value-type="string" calcext:value-type="string">
            <text:p>Geração de ideias, Curiosidades e fatos triviais</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Capacidade de entender palavras correlatas profissionalmente (exemplo: planilha x tabela), Aumento da capacidade de compreender e gerar conteúdo multilíngue., Detecção e correção de erros gramaticais e ortográficos., Geração de respostas mais criativas e inovadoras.</text:p>
          </table:table-cell>
          <table:table-cell table:style-name="ce3" office:value-type="string" calcext:value-type="string">
            <text:p>Sim</text:p>
          </table:table-cell>
          <table:table-cell table:style-name="ce3" office:value-type="string" calcext:value-type="string">
            <text:p>Alexa (Amazon), Google Translate, Shazam</text:p>
          </table:table-cell>
          <table:table-cell table:style-name="ce3" office:value-type="string" calcext:value-type="string">
            <text:p>Iguais</text:p>
          </table:table-cell>
          <table:table-cell/>
          <table:table-cell table:style-name="ce3" office:value-type="string" calcext:value-type="string">
            <text:p>Aumento da produtividade, Otimização de tempo</text:p>
          </table:table-cell>
          <table:table-cell table:style-name="ce3" office:value-type="string" calcext:value-type="string">
            <text:p>Temos plataformas de mailing </text:p>
          </table:table-cell>
          <table:table-cell table:style-name="ce3" office:value-type="string" calcext:value-type="string">
            <text:p>Mailing mais assertivo e uma ferramenta de IA que me ajude em centimetragem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Adiministração de empresas </text:p>
          </table:table-cell>
          <table:table-cell table:style-name="ce3" office:value-type="string" calcext:value-type="string">
            <text:p>Professor e Sócio da NEO 3D</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Geração de ideias, Criação de conteúdo, Ajuda com resolução de problemas</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Melhoria na compreensão de textos, Explicações mais detalhadas e justificativas., Capacidade de entender palavras correlatas profissionalmente (exemplo: planilha x tabela),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Cortana (Microsoft), Midjourney, Google Translate</text:p>
          </table:table-cell>
          <table:table-cell table:style-name="ce3" office:value-type="string" calcext:value-type="string">
            <text:p>Melhores</text:p>
          </table:table-cell>
          <table:table-cell table:style-name="ce3" office:value-type="string" calcext:value-type="string">
            <text:p>simplicidade e objetividade das tarefas focadas em alguma situação.</text:p>
          </table:table-cell>
          <table:table-cell table:style-name="ce3" office:value-type="string" calcext:value-type="string">
            <text:p>Aumento da produtividade, Otimização de tempo, Análise avançada de dados</text:p>
          </table:table-cell>
          <table:table-cell table:style-name="ce3" office:value-type="string" calcext:value-type="string">
            <text:p>Bing IA</text:p>
          </table:table-cell>
          <table:table-cell table:style-name="ce3" office:value-type="string" calcext:value-type="string">
            <text:p>praticidade profissional otimizando tempo e recursos.</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office:value-type="string" calcext:value-type="string">
            <text:p>ensino, operações, <text:s/>criação de conteúdo, gestão operacional administrativa.</text:p>
          </table:table-cell>
          <table:table-cell table:style-name="ce6" office:value-type="string" calcext:value-type="string">
            <text:p>Boa sorte na sua jornada do doutorado</text:p>
          </table:table-cell>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Médico </text:p>
          </table:table-cell>
          <table:table-cell table:style-name="ce3" office:value-type="string" calcext:value-type="string">
            <text:p>Profissional liby</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Não utilizei nenhuma das anteriores</text:p>
          </table:table-cell>
          <table:table-cell table:style-name="ce3" office:value-type="string" calcext:value-type="string">
            <text:p>Nunca utilizei outras ferramentas.</text:p>
          </table:table-cell>
          <table:table-cell/>
          <table:table-cell table:style-name="ce3" office:value-type="string" calcext:value-type="string">
            <text:p>Melhoria da tomada de decisão</text:p>
          </table:table-cell>
          <table:table-cell table:style-name="ce3" office:value-type="string" calcext:value-type="string">
            <text:p>Não </text:p>
          </table:table-cell>
          <table:table-cell table:style-name="ce3" office:value-type="string" calcext:value-type="string">
            <text:p>Ajudar tomada de decisão </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Publicidade e prograpaganda</text:p>
          </table:table-cell>
          <table:table-cell table:style-name="ce3" office:value-type="string" calcext:value-type="string">
            <text:p>Publicitária</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Tradução</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4" calcext:value-type="float">
            <text:p>4</text:p>
          </table:table-cell>
          <table:table-cell table:style-name="ce3" office:value-type="string" calcext:value-type="string">
            <text:p>Integração de recursos multimídia/foto nas respostas., Geração de respostas mais criativas e inovadoras., Fornecimento de referências e citações (reais)., Interação com outros aplicativos (word, excel)</text:p>
          </table:table-cell>
          <table:table-cell table:style-name="ce3" office:value-type="string" calcext:value-type="string">
            <text:p>Não</text:p>
          </table:table-cell>
          <table:table-cell/>
          <table:table-cell table:style-name="ce3"/>
          <table:table-cell/>
          <table:table-cell table:style-name="ce3" office:value-type="string" calcext:value-type="string">
            <text:p>Aumento da produtividade, Otimização de tempo, Automatização de tarefas</text:p>
          </table:table-cell>
          <table:table-cell table:number-columns-repeated="2" table:style-name="ce3" office:value-type="string" calcext:value-type="string">
            <text:p>-</text:p>
          </table:table-cell>
          <table:table-cell table:style-name="ce3" office:value-type="float" office:value="4" calcext:value-type="float">
            <text:p>4</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Administração e Engenharia </text:p>
          </table:table-cell>
          <table:table-cell table:style-name="ce3" office:value-type="string" calcext:value-type="string">
            <text:p>Consultor de Empresas</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Translate</text:p>
          </table:table-cell>
          <table:table-cell table:style-name="ce3" office:value-type="string" calcext:value-type="string">
            <text:p>Muito piores (que o Chat GPT)</text:p>
          </table:table-cell>
          <table:table-cell/>
          <table:table-cell table:style-name="ce3" office:value-type="string" calcext:value-type="string">
            <text:p>Melhoria da tomada de decisão, Otimização de tempo, Análise avançada de dados</text:p>
          </table:table-cell>
          <table:table-cell table:style-name="ce3" office:value-type="string" calcext:value-type="string">
            <text:p>Servivor</text:p>
          </table:table-cell>
          <table:table-cell table:style-name="ce3" office:value-type="string" calcext:value-type="string">
            <text:p>Sem análise no momento </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tividades rotineiras, como auxiliares e assistentes</text:p>
          </table:table-cell>
          <table:table-cell table:style-name="ce6"/>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Engenharia <text:s/>civil </text:p>
          </table:table-cell>
          <table:table-cell table:style-name="ce3" office:value-type="string" calcext:value-type="string">
            <text:p>Engenharia civil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Alexa (Amazon), Watson Assistant (IBM), Google Translate, Shazam</text:p>
          </table:table-cell>
          <table:table-cell table:style-name="ce3" office:value-type="string" calcext:value-type="string">
            <text:p>Iguais</text:p>
          </table:table-cell>
          <table:table-cell table:style-name="ce3" office:value-type="string" calcext:value-type="string">
            <text:p>Limitações </text:p>
          </table:table-cell>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Não utilizo</text:p>
          </table:table-cell>
          <table:table-cell table:style-name="ce3" office:value-type="string" calcext:value-type="string">
            <text:p>Diagnosticos de patologias</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Cálculos </text:p>
          </table:table-cell>
          <table:table-cell table:style-name="ce6"/>
          <table:table-cell table:number-columns-repeated="993"/>
        </table:table-row>
        <table:table-row table:style-name="ro2">
          <table:table-cell table:style-name="ce3" office:value-type="string" calcext:value-type="string">
            <text:p>25 -35</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Relações Internacionais </text:p>
          </table:table-cell>
          <table:table-cell table:style-name="ce3" office:value-type="string" calcext:value-type="string">
            <text:p>estudante de doutorado</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Ajuda com tarefas escolares, Suporte técnico, Revisão de textos, Tradução</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Identificação de informações incorretas ou falsas., Detecção e correção de erros gramaticais e ortográficos., Fornecimento de referências e citações (reais).,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Google Assistant, Alexa (Amazon), Google Translate, elicit</text:p>
          </table:table-cell>
          <table:table-cell table:style-name="ce3" office:value-type="string" calcext:value-type="string">
            <text:p>Iguais</text:p>
          </table:table-cell>
          <table:table-cell/>
          <table:table-cell table:style-name="ce3" office:value-type="string" calcext:value-type="string">
            <text:p>Aumento da produtividade, Melhoria da tomada de decisão, Otimização de tempo, Automatização de tarefas</text:p>
          </table:table-cell>
          <table:table-cell table:style-name="ce3" office:value-type="string" calcext:value-type="string">
            <text:p>Elicit</text:p>
          </table:table-cell>
          <table:table-cell table:style-name="ce3" office:value-type="string" calcext:value-type="string">
            <text:p>Já me sinto contemplada</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Não axho que seria substituído. Pois desenvolver pesquisa necessita de criatividade, capacidade cognitiva e de argumentação. O que seria substituído poderiam ser formatação de textos, automação de coleta de dados, revisão e tradução. Mas o trabalho criativo e argumentativo, não </text:p>
          </table:table-cell>
          <table:table-cell table:style-name="ce6"/>
          <table:table-cell table:number-columns-repeated="993"/>
        </table:table-row>
        <table:table-row table:style-name="ro2">
          <table:table-cell table:style-name="ce3" office:value-type="string" calcext:value-type="string">
            <text:p>40-5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Direito</text:p>
          </table:table-cell>
          <table:table-cell table:style-name="ce3" office:value-type="string" calcext:value-type="string">
            <text:p>Consultoria</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Aumento da exatidão nas respostas., Trazer informações atualizadas e recentes., Habilidade de identificar sarcasmo e ironia., Integração de recursos multimídia/foto nas respostas., Fornecimento de referências e citações (reais)., Reconhecimento e resposta a comandos de voz.,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DALL-E, Google Translate, Shazam</text:p>
          </table:table-cell>
          <table:table-cell table:style-name="ce3" office:value-type="string" calcext:value-type="string">
            <text:p>Piores</text:p>
          </table:table-cell>
          <table:table-cell/>
          <table:table-cell table:style-name="ce3" office:value-type="string" calcext:value-type="string">
            <text:p>Aumento da produtividade, Otimização de tempo</text:p>
          </table:table-cell>
          <table:table-cell table:style-name="ce3" office:value-type="string" calcext:value-type="string">
            <text:p>desconheço</text:p>
          </table:table-cell>
          <table:table-cell table:style-name="ce3" office:value-type="string" calcext:value-type="string">
            <text:p>análises mais técnica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aria Elétrica/Eletrônica e Engenharia Civil</text:p>
          </table:table-cell>
          <table:table-cell table:style-name="ce3" office:value-type="string" calcext:value-type="string">
            <text:p>Aposentado/Profissional Liberal</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Google Translate</text:p>
          </table:table-cell>
          <table:table-cell table:style-name="ce3" office:value-type="string" calcext:value-type="string">
            <text:p>Nunca utilizei outras ferramentas.</text:p>
          </table:table-cell>
          <table:table-cell/>
          <table:table-cell table:style-name="ce3" office:value-type="string" calcext:value-type="string">
            <text:p>Aumento da produtividade, Redução de erros humanos, Melhoria da tomada de decisão, Otimização de tempo, Automatização de tarefas, Análise avançada de dados</text:p>
          </table:table-cell>
          <table:table-cell table:style-name="ce3" office:value-type="string" calcext:value-type="string">
            <text:p>Desconheço </text:p>
          </table:table-cell>
          <table:table-cell table:style-name="ce3" office:value-type="string" calcext:value-type="string">
            <text:p>Maior produtividad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Processos produtivos/administrativos</text:p>
          </table:table-cell>
          <table:table-cell table:style-name="ce6"/>
          <table:table-cell table:number-columns-repeated="993"/>
        </table:table-row>
        <table:table-row table:style-name="ro2">
          <table:table-cell table:style-name="ce3" office:value-type="string" calcext:value-type="string">
            <text:p>50-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Cirurgião-dentista </text:p>
          </table:table-cell>
          <table:table-cell table:style-name="ce3" office:value-type="string" calcext:value-type="string">
            <text:p>Dentista </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Cortana (Microsoft), Shazam</text:p>
          </table:table-cell>
          <table:table-cell table:style-name="ce3" office:value-type="string" calcext:value-type="string">
            <text:p>Melhores</text:p>
          </table:table-cell>
          <table:table-cell/>
          <table:table-cell table:style-name="ce3" office:value-type="string" calcext:value-type="string">
            <text:p>Aumento da produtividade, Redução de erros humanos, Melhoria da tomada de decisão, Otimização de tempo</text:p>
          </table:table-cell>
          <table:table-cell table:style-name="ce3" office:value-type="string" calcext:value-type="string">
            <text:p>Nenhuma </text:p>
          </table:table-cell>
          <table:table-cell table:style-name="ce3" office:value-type="string" calcext:value-type="string">
            <text:p>Economia de tempo</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style-name="ce6" office:value-type="string" calcext:value-type="string">
            <text:p>Talvez prótese </text:p>
          </table:table-cell>
          <table:table-cell table:style-name="ce6"/>
          <table:table-cell table:number-columns-repeated="993"/>
        </table:table-row>
        <table:table-row table:style-name="ro2">
          <table:table-cell table:style-name="ce3" office:value-type="string" calcext:value-type="string">
            <text:p>50-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Gestão Financeira </text:p>
          </table:table-cell>
          <table:table-cell table:style-name="ce3" office:value-type="string" calcext:value-type="string">
            <text:p>Administrador de empresas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Assistant, Alexa (Amazon), Google Translate</text:p>
          </table:table-cell>
          <table:table-cell table:style-name="ce3" office:value-type="string" calcext:value-type="string">
            <text:p>Iguais</text:p>
          </table:table-cell>
          <table:table-cell/>
          <table:table-cell table:style-name="ce3" office:value-type="string" calcext:value-type="string">
            <text:p>Aumento da produtividade, Otimização de tempo</text:p>
          </table:table-cell>
          <table:table-cell table:style-name="ce3" office:value-type="string" calcext:value-type="string">
            <text:p>Não utilizo </text:p>
          </table:table-cell>
          <table:table-cell table:style-name="ce3" office:value-type="string" calcext:value-type="string">
            <text:p>Acelerar</text:p>
          </table:table-cell>
          <table:table-cell table:style-name="ce3" office:value-type="float" office:value="3" calcext:value-type="float">
            <text:p>3</text:p>
          </table:table-cell>
          <table:table-cell table:style-name="ce3" office:value-type="string" calcext:value-type="string">
            <text:p>Hoje</text:p>
          </table:table-cell>
          <table:table-cell table:style-name="ce6" table:number-columns-repeated="2"/>
          <table:table-cell table:number-columns-repeated="993"/>
        </table:table-row>
        <table:table-row table:style-name="ro2">
          <table:table-cell table:style-name="ce3" office:value-type="string" calcext:value-type="string">
            <text:p>35-40</text:p>
          </table:table-cell>
          <table:table-cell table:style-name="ce3" office:value-type="string" calcext:value-type="string">
            <text:p>Masculino</text:p>
          </table:table-cell>
          <table:table-cell table:style-name="ce3" office:value-type="string" calcext:value-type="string">
            <text:p>Doutorado</text:p>
          </table:table-cell>
          <table:table-cell table:style-name="ce3" office:value-type="string" calcext:value-type="string">
            <text:p>Administração</text:p>
          </table:table-cell>
          <table:table-cell table:style-name="ce3" office:value-type="string" calcext:value-type="string">
            <text:p>Empresári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Ajuda com tarefas escolares, Revisão de textos, Geração de ideias, Criação de conteúdo, Tradução,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Trazer informações atualizadas e recentes., Capacidade de entender palavras correlatas profissionalmente (exemplo: planilha x tabela), Integração de recursos multimídia/foto nas respostas., Detecção e correção de erros gramaticais e ortográfico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Cortana (Microsoft), Watson Assistant (IBM), Bixby (Samsung), Google Translate, Shazam</text:p>
          </table:table-cell>
          <table:table-cell table:style-name="ce3" office:value-type="string" calcext:value-type="string">
            <text:p>Muito piores (que o Chat GPT)</text:p>
          </table:table-cell>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Não se aplica</text:p>
          </table:table-cell>
          <table:table-cell table:style-name="ce3" office:value-type="string" calcext:value-type="string">
            <text:p>Uso de imagen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35-4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Computação</text:p>
          </table:table-cell>
          <table:table-cell table:style-name="ce3" office:value-type="string" calcext:value-type="string">
            <text:p>Engenheiro de Planejamento</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Curiosidades e fatos triviais, Ajuda com resolução de problemas</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Trazer informações atualizadas e recentes., Identificação de informações incorretas ou falsas., Fornecimento de referências e citações (reais)., Incorporação de recursos de voz para comunicação oral., Reconhecimento e resposta a comandos de voz.</text:p>
          </table:table-cell>
          <table:table-cell table:style-name="ce3" office:value-type="string" calcext:value-type="string">
            <text:p>Sim</text:p>
          </table:table-cell>
          <table:table-cell table:style-name="ce3" office:value-type="string" calcext:value-type="string">
            <text:p>Google Assistant, Alexa (Amazon), Cortana (Microsoft), Midjourney, Google Translate, tem o boots de IA do twitter (X)</text:p>
          </table:table-cell>
          <table:table-cell table:style-name="ce3" office:value-type="string" calcext:value-type="string">
            <text:p>Iguais</text:p>
          </table:table-cell>
          <table:table-cell table:style-name="ce3" office:value-type="string" calcext:value-type="string">
            <text:p>Toda IA tem suas limitações, a forma de apresentar a pergunta define muito a capacidade de interação do sistema; mas como todo programa de IA é necessário treina-lo para o aperfecionamento do mesmo, mas do modo que a plataforma esta sendo usada a vida útil dela vai ser reduzida draticamente.</text:p>
          </table:table-cell>
          <table:table-cell table:style-name="ce3" office:value-type="string" calcext:value-type="string">
            <text:p>Seria uma ferramenta de suporte, não um apoio profissional</text:p>
          </table:table-cell>
          <table:table-cell table:style-name="ce3" office:value-type="string" calcext:value-type="string">
            <text:p>IA de tradução</text:p>
          </table:table-cell>
          <table:table-cell table:style-name="ce3" office:value-type="string" calcext:value-type="string">
            <text:p>Dificil especificar uma IA para engenharia, mas uma IA com todas as NBR's e outras normas (sempre atualizadas) relacionadas a área técnica fazendo a comparação e aplicação com a descrição da atividade seria uma mão na roda</text:p>
          </table:table-cell>
          <table:table-cell table:style-name="ce3" office:value-type="float" office:value="2" calcext:value-type="float">
            <text:p>2</text:p>
          </table:table-cell>
          <table:table-cell table:style-name="ce3" office:value-type="string" calcext:value-type="string">
            <text:p>Não sei dizer</text:p>
          </table:table-cell>
          <table:table-cell table:style-name="ce6" office:value-type="string" calcext:value-type="string">
            <text:p>Serviço de primeiro contato com o cliente tendem a ser os primeiros que vão ser substituídos, por isso a interação com a IA deve ser melhorada, mas sempre haverá a necessidade de um profissional no final da linha.</text:p>
          </table:table-cell>
          <table:table-cell table:style-name="ce6" office:value-type="string" calcext:value-type="string">
            <text:p>Caso queira discutir o assunto me chama no grupo </text:p>
          </table:table-cell>
          <table:table-cell table:number-columns-repeated="993"/>
        </table:table-row>
        <table:table-row table:style-name="ro2">
          <table:table-cell table:style-name="ce3" office:value-type="string" calcext:value-type="string">
            <text:p>50-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Medicina</text:p>
          </table:table-cell>
          <table:table-cell table:style-name="ce3" office:value-type="string" calcext:value-type="string">
            <text:p>Funcionário Público estadual</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Curiosidades e fatos triviais</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Não sei dizer</text:p>
          </table:table-cell>
          <table:table-cell table:style-name="ce3" office:value-type="string" calcext:value-type="string">
            <text:p>Sim</text:p>
          </table:table-cell>
          <table:table-cell table:style-name="ce3" office:value-type="string" calcext:value-type="string">
            <text:p>Siri (Apple), Alexa (Amazon), Google Translate</text:p>
          </table:table-cell>
          <table:table-cell table:style-name="ce3" office:value-type="string" calcext:value-type="string">
            <text:p>Iguais</text:p>
          </table:table-cell>
          <table:table-cell/>
          <table:table-cell table:style-name="ce3" office:value-type="string" calcext:value-type="string">
            <text:p>Melhoria da tomada de decisão, Otimização de tempo</text:p>
          </table:table-cell>
          <table:table-cell table:style-name="ce3" office:value-type="string" calcext:value-type="string">
            <text:p>Watson</text:p>
          </table:table-cell>
          <table:table-cell table:style-name="ce3" office:value-type="string" calcext:value-type="string">
            <text:p>Dado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table:number-columns-repeated="2"/>
          <table:table-cell table:number-columns-repeated="993"/>
        </table:table-row>
        <table:table-row table:style-name="ro2">
          <table:table-cell table:style-name="ce3" office:value-type="string" calcext:value-type="string">
            <text:p>50-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eiro Civil</text:p>
          </table:table-cell>
          <table:table-cell table:style-name="ce3" office:value-type="string" calcext:value-type="string">
            <text:p>Obras públicas</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Google Translate</text:p>
          </table:table-cell>
          <table:table-cell table:style-name="ce3" office:value-type="string" calcext:value-type="string">
            <text:p>Iguais</text:p>
          </table:table-cell>
          <table:table-cell/>
          <table:table-cell table:style-name="ce3" office:value-type="string" calcext:value-type="string">
            <text:p>Otimização de tempo</text:p>
          </table:table-cell>
          <table:table-cell table:style-name="ce3" office:value-type="string" calcext:value-type="string">
            <text:p>google tradutor</text:p>
          </table:table-cell>
          <table:table-cell table:style-name="ce3" office:value-type="string" calcext:value-type="string">
            <text:p>Rapidez na execução</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6" table:number-columns-repeated="2"/>
          <table:table-cell table:number-columns-repeated="993"/>
        </table:table-row>
        <table:table-row table:style-name="ro3">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Direito</text:p>
          </table:table-cell>
          <table:table-cell table:style-name="ce3" office:value-type="string" calcext:value-type="string">
            <text:p>Empresario</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Google Assistant, Alexa (Amazon)</text:p>
          </table:table-cell>
          <table:table-cell table:style-name="ce3" office:value-type="string" calcext:value-type="string">
            <text:p>Iguais</text:p>
          </table:table-cell>
          <table:table-cell/>
          <table:table-cell table:style-name="ce3" office:value-type="string" calcext:value-type="string">
            <text:p>Aumento da produtividade, Redução de erros humanos</text:p>
          </table:table-cell>
          <table:table-cell table:number-columns-repeated="2" table:style-name="ce3" office:value-type="string" calcext:value-type="string">
            <text:p>desconheço</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6" office:value-type="string" calcext:value-type="string">
            <text:p>desconheço</text:p>
          </table:table-cell>
          <table:table-cell table:style-name="ce6"/>
          <table:table-cell table:number-columns-repeated="993"/>
        </table:table-row>
        <table:table-row table:style-name="ro3">
          <table:table-cell table:style-name="ce3" office:value-type="string" calcext:value-type="string">
            <text:p>6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Engenheiro Mecânico</text:p>
          </table:table-cell>
          <table:table-cell table:style-name="ce3" office:value-type="string" calcext:value-type="string">
            <text:p>Empresário</text:p>
          </table:table-cell>
          <table:table-cell table:number-columns-repeated="2" table:style-name="ce3" office:value-type="string" calcext:value-type="string">
            <text:p>Não</text:p>
          </table:table-cell>
          <table:table-cell table:number-columns-repeated="10"/>
          <table:table-cell table:style-name="ce3" office:value-type="string" calcext:value-type="string">
            <text:p>Siri (Apple), Google Assistant, Google Translate</text:p>
          </table:table-cell>
          <table:table-cell table:style-name="ce3" office:value-type="string" calcext:value-type="string">
            <text:p>Nunca utilizei outras ferramentas.</text:p>
          </table:table-cell>
          <table:table-cell table:style-name="ce3" office:value-type="string" calcext:value-type="string">
            <text:p>Não estou apto a comparar</text:p>
          </table:table-cell>
          <table:table-cell table:style-name="ce3" office:value-type="string" calcext:value-type="string">
            <text:p>Aumento da produtividade, Redução de erros humanos, Melhoria da tomada de decisão, Otimização de tempo, Automatização de tarefas</text:p>
          </table:table-cell>
          <table:table-cell table:style-name="ce3" office:value-type="string" calcext:value-type="string">
            <text:p>Cálculo de resistência estrutural.</text:p>
          </table:table-cell>
          <table:table-cell table:style-name="ce3" office:value-type="string" calcext:value-type="string">
            <text:p>Cálculos de resistência estrutural.</text:p>
          </table:table-cell>
          <table:table-cell table:style-name="ce3" office:value-type="float" office:value="3" calcext:value-type="float">
            <text:p>3</text:p>
          </table:table-cell>
          <table:table-cell table:style-name="ce3" office:value-type="string" calcext:value-type="string">
            <text:p>Hoje</text:p>
          </table:table-cell>
          <table:table-cell table:style-name="ce6" office:value-type="string" calcext:value-type="string">
            <text:p>Verificação nas falhas de projeto.</text:p>
          </table:table-cell>
          <table:table-cell table:style-name="ce6" office:value-type="string" calcext:value-type="string">
            <text:p>Acho muito interessante temas da IA.</text:p>
          </table:table-cell>
          <table:table-cell table:number-columns-repeated="993"/>
        </table:table-row>
        <table:table-row table:style-name="ro3">
          <table:table-cell table:style-name="ce3" office:value-type="string" calcext:value-type="string">
            <text:p>40-50</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Medicina</text:p>
          </table:table-cell>
          <table:table-cell table:style-name="ce3" office:value-type="string" calcext:value-type="string">
            <text:p>Médico e professor universitário</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Alexa (Amazon)</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Melhoria da tomada de decisão, Otimização de tempo, Análise avançada de dados</text:p>
          </table:table-cell>
          <table:table-cell table:style-name="ce3" office:value-type="string" calcext:value-type="string">
            <text:p>robótica</text:p>
          </table:table-cell>
          <table:table-cell table:style-name="ce3" office:value-type="string" calcext:value-type="string">
            <text:p>precisão na tomada de decisõe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6" office:value-type="string" calcext:value-type="string">
            <text:p>análise de resultados de exames, auxílio na tomada de decisões</text:p>
          </table:table-cell>
          <table:table-cell table:style-name="ce6"/>
          <table:table-cell table:number-columns-repeated="993"/>
        </table:table-row>
        <table:table-row table:style-name="ro3">
          <table:table-cell table:style-name="ce3" office:value-type="string" calcext:value-type="string">
            <text:p>40-50</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Direito </text:p>
          </table:table-cell>
          <table:table-cell table:style-name="ce3" office:value-type="string" calcext:value-type="string">
            <text:p>Cartório </text:p>
          </table:table-cell>
          <table:table-cell table:number-columns-repeated="2" table:style-name="ce3" office:value-type="string" calcext:value-type="string">
            <text:p>Sim</text:p>
          </table:table-cell>
          <table:table-cell table:style-name="ce3" office:value-type="string" calcext:value-type="string">
            <text:p>Diversão/Curiosidade</text:p>
          </table:table-cell>
          <table:table-cell table:style-name="ce3" office:value-type="string" calcext:value-type="string">
            <text:p>Esclarecimento de dúvidas gerais</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Habilidade de identificar sarcasmo e ironia., Fornecimento de referências e citações (reais)., Integração de recursos de tradução em tempo real para conversas multilíngues.</text:p>
          </table:table-cell>
          <table:table-cell table:style-name="ce3" office:value-type="string" calcext:value-type="string">
            <text:p>Não</text:p>
          </table:table-cell>
          <table:table-cell/>
          <table:table-cell table:style-name="ce3"/>
          <table:table-cell/>
          <table:table-cell table:style-name="ce3" office:value-type="string" calcext:value-type="string">
            <text:p>Redução de erros humanos, Melhoria da tomada de decisão, Otimização de tempo, Automatização de tarefas</text:p>
          </table:table-cell>
          <table:table-cell table:style-name="ce3" office:value-type="string" calcext:value-type="string">
            <text:p>Não existe </text:p>
          </table:table-cell>
          <table:table-cell table:style-name="ce3" office:value-type="string" calcext:value-type="string">
            <text:p>Agilidade</text:p>
          </table:table-cell>
          <table:table-cell table:style-name="ce3" office:value-type="float" office:value="2" calcext:value-type="float">
            <text:p>2</text:p>
          </table:table-cell>
          <table:table-cell table:style-name="ce3" office:value-type="string" calcext:value-type="string">
            <text:p>Em um futuro próximo</text:p>
          </table:table-cell>
          <table:table-cell table:style-name="ce6" office:value-type="string" calcext:value-type="string">
            <text:p>Atendimento ao público </text:p>
          </table:table-cell>
          <table:table-cell table:style-name="ce6"/>
          <table:table-cell table:number-columns-repeated="993"/>
        </table:table-row>
        <table:table-row table:style-name="ro3">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Superior <text:s/>Incompleto</text:p>
          </table:table-cell>
          <table:table-cell table:style-name="ce3" office:value-type="string" calcext:value-type="string">
            <text:p>Bacharelado em Física</text:p>
          </table:table-cell>
          <table:table-cell table:style-name="ce3" office:value-type="string" calcext:value-type="string">
            <text:p>Cientista de Dados</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 Ajuda com resolução de problemas</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elhoria na compreensão de textos, Trazer informações atualizadas e recentes., Identificação de informações incorretas ou falsas., Habilidade de identificar sarcasmo e ironia., Fornecimento de suporte emocional e empatia durante as conversas., Integração de recursos multimídia/foto nas respostas., Geração de respostas mais criativas e inovadoras., Fornecimento de referências e citações (reais)., Interação com outros aplicativos (word, excel), Interação em caso de dúvida em relação à pergunta.,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Cortana (Microsoft), Midjourney, Speech Text, DALL-E, Google Translate, Shazam, Outro ChatBot (seja em website e/ou WhatsApp)</text:p>
          </table:table-cell>
          <table:table-cell table:style-name="ce3" office:value-type="string" calcext:value-type="string">
            <text:p>Iguais</text:p>
          </table:table-cell>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Copilot e Tabnone</text:p>
          </table:table-cell>
          <table:table-cell table:style-name="ce3" office:value-type="string" calcext:value-type="string">
            <text:p>Queria algo para me ajudar na organização mais efetiva de minhas tarefas. Acho que o Notion pode ajudar.</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number-columns-repeated="995"/>
        </table:table-row>
        <table:table-row table:style-name="ro3">
          <table:table-cell table:style-name="ce3" office:value-type="string" calcext:value-type="string">
            <text:p>35-3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Jornalismo</text:p>
          </table:table-cell>
          <table:table-cell table:style-name="ce3" office:value-type="string" calcext:value-type="string">
            <text:p>Comunicação e Marketing</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Suporte técnico, Revisão de textos, Geração de ideias, Criação de conteúdo, Curiosidades e fatos triviais, Tradução, Orientação de viagens,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Explicações mais detalhadas e justificativas., Trazer informações atualizadas e recentes., Identificação de informações incorretas ou falsas., Incorporação de conhecimento especializado em áreas específicas., Habilidade de identificar sarcasmo e ironia., Integração de recursos multimídia/foto nas respostas., Fornecimento de referências e citações (reais)., Interação com outros aplicativos (word, excel)</text:p>
          </table:table-cell>
          <table:table-cell table:style-name="ce3" office:value-type="string" calcext:value-type="string">
            <text:p>Sim</text:p>
          </table:table-cell>
          <table:table-cell table:style-name="ce3" office:value-type="string" calcext:value-type="string">
            <text:p>Siri (Apple), Google Assistant, Alexa (Amazon), Midjourney, DALL-E, Google Translate, Outro ChatBot (seja em website e/ou WhatsApp)</text:p>
          </table:table-cell>
          <table:table-cell table:style-name="ce3" office:value-type="string" calcext:value-type="string">
            <text:p>Piores</text:p>
          </table:table-cell>
          <table:table-cell table:style-name="ce3" office:value-type="string" calcext:value-type="string">
            <text:p>Até mesmo o Bard, do Google, tem mais limitações que o chat GPT.</text:p>
          </table:table-cell>
          <table:table-cell table:style-name="ce3" office:value-type="string" calcext:value-type="string">
            <text:p>Aumento da produtividade, Redução de erros humanos, Otimização de tempo, Automatização de tarefas</text:p>
          </table:table-cell>
          <table:table-cell table:style-name="ce3" office:value-type="string" calcext:value-type="string">
            <text:p>Não</text:p>
          </table:table-cell>
          <table:table-cell table:style-name="ce3" office:value-type="string" calcext:value-type="string">
            <text:p>Estruturação de projetos personalizados com base em problemas. O que as IAs oferecem hoje é a estrutura genérica de projetos.</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3" office:value-type="string" calcext:value-type="string">
            <text:p>Produção de texto, correção e criação de planejamentos de conteúdo</text:p>
          </table:table-cell>
          <table:table-cell table:number-columns-repeated="994"/>
        </table:table-row>
        <table:table-row table:style-name="ro3">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Jornalismo</text:p>
          </table:table-cell>
          <table:table-cell table:style-name="ce3" office:value-type="string" calcext:value-type="string">
            <text:p>Estudante de Doutorad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Geração de ideias, Criação de conteúdo, Curiosidades e fatos triviai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Aumento da exatidão nas respostas., Explicações mais detalhadas e justificativas., Trazer informações atualizadas e recentes., Incorporação de conhecimento especializado em áreas específicas., Integração de recursos multimídia/foto nas respostas., Fornecimento de referências e citações (reais).</text:p>
          </table:table-cell>
          <table:table-cell table:style-name="ce3" office:value-type="string" calcext:value-type="string">
            <text:p>Sim</text:p>
          </table:table-cell>
          <table:table-cell table:style-name="ce3" office:value-type="string" calcext:value-type="string">
            <text:p>Google Assistant, Alexa (Amazon), Cortana (Microsoft), Bixby (Samsung), Google Translate, Outro ChatBot (seja em website e/ou WhatsApp), Google Bard</text:p>
          </table:table-cell>
          <table:table-cell table:style-name="ce3" office:value-type="string" calcext:value-type="string">
            <text:p>Melhores</text:p>
          </table:table-cell>
          <table:table-cell table:style-name="ce3" office:value-type="string" calcext:value-type="string">
            <text:p>O ChatGPT tende a compreender melhor as solicitações do que os assistentes de voz, a exemplo da Amazon Alexa. Em contrapartida, o ChatGPT ainda tem uma defasagem em termos de atualização no comparativo com outras IAs, especialmente se for comparado a um concorrente direto como o Google Bard.</text:p>
          </table:table-cell>
          <table:table-cell table:style-name="ce3" office:value-type="string" calcext:value-type="string">
            <text:p>Aumento da produtividade, Melhoria da tomada de decisão, Otimização de tempo, Automatização de tarefas, Análise avançada de dados</text:p>
          </table:table-cell>
          <table:table-cell table:style-name="ce3" office:value-type="string" calcext:value-type="string">
            <text:p>Google Bard</text:p>
          </table:table-cell>
          <table:table-cell table:style-name="ce3" office:value-type="string" calcext:value-type="string">
            <text:p>Automatização de rotinas de maior demanda laboral, a exemplo da análise de grandes volumes de dados, gerando insights que podem ser adotados como base para a produção de conteúdo.</text:p>
          </table:table-cell>
          <table:table-cell table:style-name="ce3" office:value-type="float" office:value="3" calcext:value-type="float">
            <text:p>3</text:p>
          </table:table-cell>
          <table:table-cell table:style-name="ce3" office:value-type="string" calcext:value-type="string">
            <text:p>Hoje</text:p>
          </table:table-cell>
          <table:table-cell table:style-name="ce3" office:value-type="string" calcext:value-type="string">
            <text:p>No Jornalismo, a IA já pode substituir seres humanos em algumas funções, tais como as de redator e de gestor de redes sociais, em grande parte por estes cargos terem rotinas que são mais propícias para o uso de uma ferramenta de automatização.</text:p>
          </table:table-cell>
          <table:table-cell table:style-name="ce3" office:value-type="string" calcext:value-type="string">
            <text:p>Essa adequação a uma nova realidade tecnológica é importante para o setor, mas não deve ser adotada como algo de solução ŕapois.</text:p>
          </table:table-cell>
          <table:table-cell table:number-columns-repeated="993"/>
        </table:table-row>
        <table:table-row table:style-name="ro3">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Nutrição </text:p>
          </table:table-cell>
          <table:table-cell table:style-name="ce3" office:value-type="string" calcext:value-type="string">
            <text:p>Nutricionista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Alexa (Amazon), Google Translate</text:p>
          </table:table-cell>
          <table:table-cell table:style-name="ce3" office:value-type="string" calcext:value-type="string">
            <text:p>Piores</text:p>
          </table:table-cell>
          <table:table-cell/>
          <table:table-cell table:style-name="ce3" office:value-type="string" calcext:value-type="string">
            <text:p>Otimização de tempo, Automatização de tarefas</text:p>
          </table:table-cell>
          <table:table-cell table:style-name="ce3" office:value-type="string" calcext:value-type="string">
            <text:p>Não </text:p>
          </table:table-cell>
          <table:table-cell table:style-name="ce3" office:value-type="string" calcext:value-type="string">
            <text:p>Análise avançada de dados</text:p>
          </table:table-cell>
          <table:table-cell table:style-name="ce3" office:value-type="float" office:value="1" calcext:value-type="float">
            <text:p>1</text:p>
          </table:table-cell>
          <table:table-cell table:style-name="ce3" office:value-type="string" calcext:value-type="string">
            <text:p>Não sei dizer</text:p>
          </table:table-cell>
          <table:table-cell table:style-name="ce3" office:value-type="string" calcext:value-type="string">
            <text:p>Não sei informar </text:p>
          </table:table-cell>
          <table:table-cell table:number-columns-repeated="994"/>
        </table:table-row>
        <table:table-row table:style-name="ro3">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Ciencia da Computação </text:p>
          </table:table-cell>
          <table:table-cell table:style-name="ce3" office:value-type="string" calcext:value-type="string">
            <text:p>Analista Financeira</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Revisão de textos</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Aumento da exatidão nas respostas., Explicações mais detalhadas e justificativas., Trazer informações atualizadas e recentes., Identificação de informações incorretas ou falsas., Fornecimento de referências e citações (reai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Redução de erros humanos, Otimização de tempo, Análise avançada de dados</text:p>
          </table:table-cell>
          <table:table-cell table:style-name="ce3" office:value-type="string" calcext:value-type="string">
            <text:p>Nao </text:p>
          </table:table-cell>
          <table:table-cell table:style-name="ce3" office:value-type="string" calcext:value-type="string">
            <text:p>Nao</text:p>
          </table:table-cell>
          <table:table-cell table:style-name="ce3" office:value-type="float" office:value="4" calcext:value-type="float">
            <text:p>4</text:p>
          </table:table-cell>
          <table:table-cell table:style-name="ce3" office:value-type="string" calcext:value-type="string">
            <text:p>Em um futuro distante</text:p>
          </table:table-cell>
          <table:table-cell table:number-columns-repeated="995"/>
        </table:table-row>
        <table:table-row table:style-name="ro3">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Jornalismo </text:p>
          </table:table-cell>
          <table:table-cell table:style-name="ce3" office:value-type="string" calcext:value-type="string">
            <text:p>Marketing</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Geração de ideias, Criação de conteúdo, Curiosidades e fatos triviais, Tradução</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number-columns-repeated="3" table:style-name="ce3" office:value-type="float" office:value="4" calcext:value-type="float">
            <text:p>4</text:p>
          </table:table-cell>
          <table:table-cell table:style-name="ce3" office:value-type="string" calcext:value-type="string">
            <text:p>Melhoria na compreensão de textos, Aumento da exatidão nas respostas., Explicações mais detalhadas e justificativas., Trazer informações atualizadas e recentes., Integração de recursos multimídia/foto nas respostas., Geração de respostas mais criativas e inovadoras., Fornecimento de referências e citações (reais)., Incorporação de recursos de voz para comunicação oral., Reconhecimento e resposta a comandos de voz., Interação com outros aplicativos (word, excel)</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Melhoria da tomada de decisão, Otimização de tempo, Análise avançada de dados</text:p>
          </table:table-cell>
          <table:table-cell table:style-name="ce3" office:value-type="string" calcext:value-type="string">
            <text:p>Não</text:p>
          </table:table-cell>
          <table:table-cell table:style-name="ce3" office:value-type="string" calcext:value-type="string">
            <text:p>Tal ferramenta deveria proporcionar uma produção de conteúdo menos enviesada. </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3" office:value-type="string" calcext:value-type="string">
            <text:p>A função de revisão de textos, por ser uma atividade mais técnica e menos criativa, é uma área que certamente será substituída em um futuro próximo. <text:s/></text:p>
          </table:table-cell>
          <table:table-cell table:number-columns-repeated="994"/>
        </table:table-row>
        <table:table-row table:style-name="ro3">
          <table:table-cell table:style-name="ce3" office:value-type="string" calcext:value-type="string">
            <text:p>35-39</text:p>
          </table:table-cell>
          <table:table-cell table:style-name="ce3" office:value-type="string" calcext:value-type="string">
            <text:p>Feminino</text:p>
          </table:table-cell>
          <table:table-cell table:style-name="ce3" office:value-type="string" calcext:value-type="string">
            <text:p>Pós Graduação (MBA)</text:p>
          </table:table-cell>
          <table:table-cell table:style-name="ce3" office:value-type="string" calcext:value-type="string">
            <text:p>Bacharel em História</text:p>
          </table:table-cell>
          <table:table-cell table:style-name="ce3" office:value-type="string" calcext:value-type="string">
            <text:p>Desempregad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Esclarecimento de dúvidas gerais, Geração de ideias</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string" calcext:value-type="string">
            <text:p>Detecção e correção de erros gramaticais e ortográficos.</text:p>
          </table:table-cell>
          <table:table-cell table:style-name="ce3" office:value-type="string" calcext:value-type="string">
            <text:p>Não</text:p>
          </table:table-cell>
          <table:table-cell table:number-columns-repeated="3"/>
          <table:table-cell table:style-name="ce3" office:value-type="string" calcext:value-type="string">
            <text:p>Aumento da produtividade, Otimização de tempo</text:p>
          </table:table-cell>
          <table:table-cell table:style-name="ce3" office:value-type="string" calcext:value-type="string">
            <text:p>Não </text:p>
          </table:table-cell>
          <table:table-cell table:style-name="ce3" office:value-type="string" calcext:value-type="string">
            <text:p>Sem opiniao formada</text:p>
          </table:table-cell>
          <table:table-cell table:style-name="ce3" office:value-type="float" office:value="3" calcext:value-type="float">
            <text:p>3</text:p>
          </table:table-cell>
          <table:table-cell table:style-name="ce3" office:value-type="string" calcext:value-type="string">
            <text:p>Não sei dizer</text:p>
          </table:table-cell>
          <table:table-cell table:style-name="ce3" office:value-type="string" calcext:value-type="string">
            <text:p>Redator. Hoje essa função seria substituída dentro de uma organização em que ela não seja atividade fim.</text:p>
          </table:table-cell>
          <table:table-cell table:number-columns-repeated="994"/>
        </table:table-row>
        <table:table-row table:style-name="ro3">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Jornalismo</text:p>
          </table:table-cell>
          <table:table-cell table:style-name="ce3" office:value-type="string" calcext:value-type="string">
            <text:p>Designer</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Revisão de textos, Geração de ideias, Criação de conteúdo, Tradução, Orientação de viagens</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Trazer informações atualizadas e recentes., Incorporação de conhecimento especializado em áreas específicas., Habilidade de identificar sarcasmo e ironia., Geração de respostas mais criativas e inovadoras.</text:p>
          </table:table-cell>
          <table:table-cell table:style-name="ce3" office:value-type="string" calcext:value-type="string">
            <text:p>Sim</text:p>
          </table:table-cell>
          <table:table-cell table:style-name="ce3" office:value-type="string" calcext:value-type="string">
            <text:p>Google Assistant, Alexa (Amazon), Bixby (Samsung), Midjourney, DALL-E, Copilot</text:p>
          </table:table-cell>
          <table:table-cell table:style-name="ce3" office:value-type="string" calcext:value-type="string">
            <text:p>Iguais</text:p>
          </table:table-cell>
          <table:table-cell table:style-name="ce3" office:value-type="string" calcext:value-type="string">
            <text:p>Varia de cada uso.</text:p>
          </table:table-cell>
          <table:table-cell table:style-name="ce3" office:value-type="string" calcext:value-type="string">
            <text:p>Aumento da produtividade, Redução de erros humanos, Otimização de tempo</text:p>
          </table:table-cell>
          <table:table-cell table:style-name="ce3" office:value-type="string" calcext:value-type="string">
            <text:p>Dalle-e, Midjourney e Stabble</text:p>
          </table:table-cell>
          <table:table-cell table:style-name="ce3" office:value-type="string" calcext:value-type="string">
            <text:p>Mas existe.</text:p>
          </table:table-cell>
          <table:table-cell table:style-name="ce3" office:value-type="float" office:value="2" calcext:value-type="float">
            <text:p>2</text:p>
          </table:table-cell>
          <table:table-cell table:style-name="ce3" office:value-type="string" calcext:value-type="string">
            <text:p>Em um futuro distante</text:p>
          </table:table-cell>
          <table:table-cell table:style-name="ce3" office:value-type="string" calcext:value-type="string">
            <text:p>IA adicionada à robótica, poderá gerar profissionais que gerariam conteúdo (digitar, diagramar etc).</text:p>
          </table:table-cell>
          <table:table-cell table:style-name="ce3" office:value-type="string" calcext:value-type="string">
            <text:p>Alguns pontos são observáveis. Há diferenças entre versões pagas e gratuitas, no uso e no alcance de atualizações e recursos. Faltou falar sobre plugins das IA. </text:p>
          </table:table-cell>
          <table:table-cell table:number-columns-repeated="993"/>
        </table:table-row>
        <table:table-row table:style-name="ro3">
          <table:table-cell table:style-name="ce3" office:value-type="string" calcext:value-type="string">
            <text:p>40-4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Letras</text:p>
          </table:table-cell>
          <table:table-cell table:style-name="ce3" office:value-type="string" calcext:value-type="string">
            <text:p>Ensino educação básica e Mestrado.</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Ajuda com tarefas escolares, Revisão de textos, Geração de ideias, Tradução, Ajuda com resolução de problemas</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Aumento da capacidade de compreender e gerar conteúdo multilíngue., Integração de recursos multimídia/foto nas respostas., Fornecimento de referências e citações (reais)., Interação com outros aplicativos (word, excel), Integração de recursos de tradução em tempo real para conversas multilíngues.</text:p>
          </table:table-cell>
          <table:table-cell table:style-name="ce3" office:value-type="string" calcext:value-type="string">
            <text:p>Sim</text:p>
          </table:table-cell>
          <table:table-cell table:style-name="ce3" office:value-type="string" calcext:value-type="string">
            <text:p>Siri (Apple), Google Assistant, Alexa (Amazon), Google Translate, Shazam, Outro ChatBot (seja em website e/ou WhatsApp)</text:p>
          </table:table-cell>
          <table:table-cell table:style-name="ce3" office:value-type="string" calcext:value-type="string">
            <text:p>Iguais</text:p>
          </table:table-cell>
          <table:table-cell table:style-name="ce3" office:value-type="string" calcext:value-type="string">
            <text:p>Trabalho com imagens.</text:p>
          </table:table-cell>
          <table:table-cell table:style-name="ce3" office:value-type="string" calcext:value-type="string">
            <text:p>Aumento da produtividade, Otimização de tempo</text:p>
          </table:table-cell>
          <table:table-cell table:style-name="ce3" office:value-type="string" calcext:value-type="string">
            <text:p>Não </text:p>
          </table:table-cell>
          <table:table-cell table:style-name="ce3" office:value-type="string" calcext:value-type="string">
            <text:p>Auxílio em correção de trabalhos e atividades dos alunos.</text:p>
          </table:table-cell>
          <table:table-cell table:style-name="ce3" office:value-type="float" office:value="1" calcext:value-type="float">
            <text:p>1</text:p>
          </table:table-cell>
          <table:table-cell table:style-name="ce3" office:value-type="string" calcext:value-type="string">
            <text:p>Não sei dizer</text:p>
          </table:table-cell>
          <table:table-cell table:number-columns-repeated="995"/>
        </table:table-row>
        <table:table-row table:style-name="ro3">
          <table:table-cell table:style-name="ce3" office:value-type="string" calcext:value-type="string">
            <text:p>50-59</text:p>
          </table:table-cell>
          <table:table-cell table:style-name="ce3" office:value-type="string" calcext:value-type="string">
            <text:p>Masculino</text:p>
          </table:table-cell>
          <table:table-cell table:style-name="ce3" office:value-type="string" calcext:value-type="string">
            <text:p>Mestrado</text:p>
          </table:table-cell>
          <table:table-cell table:style-name="ce3" office:value-type="string" calcext:value-type="string">
            <text:p>Comunicação Social - Jornalismo</text:p>
          </table:table-cell>
          <table:table-cell table:style-name="ce3" office:value-type="string" calcext:value-type="string">
            <text:p>Consultoria de Marketing, produção de conteúdo digital </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Geração de ideias, Criação de conteúdo</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Melhoria na compreensão de textos, Aumento da exatidão nas respostas., Identificação de informações incorretas ou falsas., Geração de respostas mais criativas e inovadoras., Fornecimento de referências e citações (reais).</text:p>
          </table:table-cell>
          <table:table-cell table:style-name="ce3" office:value-type="string" calcext:value-type="string">
            <text:p>Sim</text:p>
          </table:table-cell>
          <table:table-cell table:style-name="ce3" office:value-type="string" calcext:value-type="string">
            <text:p>Siri (Apple), Google Assistant, Alexa (Amazon), Google Translate, Copilot</text:p>
          </table:table-cell>
          <table:table-cell table:style-name="ce3" office:value-type="string" calcext:value-type="string">
            <text:p>Muito melhores (que o Chat GPT)</text:p>
          </table:table-cell>
          <table:table-cell table:style-name="ce3" office:value-type="string" calcext:value-type="string">
            <text:p>O visual do Chat GPT é pouco atraente e pouco prático.</text:p>
          </table:table-cell>
          <table:table-cell table:style-name="ce3" office:value-type="string" calcext:value-type="string">
            <text:p>Aumento da produtividade, Otimização de tempo, Geração de ideias. </text:p>
          </table:table-cell>
          <table:table-cell table:style-name="ce3" office:value-type="string" calcext:value-type="string">
            <text:p>Copilot, Gemini, DALL-E 2, fora as ferramentas básicas do Google, Apple, etc. </text:p>
          </table:table-cell>
          <table:table-cell table:style-name="ce3" office:value-type="string" calcext:value-type="string">
            <text:p>Já citei</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3" office:value-type="string" calcext:value-type="string">
            <text:p>Produtores de conteúdo de texto/vídeo/áudio.</text:p>
          </table:table-cell>
          <table:table-cell table:style-name="ce3" office:value-type="string" calcext:value-type="string">
            <text:p>A IA não é opcional, seu uso vai ser cada vez maior e cabe a cada um entender como usá-la para melhorar sua atuação profissional e sua vida em geral. <text:s/></text:p>
          </table:table-cell>
          <table:table-cell table:number-columns-repeated="993"/>
        </table:table-row>
        <table:table-row table:style-name="ro3">
          <table:table-cell table:style-name="ce3" office:value-type="string" calcext:value-type="string">
            <text:p>25 -34</text:p>
          </table:table-cell>
          <table:table-cell table:style-name="ce3" office:value-type="string" calcext:value-type="string">
            <text:p>Feminino</text:p>
          </table:table-cell>
          <table:table-cell table:style-name="ce3" office:value-type="string" calcext:value-type="string">
            <text:p>Mestrado</text:p>
          </table:table-cell>
          <table:table-cell table:style-name="ce3" office:value-type="string" calcext:value-type="string">
            <text:p>Análise e desenvolvimento de sistemas </text:p>
          </table:table-cell>
          <table:table-cell table:style-name="ce3" office:value-type="string" calcext:value-type="string">
            <text:p>Estudante</text:p>
          </table:table-cell>
          <table:table-cell table:number-columns-repeated="2" table:style-name="ce3" office:value-type="string" calcext:value-type="string">
            <text:p>Sim</text:p>
          </table:table-cell>
          <table:table-cell table:style-name="ce3" office:value-type="string" calcext:value-type="string">
            <text:p>Assistência profissional</text:p>
          </table:table-cell>
          <table:table-cell table:style-name="ce3" office:value-type="string" calcext:value-type="string">
            <text:p>Tradução</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Melhoria na compreensão de textos, Aumento da exatidão nas respostas.</text:p>
          </table:table-cell>
          <table:table-cell table:style-name="ce3" office:value-type="string" calcext:value-type="string">
            <text:p>Não</text:p>
          </table:table-cell>
          <table:table-cell table:number-columns-repeated="3"/>
          <table:table-cell table:style-name="ce3" office:value-type="string" calcext:value-type="string">
            <text:p>Otimização de tempo</text:p>
          </table:table-cell>
          <table:table-cell table:style-name="ce3" office:value-type="string" calcext:value-type="string">
            <text:p>Nao</text:p>
          </table:table-cell>
          <table:table-cell table:style-name="ce3" office:value-type="string" calcext:value-type="string">
            <text:p>Produção de imagem</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number-columns-repeated="995"/>
        </table:table-row>
        <table:table-row table:style-name="ro3">
          <table:table-cell table:style-name="ce3" office:value-type="string" calcext:value-type="string">
            <text:p>25 -34</text:p>
          </table:table-cell>
          <table:table-cell table:style-name="ce3" office:value-type="string" calcext:value-type="string">
            <text:p>Masculino</text:p>
          </table:table-cell>
          <table:table-cell table:style-name="ce3" office:value-type="string" calcext:value-type="string">
            <text:p>Pós Graduação (MBA)</text:p>
          </table:table-cell>
          <table:table-cell table:style-name="ce3" office:value-type="string" calcext:value-type="string">
            <text:p>Engenharia mecânica</text:p>
          </table:table-cell>
          <table:table-cell table:style-name="ce3" office:value-type="string" calcext:value-type="string">
            <text:p>Logística</text:p>
          </table:table-cell>
          <table:table-cell table:number-columns-repeated="2" table:style-name="ce3" office:value-type="string" calcext:value-type="string">
            <text:p>Sim</text:p>
          </table:table-cell>
          <table:table-cell table:style-name="ce3" office:value-type="string" calcext:value-type="string">
            <text:p>Diversão/Curiosidade, Assistência profissional</text:p>
          </table:table-cell>
          <table:table-cell table:style-name="ce3" office:value-type="string" calcext:value-type="string">
            <text:p>Esclarecimento de dúvidas gerais, Suporte técnico, Revisão de textos, Curiosidades e fatos triviais, Tradução, Ajuda com resolução de problemas</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string" calcext:value-type="string">
            <text:p>Melhoria na compreensão de textos, Identificação de informações incorretas ou falsas., Capacidade de entender palavras correlatas profissionalmente (exemplo: planilha x tabela), Incorporação de conhecimento especializado em áreas específicas., Integração de recursos multimídia/foto nas respostas., Fornecimento de referências e citações (reais).,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Google Assistant, Alexa (Amazon), Google Translate, Shazam, Outro ChatBot (seja em website e/ou WhatsApp)</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Automatização de tarefas, Análise avançada de dados</text:p>
          </table:table-cell>
          <table:table-cell table:style-name="ce3" office:value-type="string" calcext:value-type="string">
            <text:p>Não</text:p>
          </table:table-cell>
          <table:table-cell table:style-name="ce3" office:value-type="string" calcext:value-type="string">
            <text:p>Ligação com erp para automação de processos logísticos e dados para cliente</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style-name="ce3" office:value-type="string" calcext:value-type="string">
            <text:p>Analistas de logística, assistentes de tarefas</text:p>
          </table:table-cell>
          <table:table-cell table:number-columns-repeated="994"/>
        </table:table-row>
        <table:table-row table:style-name="ro3">
          <table:table-cell table:style-name="ce3" office:value-type="string" calcext:value-type="string">
            <text:p>18 -2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Têxtil e Moda USP</text:p>
          </table:table-cell>
          <table:table-cell table:style-name="ce3" office:value-type="string" calcext:value-type="string">
            <text:p>Estilista e Designer gráfica </text:p>
          </table:table-cell>
          <table:table-cell table:style-name="ce3" office:value-type="string" calcext:value-type="string">
            <text:p>Sim</text:p>
          </table:table-cell>
          <table:table-cell table:style-name="ce3" office:value-type="string" calcext:value-type="string">
            <text:p>Não</text:p>
          </table:table-cell>
          <table:table-cell table:number-columns-repeated="10"/>
          <table:table-cell table:style-name="ce3" office:value-type="string" calcext:value-type="string">
            <text:p>Siri (Apple), Google Translate, Shazam</text:p>
          </table:table-cell>
          <table:table-cell table:style-name="ce3" office:value-type="string" calcext:value-type="string">
            <text:p>Melhores</text:p>
          </table:table-cell>
          <table:table-cell/>
          <table:table-cell table:style-name="ce3" office:value-type="string" calcext:value-type="string">
            <text:p>Redução de erros humanos, Otimização de tempo, Automatização de tarefas, Análise avançada de dados</text:p>
          </table:table-cell>
          <table:table-cell table:style-name="ce3" office:value-type="string" calcext:value-type="string">
            <text:p>Algumas ferramentas dentro do Photoshop e Illustrator </text:p>
          </table:table-cell>
          <table:table-cell table:style-name="ce3" office:value-type="string" calcext:value-type="string">
            <text:p>.</text:p>
          </table:table-cell>
          <table:table-cell table:style-name="ce3" office:value-type="float" office:value="3" calcext:value-type="float">
            <text:p>3</text:p>
          </table:table-cell>
          <table:table-cell table:style-name="ce3" office:value-type="string" calcext:value-type="string">
            <text:p>Em um futuro distante</text:p>
          </table:table-cell>
          <table:table-cell table:style-name="ce6" office:value-type="string" calcext:value-type="string">
            <text:p>Design gráfico, edição de imagem</text:p>
          </table:table-cell>
          <table:table-cell table:style-name="ce6"/>
          <table:table-cell table:number-columns-repeated="993"/>
        </table:table-row>
        <table:table-row table:style-name="ro3">
          <table:table-cell table:style-name="ce3" office:value-type="string" calcext:value-type="string">
            <text:p>18 -24</text:p>
          </table:table-cell>
          <table:table-cell table:style-name="ce3" office:value-type="string" calcext:value-type="string">
            <text:p>Masculino</text:p>
          </table:table-cell>
          <table:table-cell table:style-name="ce3" office:value-type="string" calcext:value-type="string">
            <text:p>Superior Completo</text:p>
          </table:table-cell>
          <table:table-cell table:style-name="ce3" office:value-type="string" calcext:value-type="string">
            <text:p>Nao </text:p>
          </table:table-cell>
          <table:table-cell table:style-name="ce3" office:value-type="string" calcext:value-type="string">
            <text:p>Free-lancer </text:p>
          </table:table-cell>
          <table:table-cell table:number-columns-repeated="2" table:style-name="ce3" office:value-type="string" calcext:value-type="string">
            <text:p>Sim</text:p>
          </table:table-cell>
          <table:table-cell table:style-name="ce3" office:value-type="string" calcext:value-type="string">
            <text:p>Assistência pessoal, Assistência profissional</text:p>
          </table:table-cell>
          <table:table-cell table:style-name="ce3" office:value-type="string" calcext:value-type="string">
            <text:p>Esclarecimento de dúvidas gerais, Revisão de textos, Geração de ideias, Criação de conteúdo</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Melhoria na compreensão de textos, Aumento da exatidão nas respostas., Explicações mais detalhadas e justificativas., Trazer informações atualizadas e recentes., Identificação de informações incorretas ou falsas., Incorporação de conhecimento especializado em áreas específicas., Habilidade de identificar sarcasmo e ironia., Detecção e correção de erros gramaticais e ortográficos., Geração de respostas mais criativas e inovadoras., Reconhecimento e resposta a comandos de voz., Integração de recursos de tradução em tempo real para conversas multilíngues.</text:p>
          </table:table-cell>
          <table:table-cell table:style-name="ce3" office:value-type="string" calcext:value-type="string">
            <text:p>Não</text:p>
          </table:table-cell>
          <table:table-cell table:number-columns-repeated="3"/>
          <table:table-cell table:style-name="ce3" office:value-type="string" calcext:value-type="string">
            <text:p>Redução de erros humanos</text:p>
          </table:table-cell>
          <table:table-cell table:style-name="ce3" office:value-type="string" calcext:value-type="string">
            <text:p>Não </text:p>
          </table:table-cell>
          <table:table-cell table:style-name="ce3" office:value-type="string" calcext:value-type="string">
            <text:p>Nao entendi</text:p>
          </table:table-cell>
          <table:table-cell table:style-name="ce3" office:value-type="float" office:value="1" calcext:value-type="float">
            <text:p>1</text:p>
          </table:table-cell>
          <table:table-cell table:style-name="ce3" office:value-type="string" calcext:value-type="string">
            <text:p>Em um futuro distante</text:p>
          </table:table-cell>
          <table:table-cell table:number-columns-repeated="995"/>
        </table:table-row>
        <table:table-row table:style-name="ro3">
          <table:table-cell table:style-name="ce3" office:value-type="string" calcext:value-type="string">
            <text:p>18 -24</text:p>
          </table:table-cell>
          <table:table-cell table:style-name="ce3" office:value-type="string" calcext:value-type="string">
            <text:p>Feminino</text:p>
          </table:table-cell>
          <table:table-cell table:style-name="ce3" office:value-type="string" calcext:value-type="string">
            <text:p>Superior Completo</text:p>
          </table:table-cell>
          <table:table-cell table:style-name="ce3" office:value-type="string" calcext:value-type="string">
            <text:p>Ciência da Computação</text:p>
          </table:table-cell>
          <table:table-cell table:style-name="ce3" office:value-type="string" calcext:value-type="string">
            <text:p>Design Technology</text:p>
          </table:table-cell>
          <table:table-cell table:number-columns-repeated="2" table:style-name="ce3" office:value-type="string" calcext:value-type="string">
            <text:p>Sim</text:p>
          </table:table-cell>
          <table:table-cell table:style-name="ce3" office:value-type="string" calcext:value-type="string">
            <text:p>Diversão/Curiosidade, Assistência pessoal, Assistência profissional</text:p>
          </table:table-cell>
          <table:table-cell table:style-name="ce3" office:value-type="string" calcext:value-type="string">
            <text:p>Esclarecimento de dúvidas gerais, Revisão de textos, Geração de ideias, Criação de conteúdo, Curiosidades e fatos triviais, Ajuda com resolução de problemas</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Melhoria na compreensão de textos, Aumento da exatidão nas respostas., Capacidade de entender palavras correlatas profissionalmente (exemplo: planilha x tabela), Integração de recursos multimídia/foto nas respostas., Fornecimento de referências e citações (reais)., Interação com outros aplicativos (word, excel), Interação em caso de dúvida em relação à pergunta.</text:p>
          </table:table-cell>
          <table:table-cell table:style-name="ce3" office:value-type="string" calcext:value-type="string">
            <text:p>Sim</text:p>
          </table:table-cell>
          <table:table-cell table:style-name="ce3" office:value-type="string" calcext:value-type="string">
            <text:p>Alexa (Amazon), Bixby (Samsung), Midjourney, DALL-E, Google Translate, Shazam, Outro ChatBot (seja em website e/ou WhatsApp)</text:p>
          </table:table-cell>
          <table:table-cell table:style-name="ce3" office:value-type="string" calcext:value-type="string">
            <text:p>Piores</text:p>
          </table:table-cell>
          <table:table-cell/>
          <table:table-cell table:style-name="ce3" office:value-type="string" calcext:value-type="string">
            <text:p>Aumento da produtividade, Redução de erros humanos, Automatização de tarefas</text:p>
          </table:table-cell>
          <table:table-cell table:style-name="ce3" office:value-type="string" calcext:value-type="string">
            <text:p>copilot</text:p>
          </table:table-cell>
          <table:table-cell table:style-name="ce3" office:value-type="string" calcext:value-type="string">
            <text:p>n/a</text:p>
          </table:table-cell>
          <table:table-cell table:style-name="ce3" office:value-type="float" office:value="3" calcext:value-type="float">
            <text:p>3</text:p>
          </table:table-cell>
          <table:table-cell table:style-name="ce3" office:value-type="string" calcext:value-type="string">
            <text:p>Em um futuro próximo</text:p>
          </table:table-cell>
          <table:table-cell table:number-columns-repeated="995"/>
        </table:table-row>
        <table:table-row table:style-name="ro2" table:number-rows-repeated="100">
          <table:table-cell table:number-columns-repeated="18"/>
          <table:table-cell table:style-name="ce3"/>
          <table:table-cell table:number-columns-repeated="6"/>
          <table:table-cell table:style-name="ce6" table:number-columns-repeated="2"/>
          <table:table-cell table:number-columns-repeated="993"/>
        </table:table-row>
        <table:table-row table:style-name="ro4" table:number-rows-repeated="1048220">
          <table:table-cell table:number-columns-repeated="1020"/>
        </table:table-row>
        <table:table-row table:style-name="ro4">
          <table:table-cell table:number-columns-repeated="1020"/>
        </table:table-row>
        <table:named-expressions>
          <table:named-range table:name="_xlnm._FilterDatabase" table:base-cell-address="$'Respostas ao formulário 1'.$A$1" table:cell-range-address="$'Respostas ao formulário 1'.$A$1:.$AA$255"/>
        </table:named-expressions>
      </table:table>
      <table:named-expressions/>
      <table:database-ranges>
        <table:database-range table:name="__Anonymous_Sheet_DB__0" table:target-range-address="'Respostas ao formulário 1'.A1:'Respostas ao formulário 1'.AA25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date-style style:name="N118">
      <number:month/>
      <number:text>/</number:text>
      <number:day/>
      <number:text>/</number:text>
      <number:year number:style="long"/>
      <number:text> </number:text>
      <number:hours/>
      <number:text>:</number:text>
      <number:minutes number:style="long"/>
      <number:text>:</number:text>
      <number:seconds number:style="long"/>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1">00/00/0000</text:date>, <text:time style:data-style-name="N2" text:time-value="16:53:20.1380367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postas_20_ao_20_formulário_20_1" style:display-name="PageStyle_Respostas ao formulário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AARCH64 LibreOffice_project/56f7684011345957bbf33a7ee678afaf4d2ba333</meta:generator>
    <dc:date>2024-09-21T16:55:12.364493533</dc:date>
    <meta:editing-duration>PT1M52S</meta:editing-duration>
    <meta:editing-cycles>2</meta:editing-cycles>
    <meta:document-statistic meta:table-count="1" meta:cell-count="5610" meta:object-count="0"/>
  </office:meta>
</office:document-meta>
</file>